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270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in" svg:height="5in" svg:x="9.4555in" svg:y="5.539in">
            <draw:object draw:notify-on-update-of-ranges="Sheet1.G2:Sheet1.H2 Sheet1.J2:Sheet1.J6 Sheet1.K2:Sheet1.K6 Sheet1.G7:Sheet1.H7 Sheet1.J7:Sheet1.J11 Sheet1.K2:Sheet1.K6 Sheet1.G12:Sheet1.H12 Sheet1.J12:Sheet1.J16 Sheet1.K2:Sheet1.K6 Sheet1.G17:Sheet1.H17 Sheet1.J17:Sheet1.J21 Sheet1.K2:Sheet1.K6 Sheet1.G22:Sheet1.H22 Sheet1.J22:Sheet1.J26 Sheet1.K2:Sheet1.K6 Sheet1.G27:Sheet1.H27 Sheet1.J27:Sheet1.J31 Sheet1.K2:Sheet1.K6 Sheet1.G32:Sheet1.H32 Sheet1.J32:Sheet1.J36 Sheet1.K2:Sheet1.K6 Sheet1.G37:Sheet1.H37 Sheet1.J37:Sheet1.J41 Sheet1.K2:Sheet1.K6 Sheet1.G42:Sheet1.H42 Sheet1.J42:Sheet1.J46 Sheet1.K2:Sheet1.K6 Sheet1.G47:Sheet1.H47 Sheet1.J47:Sheet1.J51 Sheet1.K2:Sheet1.K6 Sheet1.G52:Sheet1.H52 Sheet1.J52:Sheet1.J56 Sheet1.K2:Sheet1.K6 Sheet1.G57:Sheet1.H57 Sheet1.J57:Sheet1.J61 Sheet1.K2:Sheet1.K6 Sheet1.G62:Sheet1.H62 Sheet1.J62:Sheet1.J66 Sheet1.K2:Sheet1.K6 Sheet1.G67:Sheet1.H67 Sheet1.J67:Sheet1.J71 Sheet1.K2:Sheet1.K6 Sheet1.G72:Sheet1.H72 Sheet1.J72:Sheet1.J76 Sheet1.K2:Sheet1.K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in" svg:height="5in" svg:x="7in" svg:y="0in">
            <draw:object draw:notify-on-update-of-ranges="Sheet1.K2:Sheet1.K6 Sheet1.G2:Sheet1.H2 Sheet1.J77:Sheet1.J81 Sheet1.K2:Sheet1.K6 Sheet1.G7:Sheet1.H7 Sheet1.J82:Sheet1.J86 Sheet1.K2:Sheet1.K6 Sheet1.G12:Sheet1.H12 Sheet1.J87:Sheet1.J91 Sheet1.K2:Sheet1.K6 Sheet1.G17:Sheet1.H17 Sheet1.J92:Sheet1.J96 Sheet1.K2:Sheet1.K6 Sheet1.G22:Sheet1.H22 Sheet1.J97:Sheet1.J101 Sheet1.K2:Sheet1.K6 Sheet1.G27:Sheet1.H27 Sheet1.J102:Sheet1.J106 Sheet1.K2:Sheet1.K6 Sheet1.G32:Sheet1.H32 Sheet1.J107:Sheet1.J111 Sheet1.K2:Sheet1.K6 Sheet1.G37:Sheet1.H37 Sheet1.J112:Sheet1.J116 Sheet1.K2:Sheet1.K6 Sheet1.G42:Sheet1.H42 Sheet1.J117:Sheet1.J121 Sheet1.K2:Sheet1.K6 Sheet1.G47:Sheet1.H47 Sheet1.J122:Sheet1.J126 Sheet1.K2:Sheet1.K6 Sheet1.G52:Sheet1.H52 Sheet1.J127:Sheet1.J131 Sheet1.K2:Sheet1.K6 Sheet1.G57:Sheet1.H57 Sheet1.J132:Sheet1.J136 Sheet1.K2:Sheet1.K6 Sheet1.G62:Sheet1.H62 Sheet1.J137:Sheet1.J141 Sheet1.K2:Sheet1.K6 Sheet1.G67:Sheet1.H67 Sheet1.J142:Sheet1.J146 Sheet1.K2:Sheet1.K6 Sheet1.G72:Sheet1.H72 Sheet1.J147:Sheet1.J15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in" svg:height="5in" svg:x="0in" svg:y="0in">
            <draw:object draw:notify-on-update-of-ranges="Sheet1.K2:Sheet1.K6 Sheet1.G2:Sheet1.H2 Sheet1.J152:Sheet1.J156 Sheet1.K2:Sheet1.K6 Sheet1.G7:Sheet1.H7 Sheet1.J157:Sheet1.J161 Sheet1.K2:Sheet1.K6 Sheet1.G12:Sheet1.H12 Sheet1.J162:Sheet1.J166 Sheet1.K2:Sheet1.K6 Sheet1.G17:Sheet1.H17 Sheet1.J167:Sheet1.J171 Sheet1.K2:Sheet1.K6 Sheet1.G22:Sheet1.H22 Sheet1.J172:Sheet1.J176 Sheet1.K2:Sheet1.K6 Sheet1.G27:Sheet1.H27 Sheet1.J177:Sheet1.J181 Sheet1.K2:Sheet1.K6 Sheet1.G32:Sheet1.H32 Sheet1.J182:Sheet1.J186 Sheet1.K2:Sheet1.K6 Sheet1.G37:Sheet1.H37 Sheet1.J187:Sheet1.J191 Sheet1.K2:Sheet1.K6 Sheet1.G42:Sheet1.H42 Sheet1.J192:Sheet1.J196 Sheet1.K2:Sheet1.K6 Sheet1.G47:Sheet1.H47 Sheet1.J197:Sheet1.J201 Sheet1.K2:Sheet1.K6 Sheet1.G52:Sheet1.H52 Sheet1.J202:Sheet1.J206 Sheet1.K2:Sheet1.K6 Sheet1.G57:Sheet1.H57 Sheet1.J207:Sheet1.J211 Sheet1.K2:Sheet1.K6 Sheet1.G62:Sheet1.H62 Sheet1.J212:Sheet1.J216 Sheet1.K2:Sheet1.K6 Sheet1.G67:Sheet1.H67 Sheet1.J217:Sheet1.J221 Sheet1.K2:Sheet1.K6 Sheet1.G72:Sheet1.H72 Sheet1.J222:Sheet1.J2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in" svg:height="5in" svg:x="0in" svg:y="5in">
            <draw:object draw:notify-on-update-of-ranges="Sheet1.K2:Sheet1.K6 Sheet1.G2:Sheet1.H2 Sheet1.J227:Sheet1.J231 Sheet1.K2:Sheet1.K6 Sheet1.G7:Sheet1.H7 Sheet1.J232:Sheet1.J236 Sheet1.K2:Sheet1.K6 Sheet1.G12:Sheet1.H12 Sheet1.J237:Sheet1.J241 Sheet1.K2:Sheet1.K6 Sheet1.G17:Sheet1.H17 Sheet1.J242:Sheet1.J246 Sheet1.K2:Sheet1.K6 Sheet1.G22:Sheet1.H22 Sheet1.J247:Sheet1.J251 Sheet1.K2:Sheet1.K6 Sheet1.G27:Sheet1.H27 Sheet1.J252:Sheet1.J256 Sheet1.K2:Sheet1.K6 Sheet1.G32:Sheet1.H32 Sheet1.J257:Sheet1.J261 Sheet1.K2:Sheet1.K6 Sheet1.G37:Sheet1.H37 Sheet1.J262:Sheet1.J266 Sheet1.K2:Sheet1.K6 Sheet1.G42:Sheet1.H42 Sheet1.J267:Sheet1.J271 Sheet1.K2:Sheet1.K6 Sheet1.G47:Sheet1.H47 Sheet1.J272:Sheet1.J276 Sheet1.K2:Sheet1.K6 Sheet1.G52:Sheet1.H52 Sheet1.J277:Sheet1.J281 Sheet1.K2:Sheet1.K6 Sheet1.G57:Sheet1.H57 Sheet1.J282:Sheet1.J286 Sheet1.K2:Sheet1.K6 Sheet1.G62:Sheet1.H62 Sheet1.J287:Sheet1.J291 Sheet1.K2:Sheet1.K6 Sheet1.G67:Sheet1.H67 Sheet1.J292:Sheet1.J296 Sheet1.K2:Sheet1.K6 Sheet1.G72:Sheet1.H72 Sheet1.J297:Sheet1.J3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PSCL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OUT_TIM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OCK_MOD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N + 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0.978668" calcext:value-type="float">
            <text:p>340.97866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302] / [.E2]" office:value-type="float" office:value="0.854040687378132" calcext:value-type="float">
            <text:p>0.8540406874</text:p>
          </table:table-cell>
          <table:table-cell table:formula="of:= [.I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17.381332" calcext:value-type="float">
            <text:p>217.3813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303] / [.E3]" office:value-type="float" office:value="1.34678997182702" calcext:value-type="float">
            <text:p>1.3467899718</text:p>
          </table:table-cell>
          <table:table-cell table:formula="of:= [.I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59.063995" calcext:value-type="float">
            <text:p>159.06399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304] / [.E4]" office:value-type="float" office:value="1.82761666460094" calcext:value-type="float">
            <text:p>1.8276166646</text:p>
          </table:table-cell>
          <table:table-cell table:formula="of:= [.I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26.735992" calcext:value-type="float">
            <text:p>126.73599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305] / [.E5]" office:value-type="float" office:value="2.34920375263248" calcext:value-type="float">
            <text:p>2.3492037526</text:p>
          </table:table-cell>
          <table:table-cell table:formula="of:= [.I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05.296341" calcext:value-type="float">
            <text:p>205.29634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306] / [.E6]" office:value-type="float" office:value="1.43186673258828" calcext:value-type="float">
            <text:p>1.4318667326</text:p>
          </table:table-cell>
          <table:table-cell table:formula="of:= [.I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85.749023" calcext:value-type="float">
            <text:p>385.74902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307] / [.E7]" office:value-type="float" office:value="0.759154189743729" calcext:value-type="float">
            <text:p>0.7591541897</text:p>
          </table:table-cell>
          <table:table-cell table:formula="of:= [.I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36.805664" calcext:value-type="float">
            <text:p>236.8056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308] / [.E8]" office:value-type="float" office:value="1.22406287123267" calcext:value-type="float">
            <text:p>1.2240628712</text:p>
          </table:table-cell>
          <table:table-cell table:formula="of:= [.I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87.36499" calcext:value-type="float">
            <text:p>187.3649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309] / [.E9]" office:value-type="float" office:value="1.56643977084513" calcext:value-type="float">
            <text:p>1.5664397708</text:p>
          </table:table-cell>
          <table:table-cell table:formula="of:= [.I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50.514328" calcext:value-type="float">
            <text:p>150.5143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310] / [.E10]" office:value-type="float" office:value="1.96057301601214" calcext:value-type="float">
            <text:p>1.960573016</text:p>
          </table:table-cell>
          <table:table-cell table:formula="of:= [.I1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66.082336" calcext:value-type="float">
            <text:p>266.0823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311] / [.E11]" office:value-type="float" office:value="1.12047891822477" calcext:value-type="float">
            <text:p>1.1204789182</text:p>
          </table:table-cell>
          <table:table-cell table:formula="of:= [.I1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1.028015" calcext:value-type="float">
            <text:p>341.0280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312] / [.E12]" office:value-type="float" office:value="0.864431384031602" calcext:value-type="float">
            <text:p>0.864431384</text:p>
          </table:table-cell>
          <table:table-cell table:formula="of:= [.I1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04.028015" calcext:value-type="float">
            <text:p>204.0280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313] / [.E13]" office:value-type="float" office:value="1.41974455811865" calcext:value-type="float">
            <text:p>1.4197445581</text:p>
          </table:table-cell>
          <table:table-cell table:formula="of:= [.I1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56.029343" calcext:value-type="float">
            <text:p>156.0293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314] / [.E14]" office:value-type="float" office:value="1.84867359852948" calcext:value-type="float">
            <text:p>1.8486735985</text:p>
          </table:table-cell>
          <table:table-cell table:formula="of:= [.I1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33.936676" calcext:value-type="float">
            <text:p>133.93667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315] / [.E15]" office:value-type="float" office:value="2.18694406004222" calcext:value-type="float">
            <text:p>2.18694406</text:p>
          </table:table-cell>
          <table:table-cell table:formula="of:= [.I1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17.696991" calcext:value-type="float">
            <text:p>217.6969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316] / [.E16]" office:value-type="float" office:value="1.37330481063011" calcext:value-type="float">
            <text:p>1.3733048106</text:p>
          </table:table-cell>
          <table:table-cell table:formula="of:= [.I1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6.312012" calcext:value-type="float">
            <text:p>346.3120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317] / [.E17]" office:value-type="float" office:value="0.831803835900442" calcext:value-type="float">
            <text:p>0.8318038359</text:p>
          </table:table-cell>
          <table:table-cell table:formula="of:= [.I1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16.536346" calcext:value-type="float">
            <text:p>216.53634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318] / [.E18]" office:value-type="float" office:value="1.33671629427052" calcext:value-type="float">
            <text:p>1.3367162943</text:p>
          </table:table-cell>
          <table:table-cell table:formula="of:= [.I1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60.432327" calcext:value-type="float">
            <text:p>160.4323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319] / [.E19]" office:value-type="float" office:value="1.80289731133801" calcext:value-type="float">
            <text:p>1.8028973113</text:p>
          </table:table-cell>
          <table:table-cell table:formula="of:= [.I1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25.427338" calcext:value-type="float">
            <text:p>125.4273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320] / [.E20]" office:value-type="float" office:value="2.29825501040292" calcext:value-type="float">
            <text:p>2.2982550104</text:p>
          </table:table-cell>
          <table:table-cell table:formula="of:= [.I2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51.352997" calcext:value-type="float">
            <text:p>151.3529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321] / [.E21]" office:value-type="float" office:value="1.89556863548596" calcext:value-type="float">
            <text:p>1.8955686355</text:p>
          </table:table-cell>
          <table:table-cell table:formula="of:= [.I2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86.052338" calcext:value-type="float">
            <text:p>386.0523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322] / [.E22]" office:value-type="float" office:value="0.749743776969433" calcext:value-type="float">
            <text:p>0.749743777</text:p>
          </table:table-cell>
          <table:table-cell table:formula="of:= [.I2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98.382324" calcext:value-type="float">
            <text:p>298.3823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323] / [.E23]" office:value-type="float" office:value="0.968019794630998" calcext:value-type="float">
            <text:p>0.9680197946</text:p>
          </table:table-cell>
          <table:table-cell table:formula="of:= [.I2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61.046326" calcext:value-type="float">
            <text:p>261.0463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324] / [.E24]" office:value-type="float" office:value="1.11109022465231" calcext:value-type="float">
            <text:p>1.1110902247</text:p>
          </table:table-cell>
          <table:table-cell table:formula="of:= [.I2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204.646332" calcext:value-type="float">
            <text:p>204.6463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325] / [.E25]" office:value-type="float" office:value="1.41226400285542" calcext:value-type="float">
            <text:p>1.4122640029</text:p>
          </table:table-cell>
          <table:table-cell table:formula="of:= [.I2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64.81134" calcext:value-type="float">
            <text:p>264.8113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326] / [.E26]" office:value-type="float" office:value="1.09779404839687" calcext:value-type="float">
            <text:p>1.0977940484</text:p>
          </table:table-cell>
          <table:table-cell table:formula="of:= [.I2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4.802002" calcext:value-type="float">
            <text:p>344.80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327] / [.E27]" office:value-type="float" office:value="0.838779970308873" calcext:value-type="float">
            <text:p>0.8387799703</text:p>
          </table:table-cell>
          <table:table-cell table:formula="of:= [.I2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01.963333" calcext:value-type="float">
            <text:p>201.9633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328] / [.E28]" office:value-type="float" office:value="1.43302914296824" calcext:value-type="float">
            <text:p>1.433029143</text:p>
          </table:table-cell>
          <table:table-cell table:formula="of:= [.I2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58.347336" calcext:value-type="float">
            <text:p>158.3473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329] / [.E29]" office:value-type="float" office:value="1.81581623198258" calcext:value-type="float">
            <text:p>1.815816232</text:p>
          </table:table-cell>
          <table:table-cell table:formula="of:= [.I2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18.480667" calcext:value-type="float">
            <text:p>118.4806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330] / [.E30]" office:value-type="float" office:value="2.44718406252726" calcext:value-type="float">
            <text:p>2.4471840625</text:p>
          </table:table-cell>
          <table:table-cell table:formula="of:= [.I3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90.299011" calcext:value-type="float">
            <text:p>190.2990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331] / [.E31]" office:value-type="float" office:value="1.52054743468951" calcext:value-type="float">
            <text:p>1.5205474347</text:p>
          </table:table-cell>
          <table:table-cell table:formula="of:= [.I3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71.360687" calcext:value-type="float">
            <text:p>371.36068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332] / [.E32]" office:value-type="float" office:value="0.782888494063993" calcext:value-type="float">
            <text:p>0.7828884941</text:p>
          </table:table-cell>
          <table:table-cell table:formula="of:= [.I3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14.259338" calcext:value-type="float">
            <text:p>214.2593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333] / [.E33]" office:value-type="float" office:value="1.35068717051669" calcext:value-type="float">
            <text:p>1.3506871705</text:p>
          </table:table-cell>
          <table:table-cell table:formula="of:= [.I3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58.774673" calcext:value-type="float">
            <text:p>158.77467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334] / [.E34]" office:value-type="float" office:value="1.82264171943846" calcext:value-type="float">
            <text:p>1.8226417194</text:p>
          </table:table-cell>
          <table:table-cell table:formula="of:= [.I3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19.167664" calcext:value-type="float">
            <text:p>119.1676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335] / [.E35]" office:value-type="float" office:value="2.41839376829607" calcext:value-type="float">
            <text:p>2.4183937683</text:p>
          </table:table-cell>
          <table:table-cell table:formula="of:= [.I3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13.582336" calcext:value-type="float">
            <text:p>213.5823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336] / [.E36]" office:value-type="float" office:value="1.35869550092382" calcext:value-type="float">
            <text:p>1.3586955009</text:p>
          </table:table-cell>
          <table:table-cell table:formula="of:= [.I3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79.557007" calcext:value-type="float">
            <text:p>379.55700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337] / [.E37]" office:value-type="float" office:value="0.761298892316326" calcext:value-type="float">
            <text:p>0.7612988923</text:p>
          </table:table-cell>
          <table:table-cell table:formula="of:= [.I3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31.860336" calcext:value-type="float">
            <text:p>231.8603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338] / [.E38]" office:value-type="float" office:value="1.27643224842045" calcext:value-type="float">
            <text:p>1.2764322484</text:p>
          </table:table-cell>
          <table:table-cell table:formula="of:= [.I3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82.082993" calcext:value-type="float">
            <text:p>182.08299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339] / [.E39]" office:value-type="float" office:value="1.59961856514518" calcext:value-type="float">
            <text:p>1.5996185651</text:p>
          </table:table-cell>
          <table:table-cell table:formula="of:= [.I3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61.244324" calcext:value-type="float">
            <text:p>161.2443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340] / [.E40]" office:value-type="float" office:value="1.80258737045529" calcext:value-type="float">
            <text:p>1.8025873705</text:p>
          </table:table-cell>
          <table:table-cell table:formula="of:= [.I4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56.061646" calcext:value-type="float">
            <text:p>256.06164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341] / [.E41]" office:value-type="float" office:value="1.13599863760932" calcext:value-type="float">
            <text:p>1.1359986376</text:p>
          </table:table-cell>
          <table:table-cell table:formula="of:= [.I4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0.636322" calcext:value-type="float">
            <text:p>350.6363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342] / [.E42]" office:value-type="float" office:value="0.82973434223965" calcext:value-type="float">
            <text:p>0.8297343422</text:p>
          </table:table-cell>
          <table:table-cell table:formula="of:= [.I4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08.162659" calcext:value-type="float">
            <text:p>208.1626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343] / [.E43]" office:value-type="float" office:value="1.40107906673118" calcext:value-type="float">
            <text:p>1.4010790667</text:p>
          </table:table-cell>
          <table:table-cell table:formula="of:= [.I4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58.512665" calcext:value-type="float">
            <text:p>158.51266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344] / [.E44]" office:value-type="float" office:value="1.84402932093786" calcext:value-type="float">
            <text:p>1.8440293209</text:p>
          </table:table-cell>
          <table:table-cell table:formula="of:= [.I4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21.22834" calcext:value-type="float">
            <text:p>121.2283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345] / [.E45]" office:value-type="float" office:value="2.39538048611405" calcext:value-type="float">
            <text:p>2.3953804861</text:p>
          </table:table-cell>
          <table:table-cell table:formula="of:= [.I4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20.682648" calcext:value-type="float">
            <text:p>220.6826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346] / [.E46]" office:value-type="float" office:value="1.31567364553284" calcext:value-type="float">
            <text:p>1.3156736455</text:p>
          </table:table-cell>
          <table:table-cell table:formula="of:= [.I4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75.318329" calcext:value-type="float">
            <text:p>375.31832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347] / [.E47]" office:value-type="float" office:value="0.778558661865938" calcext:value-type="float">
            <text:p>0.7785586619</text:p>
          </table:table-cell>
          <table:table-cell table:formula="of:= [.I4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14.589661" calcext:value-type="float">
            <text:p>214.5896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348] / [.E48]" office:value-type="float" office:value="1.3591194638217" calcext:value-type="float">
            <text:p>1.3591194638</text:p>
          </table:table-cell>
          <table:table-cell table:formula="of:= [.I4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62.128662" calcext:value-type="float">
            <text:p>162.1286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349] / [.E49]" office:value-type="float" office:value="1.80485661443379" calcext:value-type="float">
            <text:p>1.8048566144</text:p>
          </table:table-cell>
          <table:table-cell table:formula="of:= [.I4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28.27533" calcext:value-type="float">
            <text:p>128.275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350] / [.E50]" office:value-type="float" office:value="2.2720866670154" calcext:value-type="float">
            <text:p>2.272086667</text:p>
          </table:table-cell>
          <table:table-cell table:formula="of:= [.I5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00.587341" calcext:value-type="float">
            <text:p>200.58734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351] / [.E51]" office:value-type="float" office:value="1.45718902071692" calcext:value-type="float">
            <text:p>1.4571890207</text:p>
          </table:table-cell>
          <table:table-cell table:formula="of:= [.I5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67.411987" calcext:value-type="float">
            <text:p>367.41198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352] / [.E52]" office:value-type="float" office:value="0.785519673314306" calcext:value-type="float">
            <text:p>0.7855196733</text:p>
          </table:table-cell>
          <table:table-cell table:formula="of:= [.I5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43.261353" calcext:value-type="float">
            <text:p>243.2613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353] / [.E53]" office:value-type="float" office:value="1.18815689560026" calcext:value-type="float">
            <text:p>1.1881568956</text:p>
          </table:table-cell>
          <table:table-cell table:formula="of:= [.I5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76.653671" calcext:value-type="float">
            <text:p>176.65367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354] / [.E54]" office:value-type="float" office:value="1.644143585332" calcext:value-type="float">
            <text:p>1.6441435853</text:p>
          </table:table-cell>
          <table:table-cell table:formula="of:= [.I5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55.563995" calcext:value-type="float">
            <text:p>155.56399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355] / [.E55]" office:value-type="float" office:value="1.87230774061826" calcext:value-type="float">
            <text:p>1.8723077406</text:p>
          </table:table-cell>
          <table:table-cell table:formula="of:= [.I5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28.925354" calcext:value-type="float">
            <text:p>228.92535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356] / [.E56]" office:value-type="float" office:value="1.27571571211811" calcext:value-type="float">
            <text:p>1.2757157121</text:p>
          </table:table-cell>
          <table:table-cell table:formula="of:= [.I5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30.821014" calcext:value-type="float">
            <text:p>330.8210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357] / [.E57]" office:value-type="float" office:value="0.869384485351949" calcext:value-type="float">
            <text:p>0.8693844854</text:p>
          </table:table-cell>
          <table:table-cell table:formula="of:= [.I5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01.381989" calcext:value-type="float">
            <text:p>201.3819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358] / [.E58]" office:value-type="float" office:value="1.4220023519581" calcext:value-type="float">
            <text:p>1.422002352</text:p>
          </table:table-cell>
          <table:table-cell table:formula="of:= [.I5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52.887665" calcext:value-type="float">
            <text:p>152.88766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359] / [.E59]" office:value-type="float" office:value="1.88820343354711" calcext:value-type="float">
            <text:p>1.8882034335</text:p>
          </table:table-cell>
          <table:table-cell table:formula="of:= [.I5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17.643333" calcext:value-type="float">
            <text:p>117.6433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360] / [.E60]" office:value-type="float" office:value="2.45380680433459" calcext:value-type="float">
            <text:p>2.4538068043</text:p>
          </table:table-cell>
          <table:table-cell table:formula="of:= [.I6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75.130661" calcext:value-type="float">
            <text:p>175.1306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361] / [.E61]" office:value-type="float" office:value="1.65243288266924" calcext:value-type="float">
            <text:p>1.6524328827</text:p>
          </table:table-cell>
          <table:table-cell table:formula="of:= [.I6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6.116669" calcext:value-type="float">
            <text:p>346.11666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362] / [.E62]" office:value-type="float" office:value="0.848154276556961" calcext:value-type="float">
            <text:p>0.8481542766</text:p>
          </table:table-cell>
          <table:table-cell table:formula="of:= [.I6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21.636322" calcext:value-type="float">
            <text:p>221.6363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363] / [.E63]" office:value-type="float" office:value="1.32553780151613" calcext:value-type="float">
            <text:p>1.3255378015</text:p>
          </table:table-cell>
          <table:table-cell table:formula="of:= [.I6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59.360657" calcext:value-type="float">
            <text:p>159.36065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364] / [.E64]" office:value-type="float" office:value="1.83717877744442" calcext:value-type="float">
            <text:p>1.8371787774</text:p>
          </table:table-cell>
          <table:table-cell table:formula="of:= [.I6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17.199661" calcext:value-type="float">
            <text:p>117.1996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365] / [.E65]" office:value-type="float" office:value="2.46744758928953" calcext:value-type="float">
            <text:p>2.4674475893</text:p>
          </table:table-cell>
          <table:table-cell table:formula="of:= [.I6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86.018997" calcext:value-type="float">
            <text:p>186.0189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366] / [.E66]" office:value-type="float" office:value="1.58398158119302" calcext:value-type="float">
            <text:p>1.5839815812</text:p>
          </table:table-cell>
          <table:table-cell table:formula="of:= [.I6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66.996002" calcext:value-type="float">
            <text:p>366.996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367] / [.E67]" office:value-type="float" office:value="0.79047907720804" calcext:value-type="float">
            <text:p>0.7904790772</text:p>
          </table:table-cell>
          <table:table-cell table:formula="of:= [.I6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17.438004" calcext:value-type="float">
            <text:p>217.43800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368] / [.E68]" office:value-type="float" office:value="1.32989946412496" calcext:value-type="float">
            <text:p>1.3298994641</text:p>
          </table:table-cell>
          <table:table-cell table:formula="of:= [.I6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69.799652" calcext:value-type="float">
            <text:p>169.79965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369] / [.E69]" office:value-type="float" office:value="1.71143647573553" calcext:value-type="float">
            <text:p>1.7114364757</text:p>
          </table:table-cell>
          <table:table-cell table:formula="of:= [.I6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39.34166" calcext:value-type="float">
            <text:p>139.3416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370] / [.E70]" office:value-type="float" office:value="2.12056707950802" calcext:value-type="float">
            <text:p>2.1205670795</text:p>
          </table:table-cell>
          <table:table-cell table:formula="of:= [.I7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71.028336" calcext:value-type="float">
            <text:p>171.0283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371] / [.E71]" office:value-type="float" office:value="1.74728154988306" calcext:value-type="float">
            <text:p>1.7472815499</text:p>
          </table:table-cell>
          <table:table-cell table:formula="of:= [.I7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0.112" calcext:value-type="float">
            <text:p>340.1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372] / [.E72]" office:value-type="float" office:value="0.861491782118831" calcext:value-type="float">
            <text:p>0.8614917821</text:p>
          </table:table-cell>
          <table:table-cell table:formula="of:= [.I7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04.984344" calcext:value-type="float">
            <text:p>204.98434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373] / [.E73]" office:value-type="float" office:value="1.41011745755569" calcext:value-type="float">
            <text:p>1.4101174576</text:p>
          </table:table-cell>
          <table:table-cell table:formula="of:= [.I7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61.130661" calcext:value-type="float">
            <text:p>161.1306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374] / [.E74]" office:value-type="float" office:value="1.79563382415467" calcext:value-type="float">
            <text:p>1.7956338242</text:p>
          </table:table-cell>
          <table:table-cell table:formula="of:= [.I7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27.989334" calcext:value-type="float">
            <text:p>127.98933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375] / [.E75]" office:value-type="float" office:value="2.26270671117017" calcext:value-type="float">
            <text:p>2.2627067112</text:p>
          </table:table-cell>
          <table:table-cell table:formula="of:= [.I7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86.713989" calcext:value-type="float">
            <text:p>186.7139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376] / [.E76]" office:value-type="float" office:value="1.54548854397835" calcext:value-type="float">
            <text:p>1.545488544</text:p>
          </table:table-cell>
          <table:table-cell table:formula="of:= [.I7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0.502991" calcext:value-type="float">
            <text:p>640.50299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377] / [.E77]" office:value-type="float" office:value="0.904838869050652" calcext:value-type="float">
            <text:p>0.9048388691</text:p>
          </table:table-cell>
          <table:table-cell table:formula="of:= [.I7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95.96402" calcext:value-type="float">
            <text:p>395.9640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378] / [.E78]" office:value-type="float" office:value="1.45978669981177" calcext:value-type="float">
            <text:p>1.4597866998</text:p>
          </table:table-cell>
          <table:table-cell table:formula="of:= [.I7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81.183014" calcext:value-type="float">
            <text:p>281.18301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379] / [.E79]" office:value-type="float" office:value="2.04841322314014" calcext:value-type="float">
            <text:p>2.0484132231</text:p>
          </table:table-cell>
          <table:table-cell table:formula="of:= [.I7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92.914673" calcext:value-type="float">
            <text:p>192.91467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380] / [.E80]" office:value-type="float" office:value="2.96038995955481" calcext:value-type="float">
            <text:p>2.9603899596</text:p>
          </table:table-cell>
          <table:table-cell table:formula="of:= [.I8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21.376663" calcext:value-type="float">
            <text:p>121.37666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381] / [.E81]" office:value-type="float" office:value="4.71201494475095" calcext:value-type="float">
            <text:p>4.7120149448</text:p>
          </table:table-cell>
          <table:table-cell table:formula="of:= [.I8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3.070007" calcext:value-type="float">
            <text:p>663.07000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382] / [.E82]" office:value-type="float" office:value="0.864745278698754" calcext:value-type="float">
            <text:p>0.8647452787</text:p>
          </table:table-cell>
          <table:table-cell table:formula="of:= [.I8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65.184998" calcext:value-type="float">
            <text:p>365.18499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383] / [.E83]" office:value-type="float" office:value="1.56936524265435" calcext:value-type="float">
            <text:p>1.5693652427</text:p>
          </table:table-cell>
          <table:table-cell table:formula="of:= [.I8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80.444336" calcext:value-type="float">
            <text:p>280.44433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384] / [.E84]" office:value-type="float" office:value="2.04438060392847" calcext:value-type="float">
            <text:p>2.0443806039</text:p>
          </table:table-cell>
          <table:table-cell table:formula="of:= [.I8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75.095001" calcext:value-type="float">
            <text:p>175.0950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385] / [.E85]" office:value-type="float" office:value="3.24384311234562" calcext:value-type="float">
            <text:p>3.2438431123</text:p>
          </table:table-cell>
          <table:table-cell table:formula="of:= [.I8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86.798325" calcext:value-type="float">
            <text:p>186.7983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386] / [.E86]" office:value-type="float" office:value="3.03454356991691" calcext:value-type="float">
            <text:p>3.0345435699</text:p>
          </table:table-cell>
          <table:table-cell table:formula="of:= [.I8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7.299988" calcext:value-type="float">
            <text:p>627.29998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387] / [.E87]" office:value-type="float" office:value="0.903323248588999" calcext:value-type="float">
            <text:p>0.9033232486</text:p>
          </table:table-cell>
          <table:table-cell table:formula="of:= [.I8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76.014343" calcext:value-type="float">
            <text:p>376.01434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388] / [.E88]" office:value-type="float" office:value="1.52115201626763" calcext:value-type="float">
            <text:p>1.5211520163</text:p>
          </table:table-cell>
          <table:table-cell table:formula="of:= [.I8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76.871002" calcext:value-type="float">
            <text:p>276.87100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389] / [.E89]" office:value-type="float" office:value="2.05347870269202" calcext:value-type="float">
            <text:p>2.0534787027</text:p>
          </table:table-cell>
          <table:table-cell table:formula="of:= [.I8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93.11232" calcext:value-type="float">
            <text:p>193.112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390] / [.E90]" office:value-type="float" office:value="2.9598575637225" calcext:value-type="float">
            <text:p>2.9598575637</text:p>
          </table:table-cell>
          <table:table-cell table:formula="of:= [.I9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39.699341" calcext:value-type="float">
            <text:p>139.69934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391] / [.E91]" office:value-type="float" office:value="4.08565540047895" calcext:value-type="float">
            <text:p>4.0856554005</text:p>
          </table:table-cell>
          <table:table-cell table:formula="of:= [.I9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5.669678" calcext:value-type="float">
            <text:p>645.66967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392] / [.E92]" office:value-type="float" office:value="0.872691813165803" calcext:value-type="float">
            <text:p>0.8726918132</text:p>
          </table:table-cell>
          <table:table-cell table:formula="of:= [.I9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73.809326" calcext:value-type="float">
            <text:p>373.80932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393] / [.E93]" office:value-type="float" office:value="1.51078015908035" calcext:value-type="float">
            <text:p>1.5107801591</text:p>
          </table:table-cell>
          <table:table-cell table:formula="of:= [.I9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68.438995" calcext:value-type="float">
            <text:p>268.43899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394] / [.E94]" office:value-type="float" office:value="2.11032184798636" calcext:value-type="float">
            <text:p>2.110321848</text:p>
          </table:table-cell>
          <table:table-cell table:formula="of:= [.I9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88.710678" calcext:value-type="float">
            <text:p>188.71067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395] / [.E95]" office:value-type="float" office:value="3.02059577677952" calcext:value-type="float">
            <text:p>3.0205957768</text:p>
          </table:table-cell>
          <table:table-cell table:formula="of:= [.I9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36.221008" calcext:value-type="float">
            <text:p>136.22100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396] / [.E96]" office:value-type="float" office:value="4.12290011831362" calcext:value-type="float">
            <text:p>4.1229001183</text:p>
          </table:table-cell>
          <table:table-cell table:formula="of:= [.I9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9.484009" calcext:value-type="float">
            <text:p>679.48400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397] / [.E97]" office:value-type="float" office:value="0.833918038533266" calcext:value-type="float">
            <text:p>0.8339180385</text:p>
          </table:table-cell>
          <table:table-cell table:formula="of:= [.I9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424.243988" calcext:value-type="float">
            <text:p>424.24398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398] / [.E98]" office:value-type="float" office:value="1.33300094991564" calcext:value-type="float">
            <text:p>1.3330009499</text:p>
          </table:table-cell>
          <table:table-cell table:formula="of:= [.I9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97.09198" calcext:value-type="float">
            <text:p>297.0919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399] / [.E99]" office:value-type="float" office:value="1.92550469386619" calcext:value-type="float">
            <text:p>1.9255046939</text:p>
          </table:table-cell>
          <table:table-cell table:formula="of:= [.I9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84.915665" calcext:value-type="float">
            <text:p>184.91566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400] / [.E100]" office:value-type="float" office:value="3.07910273042579" calcext:value-type="float">
            <text:p>3.0791027304</text:p>
          </table:table-cell>
          <table:table-cell table:formula="of:= [.I10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93.145996" calcext:value-type="float">
            <text:p>193.1459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401] / [.E101]" office:value-type="float" office:value="2.9257523464271" calcext:value-type="float">
            <text:p>2.9257523464</text:p>
          </table:table-cell>
          <table:table-cell table:formula="of:= [.I10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6.555359" calcext:value-type="float">
            <text:p>626.55535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402] / [.E102]" office:value-type="float" office:value="0.901871349248168" calcext:value-type="float">
            <text:p>0.9018713492</text:p>
          </table:table-cell>
          <table:table-cell table:formula="of:= [.I10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72.089325" calcext:value-type="float">
            <text:p>372.0893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403] / [.E103]" office:value-type="float" office:value="1.51566385571529" calcext:value-type="float">
            <text:p>1.5156638557</text:p>
          </table:table-cell>
          <table:table-cell table:formula="of:= [.I10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75.182678" calcext:value-type="float">
            <text:p>275.18267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404] / [.E104]" office:value-type="float" office:value="2.06560605533463" calcext:value-type="float">
            <text:p>2.0656060553</text:p>
          </table:table-cell>
          <table:table-cell table:formula="of:= [.I10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86.314331" calcext:value-type="float">
            <text:p>186.31433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405] / [.E105]" office:value-type="float" office:value="3.02994391236603" calcext:value-type="float">
            <text:p>3.0299439124</text:p>
          </table:table-cell>
          <table:table-cell table:formula="of:= [.I10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36.819" calcext:value-type="float">
            <text:p>136.81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406] / [.E106]" office:value-type="float" office:value="4.13686215364825" calcext:value-type="float">
            <text:p>4.1368621536</text:p>
          </table:table-cell>
          <table:table-cell table:formula="of:= [.I10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59.445679" calcext:value-type="float">
            <text:p>659.44567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407] / [.E107]" office:value-type="float" office:value="0.854314526488845" calcext:value-type="float">
            <text:p>0.8543145265</text:p>
          </table:table-cell>
          <table:table-cell table:formula="of:= [.I10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85.506348" calcext:value-type="float">
            <text:p>385.5063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408] / [.E108]" office:value-type="float" office:value="1.47032600096121" calcext:value-type="float">
            <text:p>1.470326001</text:p>
          </table:table-cell>
          <table:table-cell table:formula="of:= [.I10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84.320007" calcext:value-type="float">
            <text:p>284.32000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409] / [.E109]" office:value-type="float" office:value="1.98978854836621" calcext:value-type="float">
            <text:p>1.9897885484</text:p>
          </table:table-cell>
          <table:table-cell table:formula="of:= [.I10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89.160675" calcext:value-type="float">
            <text:p>189.16067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410] / [.E110]" office:value-type="float" office:value="2.98733531692039" calcext:value-type="float">
            <text:p>2.9873353169</text:p>
          </table:table-cell>
          <table:table-cell table:formula="of:= [.I11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30.190002" calcext:value-type="float">
            <text:p>130.19000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411] / [.E111]" office:value-type="float" office:value="4.33816965453307" calcext:value-type="float">
            <text:p>4.3381696545</text:p>
          </table:table-cell>
          <table:table-cell table:formula="of:= [.I11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2.176331" calcext:value-type="float">
            <text:p>662.17633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412] / [.E112]" office:value-type="float" office:value="0.852287060982251" calcext:value-type="float">
            <text:p>0.852287061</text:p>
          </table:table-cell>
          <table:table-cell table:formula="of:= [.I11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74.752655" calcext:value-type="float">
            <text:p>374.75265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413] / [.E113]" office:value-type="float" office:value="1.51021389027918" calcext:value-type="float">
            <text:p>1.5102138903</text:p>
          </table:table-cell>
          <table:table-cell table:formula="of:= [.I11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73.394653" calcext:value-type="float">
            <text:p>273.39465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414] / [.E114]" office:value-type="float" office:value="2.07088543900674" calcext:value-type="float">
            <text:p>2.070885439</text:p>
          </table:table-cell>
          <table:table-cell table:formula="of:= [.I11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51.428345" calcext:value-type="float">
            <text:p>151.42834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415] / [.E115]" office:value-type="float" office:value="3.78990060282307" calcext:value-type="float">
            <text:p>3.7899006028</text:p>
          </table:table-cell>
          <table:table-cell table:formula="of:= [.I11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66.493332" calcext:value-type="float">
            <text:p>166.4933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416] / [.E116]" office:value-type="float" office:value="3.42431754564201" calcext:value-type="float">
            <text:p>3.4243175456</text:p>
          </table:table-cell>
          <table:table-cell table:formula="of:= [.I11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8.281006" calcext:value-type="float">
            <text:p>628.28100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417] / [.E117]" office:value-type="float" office:value="0.900293536806363" calcext:value-type="float">
            <text:p>0.9002935368</text:p>
          </table:table-cell>
          <table:table-cell table:formula="of:= [.I11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67.524658" calcext:value-type="float">
            <text:p>367.52465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418] / [.E118]" office:value-type="float" office:value="1.56105995750631" calcext:value-type="float">
            <text:p>1.5610599575</text:p>
          </table:table-cell>
          <table:table-cell table:formula="of:= [.I11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81.158661" calcext:value-type="float">
            <text:p>281.15866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419] / [.E119]" office:value-type="float" office:value="2.01854226357978" calcext:value-type="float">
            <text:p>2.0185422636</text:p>
          </table:table-cell>
          <table:table-cell table:formula="of:= [.I11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93.504333" calcext:value-type="float">
            <text:p>193.50433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420] / [.E120]" office:value-type="float" office:value="2.92448748938351" calcext:value-type="float">
            <text:p>2.9244874894</text:p>
          </table:table-cell>
          <table:table-cell table:formula="of:= [.I12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47.863663" calcext:value-type="float">
            <text:p>147.86366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421] / [.E121]" office:value-type="float" office:value="3.80810932568335" calcext:value-type="float">
            <text:p>3.8081093257</text:p>
          </table:table-cell>
          <table:table-cell table:formula="of:= [.I12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7.686646" calcext:value-type="float">
            <text:p>647.68664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422] / [.E122]" office:value-type="float" office:value="0.87070711968948" calcext:value-type="float">
            <text:p>0.8707071197</text:p>
          </table:table-cell>
          <table:table-cell table:formula="of:= [.I12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66.818329" calcext:value-type="float">
            <text:p>366.81832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423] / [.E123]" office:value-type="float" office:value="1.54069096967071" calcext:value-type="float">
            <text:p>1.5406909697</text:p>
          </table:table-cell>
          <table:table-cell table:formula="of:= [.I12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75.012695" calcext:value-type="float">
            <text:p>275.01269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424] / [.E124]" office:value-type="float" office:value="2.07130930083064" calcext:value-type="float">
            <text:p>2.0713093008</text:p>
          </table:table-cell>
          <table:table-cell table:formula="of:= [.I12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87.323013" calcext:value-type="float">
            <text:p>187.32301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425] / [.E125]" office:value-type="float" office:value="3.03027019429802" calcext:value-type="float">
            <text:p>3.0302701943</text:p>
          </table:table-cell>
          <table:table-cell table:formula="of:= [.I12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44.299332" calcext:value-type="float">
            <text:p>144.2993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426] / [.E126]" office:value-type="float" office:value="3.91979612213312" calcext:value-type="float">
            <text:p>3.9197961221</text:p>
          </table:table-cell>
          <table:table-cell table:formula="of:= [.I12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53.312683" calcext:value-type="float">
            <text:p>653.31268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427] / [.E127]" office:value-type="float" office:value="0.863792131523643" calcext:value-type="float">
            <text:p>0.8637921315</text:p>
          </table:table-cell>
          <table:table-cell table:formula="of:= [.I12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66.017334" calcext:value-type="float">
            <text:p>366.01733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428] / [.E128]" office:value-type="float" office:value="1.55222510855183" calcext:value-type="float">
            <text:p>1.5522251086</text:p>
          </table:table-cell>
          <table:table-cell table:formula="of:= [.I12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69.978668" calcext:value-type="float">
            <text:p>269.97866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429] / [.E129]" office:value-type="float" office:value="2.11499050362009" calcext:value-type="float">
            <text:p>2.1149905036</text:p>
          </table:table-cell>
          <table:table-cell table:formula="of:= [.I12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72.850983" calcext:value-type="float">
            <text:p>172.85098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430] / [.E130]" office:value-type="float" office:value="3.27301591915158" calcext:value-type="float">
            <text:p>3.2730159192</text:p>
          </table:table-cell>
          <table:table-cell table:formula="of:= [.I13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29.506989" calcext:value-type="float">
            <text:p>229.50698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431] / [.E131]" office:value-type="float" office:value="2.49636106724401" calcext:value-type="float">
            <text:p>2.4963610672</text:p>
          </table:table-cell>
          <table:table-cell table:formula="of:= [.I13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6.711365" calcext:value-type="float">
            <text:p>616.71136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432] / [.E132]" office:value-type="float" office:value="0.916793007373879" calcext:value-type="float">
            <text:p>0.9167930074</text:p>
          </table:table-cell>
          <table:table-cell table:formula="of:= [.I13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58.049988" calcext:value-type="float">
            <text:p>358.04998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433] / [.E133]" office:value-type="float" office:value="1.59882232142401" calcext:value-type="float">
            <text:p>1.5988223214</text:p>
          </table:table-cell>
          <table:table-cell table:formula="of:= [.I13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75.63501" calcext:value-type="float">
            <text:p>275.635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434] / [.E134]" office:value-type="float" office:value="2.0541379050506" calcext:value-type="float">
            <text:p>2.0541379051</text:p>
          </table:table-cell>
          <table:table-cell table:formula="of:= [.I13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89.123993" calcext:value-type="float">
            <text:p>189.12399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435] / [.E135]" office:value-type="float" office:value="3.00041615555357" calcext:value-type="float">
            <text:p>3.0004161556</text:p>
          </table:table-cell>
          <table:table-cell table:formula="of:= [.I13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46.077667" calcext:value-type="float">
            <text:p>146.07766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436] / [.E136]" office:value-type="float" office:value="3.88559737197884" calcext:value-type="float">
            <text:p>3.885597372</text:p>
          </table:table-cell>
          <table:table-cell table:formula="of:= [.I13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1.690979" calcext:value-type="float">
            <text:p>641.69097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437] / [.E137]" office:value-type="float" office:value="0.881157258718452" calcext:value-type="float">
            <text:p>0.8811572587</text:p>
          </table:table-cell>
          <table:table-cell table:formula="of:= [.I13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75.743347" calcext:value-type="float">
            <text:p>375.74334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438] / [.E138]" office:value-type="float" office:value="1.50972900659236" calcext:value-type="float">
            <text:p>1.5097290066</text:p>
          </table:table-cell>
          <table:table-cell table:formula="of:= [.I13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72.751007" calcext:value-type="float">
            <text:p>272.75100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439] / [.E139]" office:value-type="float" office:value="2.10260894838786" calcext:value-type="float">
            <text:p>2.1026089484</text:p>
          </table:table-cell>
          <table:table-cell table:formula="of:= [.I13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87.292328" calcext:value-type="float">
            <text:p>187.29232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440] / [.E140]" office:value-type="float" office:value="3.07333985404891" calcext:value-type="float">
            <text:p>3.073339854</text:p>
          </table:table-cell>
          <table:table-cell table:formula="of:= [.I14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44.491333" calcext:value-type="float">
            <text:p>144.49133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441] / [.E141]" office:value-type="float" office:value="3.95255319569929" calcext:value-type="float">
            <text:p>3.9525531957</text:p>
          </table:table-cell>
          <table:table-cell table:formula="of:= [.I14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2.02533" calcext:value-type="float">
            <text:p>642.0253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442] / [.E142]" office:value-type="float" office:value="0.906396202467588" calcext:value-type="float">
            <text:p>0.9063962025</text:p>
          </table:table-cell>
          <table:table-cell table:formula="of:= [.I14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61.811005" calcext:value-type="float">
            <text:p>361.81100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443] / [.E143]" office:value-type="float" office:value="1.59578427969597" calcext:value-type="float">
            <text:p>1.5957842797</text:p>
          </table:table-cell>
          <table:table-cell table:formula="of:= [.I14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74.786987" calcext:value-type="float">
            <text:p>274.78698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444] / [.E144]" office:value-type="float" office:value="2.09947957979539" calcext:value-type="float">
            <text:p>2.0994795798</text:p>
          </table:table-cell>
          <table:table-cell table:formula="of:= [.I14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75.218994" calcext:value-type="float">
            <text:p>175.21899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445] / [.E145]" office:value-type="float" office:value="3.2767947349361" calcext:value-type="float">
            <text:p>3.2767947349</text:p>
          </table:table-cell>
          <table:table-cell table:formula="of:= [.I14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21.622986" calcext:value-type="float">
            <text:p>221.62298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446] / [.E146]" office:value-type="float" office:value="2.55468097068235" calcext:value-type="float">
            <text:p>2.5546809707</text:p>
          </table:table-cell>
          <table:table-cell table:formula="of:= [.I14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0.570679" calcext:value-type="float">
            <text:p>610.57067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447] / [.E147]" office:value-type="float" office:value="0.926204592605404" calcext:value-type="float">
            <text:p>0.9262045926</text:p>
          </table:table-cell>
          <table:table-cell table:formula="of:= [.I14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75.054016" calcext:value-type="float">
            <text:p>375.0540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448] / [.E148]" office:value-type="float" office:value="1.51853061613397" calcext:value-type="float">
            <text:p>1.5185306161</text:p>
          </table:table-cell>
          <table:table-cell table:formula="of:= [.I14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73.736328" calcext:value-type="float">
            <text:p>273.73632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449] / [.E149]" office:value-type="float" office:value="2.08443161406037" calcext:value-type="float">
            <text:p>2.0844316141</text:p>
          </table:table-cell>
          <table:table-cell table:formula="of:= [.I14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87.786346" calcext:value-type="float">
            <text:p>187.78634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450] / [.E150]" office:value-type="float" office:value="3.04202615987852" calcext:value-type="float">
            <text:p>3.0420261599</text:p>
          </table:table-cell>
          <table:table-cell table:formula="of:= [.I15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34.257339" calcext:value-type="float">
            <text:p>134.25733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451] / [.E151]" office:value-type="float" office:value="4.2115142547254" calcext:value-type="float">
            <text:p>4.2115142547</text:p>
          </table:table-cell>
          <table:table-cell table:formula="of:= [.I15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86.858276" calcext:value-type="float">
            <text:p>1186.85827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452] / [.E152]" office:value-type="float" office:value="0.960319943035895" calcext:value-type="float">
            <text:p>0.960319943</text:p>
          </table:table-cell>
          <table:table-cell table:formula="of:= [.I15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87.278015" calcext:value-type="float">
            <text:p>687.27801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453] / [.E153]" office:value-type="float" office:value="1.63440361612615" calcext:value-type="float">
            <text:p>1.6344036161</text:p>
          </table:table-cell>
          <table:table-cell table:formula="of:= [.I15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525.029663" calcext:value-type="float">
            <text:p>525.02966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454] / [.E154]" office:value-type="float" office:value="2.16074519583858" calcext:value-type="float">
            <text:p>2.1607451958</text:p>
          </table:table-cell>
          <table:table-cell table:formula="of:= [.I15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57.665009" calcext:value-type="float">
            <text:p>357.66500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455] / [.E155]" office:value-type="float" office:value="3.1507556250771" calcext:value-type="float">
            <text:p>3.1507556251</text:p>
          </table:table-cell>
          <table:table-cell table:formula="of:= [.I15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78.231323" calcext:value-type="float">
            <text:p>178.23132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456] / [.E156]" office:value-type="float" office:value="6.33702128777892" calcext:value-type="float">
            <text:p>6.3370212878</text:p>
          </table:table-cell>
          <table:table-cell table:formula="of:= [.I15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31.516602" calcext:value-type="float">
            <text:p>1231.5166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457] / [.E157]" office:value-type="float" office:value="0.92326078605313" calcext:value-type="float">
            <text:p>0.9232607861</text:p>
          </table:table-cell>
          <table:table-cell table:formula="of:= [.I15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61.502991" calcext:value-type="float">
            <text:p>661.50299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458] / [.E158]" office:value-type="float" office:value="1.69737660641961" calcext:value-type="float">
            <text:p>1.6973766064</text:p>
          </table:table-cell>
          <table:table-cell table:formula="of:= [.I15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474.86499" calcext:value-type="float">
            <text:p>474.8649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459] / [.E159]" office:value-type="float" office:value="2.37433517050815" calcext:value-type="float">
            <text:p>2.3743351705</text:p>
          </table:table-cell>
          <table:table-cell table:formula="of:= [.I15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243.895996" calcext:value-type="float">
            <text:p>243.89599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460] / [.E160]" office:value-type="float" office:value="4.60364535463715" calcext:value-type="float">
            <text:p>4.6036453546</text:p>
          </table:table-cell>
          <table:table-cell table:formula="of:= [.I16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56.903671" calcext:value-type="float">
            <text:p>156.90367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461] / [.E161]" office:value-type="float" office:value="7.14774199260131" calcext:value-type="float">
            <text:p>7.1477419926</text:p>
          </table:table-cell>
          <table:table-cell table:formula="of:= [.I16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75.367676" calcext:value-type="float">
            <text:p>1175.36767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462] / [.E162]" office:value-type="float" office:value="0.958510842185182" calcext:value-type="float">
            <text:p>0.9585108422</text:p>
          </table:table-cell>
          <table:table-cell table:formula="of:= [.I16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719.072021" calcext:value-type="float">
            <text:p>719.07202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463] / [.E163]" office:value-type="float" office:value="1.56241327459465" calcext:value-type="float">
            <text:p>1.5624132746</text:p>
          </table:table-cell>
          <table:table-cell table:formula="of:= [.I16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510.707306" calcext:value-type="float">
            <text:p>510.70730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464] / [.E164]" office:value-type="float" office:value="2.19505192079629" calcext:value-type="float">
            <text:p>2.1950519208</text:p>
          </table:table-cell>
          <table:table-cell table:formula="of:= [.I16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53.952332" calcext:value-type="float">
            <text:p>353.95233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465] / [.E165]" office:value-type="float" office:value="3.19827629783776" calcext:value-type="float">
            <text:p>3.1982762978</text:p>
          </table:table-cell>
          <table:table-cell table:formula="of:= [.I16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78.250336" calcext:value-type="float">
            <text:p>178.25033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466] / [.E166]" office:value-type="float" office:value="6.28182437198884" calcext:value-type="float">
            <text:p>6.281824372</text:p>
          </table:table-cell>
          <table:table-cell table:formula="of:= [.I16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18.394409" calcext:value-type="float">
            <text:p>1218.39440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467] / [.E167]" office:value-type="float" office:value="0.921933252239669" calcext:value-type="float">
            <text:p>0.9219332522</text:p>
          </table:table-cell>
          <table:table-cell table:formula="of:= [.I16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709.987305" calcext:value-type="float">
            <text:p>709.98730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468] / [.E168]" office:value-type="float" office:value="1.57638265095458" calcext:value-type="float">
            <text:p>1.576382651</text:p>
          </table:table-cell>
          <table:table-cell table:formula="of:= [.I16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531.419006" calcext:value-type="float">
            <text:p>531.41900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469] / [.E169]" office:value-type="float" office:value="2.11050413955274" calcext:value-type="float">
            <text:p>2.1105041396</text:p>
          </table:table-cell>
          <table:table-cell table:formula="of:= [.I16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54.934998" calcext:value-type="float">
            <text:p>354.93499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470] / [.E170]" office:value-type="float" office:value="3.16899155433525" calcext:value-type="float">
            <text:p>3.1689915543</text:p>
          </table:table-cell>
          <table:table-cell table:formula="of:= [.I17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74.750671" calcext:value-type="float">
            <text:p>174.75067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471] / [.E171]" office:value-type="float" office:value="6.4189513984756" calcext:value-type="float">
            <text:p>6.4189513985</text:p>
          </table:table-cell>
          <table:table-cell table:formula="of:= [.I17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34.823242" calcext:value-type="float">
            <text:p>1234.82324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472] / [.E172]" office:value-type="float" office:value="0.906632303249116" calcext:value-type="float">
            <text:p>0.9066323032</text:p>
          </table:table-cell>
          <table:table-cell table:formula="of:= [.I17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69.788025" calcext:value-type="float">
            <text:p>669.78802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473] / [.E173]" office:value-type="float" office:value="1.67104105212989" calcext:value-type="float">
            <text:p>1.6710410521</text:p>
          </table:table-cell>
          <table:table-cell table:formula="of:= [.I17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498.412964" calcext:value-type="float">
            <text:p>498.41296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474] / [.E174]" office:value-type="float" office:value="2.24814309204044" calcext:value-type="float">
            <text:p>2.248143092</text:p>
          </table:table-cell>
          <table:table-cell table:formula="of:= [.I17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272.136658" calcext:value-type="float">
            <text:p>272.13665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475] / [.E175]" office:value-type="float" office:value="4.1161256635995" calcext:value-type="float">
            <text:p>4.1161256636</text:p>
          </table:table-cell>
          <table:table-cell table:formula="of:= [.I17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89.634995" calcext:value-type="float">
            <text:p>189.63499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476] / [.E176]" office:value-type="float" office:value="5.90986405752799" calcext:value-type="float">
            <text:p>5.9098640575</text:p>
          </table:table-cell>
          <table:table-cell table:formula="of:= [.I17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04.599609" calcext:value-type="float">
            <text:p>1204.59960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477] / [.E177]" office:value-type="float" office:value="0.929481722918274" calcext:value-type="float">
            <text:p>0.9294817229</text:p>
          </table:table-cell>
          <table:table-cell table:formula="of:= [.I17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732.882324" calcext:value-type="float">
            <text:p>732.88232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478] / [.E178]" office:value-type="float" office:value="1.59817794568613" calcext:value-type="float">
            <text:p>1.5981779457</text:p>
          </table:table-cell>
          <table:table-cell table:formula="of:= [.I17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524.54834" calcext:value-type="float">
            <text:p>524.5483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479] / [.E179]" office:value-type="float" office:value="2.1942279676264" calcext:value-type="float">
            <text:p>2.1942279676</text:p>
          </table:table-cell>
          <table:table-cell table:formula="of:= [.I17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62.575989" calcext:value-type="float">
            <text:p>362.57598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480] / [.E180]" office:value-type="float" office:value="3.11812902756779" calcext:value-type="float">
            <text:p>3.1181290276</text:p>
          </table:table-cell>
          <table:table-cell table:formula="of:= [.I18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75.524658" calcext:value-type="float">
            <text:p>175.52465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481] / [.E181]" office:value-type="float" office:value="6.41642454019195" calcext:value-type="float">
            <text:p>6.4164245402</text:p>
          </table:table-cell>
          <table:table-cell table:formula="of:= [.I18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15.300293" calcext:value-type="float">
            <text:p>1215.30029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482] / [.E182]" office:value-type="float" office:value="0.92562772796106" calcext:value-type="float">
            <text:p>0.925627728</text:p>
          </table:table-cell>
          <table:table-cell table:formula="of:= [.I18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705.776001" calcext:value-type="float">
            <text:p>705.77600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483] / [.E183]" office:value-type="float" office:value="1.58876939200431" calcext:value-type="float">
            <text:p>1.588769392</text:p>
          </table:table-cell>
          <table:table-cell table:formula="of:= [.I18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515.424011" calcext:value-type="float">
            <text:p>515.42401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484] / [.E184]" office:value-type="float" office:value="2.17697215700725" calcext:value-type="float">
            <text:p>2.176972157</text:p>
          </table:table-cell>
          <table:table-cell table:formula="of:= [.I18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68.213013" calcext:value-type="float">
            <text:p>368.21301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485] / [.E185]" office:value-type="float" office:value="3.07315771047994" calcext:value-type="float">
            <text:p>3.0731577105</text:p>
          </table:table-cell>
          <table:table-cell table:formula="of:= [.I18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72.25766" calcext:value-type="float">
            <text:p>172.2576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486] / [.E186]" office:value-type="float" office:value="6.52071391193866" calcext:value-type="float">
            <text:p>6.5207139119</text:p>
          </table:table-cell>
          <table:table-cell table:formula="of:= [.I18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29.630371" calcext:value-type="float">
            <text:p>1229.63037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487] / [.E187]" office:value-type="float" office:value="0.913751552091421" calcext:value-type="float">
            <text:p>0.9137515521</text:p>
          </table:table-cell>
          <table:table-cell table:formula="of:= [.I18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53.953003" calcext:value-type="float">
            <text:p>653.95300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488] / [.E188]" office:value-type="float" office:value="1.71106493871395" calcext:value-type="float">
            <text:p>1.7110649387</text:p>
          </table:table-cell>
          <table:table-cell table:formula="of:= [.I18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488.252319" calcext:value-type="float">
            <text:p>488.25231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489] / [.E189]" office:value-type="float" office:value="2.29518074034995" calcext:value-type="float">
            <text:p>2.2951807403</text:p>
          </table:table-cell>
          <table:table-cell table:formula="of:= [.I18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252.240662" calcext:value-type="float">
            <text:p>252.24066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490] / [.E190]" office:value-type="float" office:value="4.5106705912467" calcext:value-type="float">
            <text:p>4.5106705912</text:p>
          </table:table-cell>
          <table:table-cell table:formula="of:= [.I19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13.621994" calcext:value-type="float">
            <text:p>213.62199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491] / [.E191]" office:value-type="float" office:value="5.28287975347707" calcext:value-type="float">
            <text:p>5.2828797535</text:p>
          </table:table-cell>
          <table:table-cell table:formula="of:= [.I19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89.687744" calcext:value-type="float">
            <text:p>1189.68774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492] / [.E192]" office:value-type="float" office:value="0.945604633378487" calcext:value-type="float">
            <text:p>0.9456046334</text:p>
          </table:table-cell>
          <table:table-cell table:formula="of:= [.I19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94.095337" calcext:value-type="float">
            <text:p>694.09533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493] / [.E193]" office:value-type="float" office:value="1.61752463840569" calcext:value-type="float">
            <text:p>1.6175246384</text:p>
          </table:table-cell>
          <table:table-cell table:formula="of:= [.I19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524.192993" calcext:value-type="float">
            <text:p>524.19299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494] / [.E194]" office:value-type="float" office:value="2.14234375887585" calcext:value-type="float">
            <text:p>2.1423437589</text:p>
          </table:table-cell>
          <table:table-cell table:formula="of:= [.I19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63.056" calcext:value-type="float">
            <text:p>363.05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495] / [.E195]" office:value-type="float" office:value="3.10347603675466" calcext:value-type="float">
            <text:p>3.1034760368</text:p>
          </table:table-cell>
          <table:table-cell table:formula="of:= [.I19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74.104004" calcext:value-type="float">
            <text:p>174.10400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496] / [.E196]" office:value-type="float" office:value="6.50307237046656" calcext:value-type="float">
            <text:p>6.5030723705</text:p>
          </table:table-cell>
          <table:table-cell table:formula="of:= [.I19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95.667358" calcext:value-type="float">
            <text:p>1195.66735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497] / [.E197]" office:value-type="float" office:value="0.946974075543844" calcext:value-type="float">
            <text:p>0.9469740755</text:p>
          </table:table-cell>
          <table:table-cell table:formula="of:= [.I19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704.125977" calcext:value-type="float">
            <text:p>704.12597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498] / [.E198]" office:value-type="float" office:value="1.59632363485434" calcext:value-type="float">
            <text:p>1.5963236349</text:p>
          </table:table-cell>
          <table:table-cell table:formula="of:= [.I19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515.876648" calcext:value-type="float">
            <text:p>515.87664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499] / [.E199]" office:value-type="float" office:value="2.17462192628653" calcext:value-type="float">
            <text:p>2.1746219263</text:p>
          </table:table-cell>
          <table:table-cell table:formula="of:= [.I19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55.225647" calcext:value-type="float">
            <text:p>355.22564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500] / [.E200]" office:value-type="float" office:value="3.17878040489571" calcext:value-type="float">
            <text:p>3.1787804049</text:p>
          </table:table-cell>
          <table:table-cell table:formula="of:= [.I20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75.779007" calcext:value-type="float">
            <text:p>175.77900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501] / [.E201]" office:value-type="float" office:value="6.39940318356674" calcext:value-type="float">
            <text:p>6.3994031836</text:p>
          </table:table-cell>
          <table:table-cell table:formula="of:= [.I20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18.942627" calcext:value-type="float">
            <text:p>1218.94262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502] / [.E202]" office:value-type="float" office:value="0.923125230897352" calcext:value-type="float">
            <text:p>0.9231252309</text:p>
          </table:table-cell>
          <table:table-cell table:formula="of:= [.I20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63.447021" calcext:value-type="float">
            <text:p>663.44702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503] / [.E203]" office:value-type="float" office:value="1.68900808584684" calcext:value-type="float">
            <text:p>1.6890080858</text:p>
          </table:table-cell>
          <table:table-cell table:formula="of:= [.I20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456.665344" calcext:value-type="float">
            <text:p>456.66534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504] / [.E204]" office:value-type="float" office:value="2.47006838557033" calcext:value-type="float">
            <text:p>2.4700683856</text:p>
          </table:table-cell>
          <table:table-cell table:formula="of:= [.I20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246.995667" calcext:value-type="float">
            <text:p>246.99566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505] / [.E205]" office:value-type="float" office:value="4.53700709656579" calcext:value-type="float">
            <text:p>4.5370070966</text:p>
          </table:table-cell>
          <table:table-cell table:formula="of:= [.I20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14.175659" calcext:value-type="float">
            <text:p>214.17565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506] / [.E206]" office:value-type="float" office:value="5.24979325498422" calcext:value-type="float">
            <text:p>5.249793255</text:p>
          </table:table-cell>
          <table:table-cell table:formula="of:= [.I20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05.006958" calcext:value-type="float">
            <text:p>1205.00695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507] / [.E207]" office:value-type="float" office:value="0.934469590008791" calcext:value-type="float">
            <text:p>0.93446959</text:p>
          </table:table-cell>
          <table:table-cell table:formula="of:= [.I20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88.855652" calcext:value-type="float">
            <text:p>688.85565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508] / [.E208]" office:value-type="float" office:value="1.62551098876663" calcext:value-type="float">
            <text:p>1.6255109888</text:p>
          </table:table-cell>
          <table:table-cell table:formula="of:= [.I20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511.389313" calcext:value-type="float">
            <text:p>511.38931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509] / [.E209]" office:value-type="float" office:value="2.19810881147608" calcext:value-type="float">
            <text:p>2.1981088115</text:p>
          </table:table-cell>
          <table:table-cell table:formula="of:= [.I20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59.15033" calcext:value-type="float">
            <text:p>359.1503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510] / [.E210]" office:value-type="float" office:value="3.12289833062384" calcext:value-type="float">
            <text:p>3.1228983306</text:p>
          </table:table-cell>
          <table:table-cell table:formula="of:= [.I21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82.339661" calcext:value-type="float">
            <text:p>182.33966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511] / [.E211]" office:value-type="float" office:value="6.17268153196797" calcext:value-type="float">
            <text:p>6.172681532</text:p>
          </table:table-cell>
          <table:table-cell table:formula="of:= [.I21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99.358643" calcext:value-type="float">
            <text:p>1199.35864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512] / [.E212]" office:value-type="float" office:value="0.939557742445851" calcext:value-type="float">
            <text:p>0.9395577424</text:p>
          </table:table-cell>
          <table:table-cell table:formula="of:= [.I21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712.100342" calcext:value-type="float">
            <text:p>712.10034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513] / [.E213]" office:value-type="float" office:value="1.58322153705692" calcext:value-type="float">
            <text:p>1.5832215371</text:p>
          </table:table-cell>
          <table:table-cell table:formula="of:= [.I21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513.057678" calcext:value-type="float">
            <text:p>513.05767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514] / [.E214]" office:value-type="float" office:value="2.18581842956066" calcext:value-type="float">
            <text:p>2.1858184296</text:p>
          </table:table-cell>
          <table:table-cell table:formula="of:= [.I21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56.190002" calcext:value-type="float">
            <text:p>356.1900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515] / [.E215]" office:value-type="float" office:value="3.16240759896456" calcext:value-type="float">
            <text:p>3.162407599</text:p>
          </table:table-cell>
          <table:table-cell table:formula="of:= [.I21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69.757004" calcext:value-type="float">
            <text:p>169.75700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516] / [.E216]" office:value-type="float" office:value="6.70309867744838" calcext:value-type="float">
            <text:p>6.7030986774</text:p>
          </table:table-cell>
          <table:table-cell table:formula="of:= [.I21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99.892944" calcext:value-type="float">
            <text:p>1199.89294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517] / [.E217]" office:value-type="float" office:value="0.951181253050189" calcext:value-type="float">
            <text:p>0.9511812531</text:p>
          </table:table-cell>
          <table:table-cell table:formula="of:= [.I21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90.767334" calcext:value-type="float">
            <text:p>690.76733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518] / [.E218]" office:value-type="float" office:value="1.62668274351259" calcext:value-type="float">
            <text:p>1.6266827435</text:p>
          </table:table-cell>
          <table:table-cell table:formula="of:= [.I21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473.91568" calcext:value-type="float">
            <text:p>473.9156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519] / [.E219]" office:value-type="float" office:value="2.3904491575379" calcext:value-type="float">
            <text:p>2.3904491575</text:p>
          </table:table-cell>
          <table:table-cell table:formula="of:= [.I21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241.754333" calcext:value-type="float">
            <text:p>241.75433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520] / [.E220]" office:value-type="float" office:value="4.65293394762029" calcext:value-type="float">
            <text:p>4.6529339476</text:p>
          </table:table-cell>
          <table:table-cell table:formula="of:= [.I22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46.816315" calcext:value-type="float">
            <text:p>246.81631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521] / [.E221]" office:value-type="float" office:value="4.55742680543626" calcext:value-type="float">
            <text:p>4.5574268054</text:p>
          </table:table-cell>
          <table:table-cell table:formula="of:= [.I22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78.917358" calcext:value-type="float">
            <text:p>1178.91735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522] / [.E222]" office:value-type="float" office:value="0.951762486476173" calcext:value-type="float">
            <text:p>0.9517624865</text:p>
          </table:table-cell>
          <table:table-cell table:formula="of:= [.I22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717.464355" calcext:value-type="float">
            <text:p>717.46435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523] / [.E223]" office:value-type="float" office:value="1.56460877418781" calcext:value-type="float">
            <text:p>1.5646087742</text:p>
          </table:table-cell>
          <table:table-cell table:formula="of:= [.I22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514.458679" calcext:value-type="float">
            <text:p>514.45867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524] / [.E224]" office:value-type="float" office:value="2.17656225603301" calcext:value-type="float">
            <text:p>2.176562256</text:p>
          </table:table-cell>
          <table:table-cell table:formula="of:= [.I22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55.582336" calcext:value-type="float">
            <text:p>355.58233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525] / [.E225]" office:value-type="float" office:value="3.18915916846893" calcext:value-type="float">
            <text:p>3.1891591685</text:p>
          </table:table-cell>
          <table:table-cell table:formula="of:= [.I22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80.982666" calcext:value-type="float">
            <text:p>180.98266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526] / [.E226]" office:value-type="float" office:value="6.28010063129471" calcext:value-type="float">
            <text:p>6.2801006313</text:p>
          </table:table-cell>
          <table:table-cell table:formula="of:= [.I22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05.433105" calcext:value-type="float">
            <text:p>2305.43310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527] / [.E227]" office:value-type="float" office:value="0.977990595394005" calcext:value-type="float">
            <text:p>0.9779905954</text:p>
          </table:table-cell>
          <table:table-cell table:formula="of:= [.I22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369.694702" calcext:value-type="float">
            <text:p>1369.69470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528] / [.E228]" office:value-type="float" office:value="1.63465088441293" calcext:value-type="float">
            <text:p>1.6346508844</text:p>
          </table:table-cell>
          <table:table-cell table:formula="of:= [.I22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966.664307" calcext:value-type="float">
            <text:p>966.66430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529] / [.E229]" office:value-type="float" office:value="2.31331316342893" calcext:value-type="float">
            <text:p>2.3133131634</text:p>
          </table:table-cell>
          <table:table-cell table:formula="of:= [.I22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688.681702" calcext:value-type="float">
            <text:p>688.68170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530] / [.E230]" office:value-type="float" office:value="3.28161759407396" calcext:value-type="float">
            <text:p>3.2816175941</text:p>
          </table:table-cell>
          <table:table-cell table:formula="of:= [.I23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329.30899" calcext:value-type="float">
            <text:p>329.3089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531] / [.E231]" office:value-type="float" office:value="6.76703899580756" calcext:value-type="float">
            <text:p>6.7670389958</text:p>
          </table:table-cell>
          <table:table-cell table:formula="of:= [.I23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39.613281" calcext:value-type="float">
            <text:p>2339.61328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532] / [.E232]" office:value-type="float" office:value="0.963081923110352" calcext:value-type="float">
            <text:p>0.9630819231</text:p>
          </table:table-cell>
          <table:table-cell table:formula="of:= [.I23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240.776978" calcext:value-type="float">
            <text:p>1240.77697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533] / [.E233]" office:value-type="float" office:value="1.80379745247014" calcext:value-type="float">
            <text:p>1.8037974525</text:p>
          </table:table-cell>
          <table:table-cell table:formula="of:= [.I23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45.473022" calcext:value-type="float">
            <text:p>845.47302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534] / [.E234]" office:value-type="float" office:value="2.65968410994431" calcext:value-type="float">
            <text:p>2.6596841099</text:p>
          </table:table-cell>
          <table:table-cell table:formula="of:= [.I23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405.103333" calcext:value-type="float">
            <text:p>405.10333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535] / [.E235]" office:value-type="float" office:value="5.50155674725095" calcext:value-type="float">
            <text:p>5.5015567473</text:p>
          </table:table-cell>
          <table:table-cell table:formula="of:= [.I23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58.509674" calcext:value-type="float">
            <text:p>258.50967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536] / [.E236]" office:value-type="float" office:value="8.61006712267178" calcext:value-type="float">
            <text:p>8.6100671227</text:p>
          </table:table-cell>
          <table:table-cell table:formula="of:= [.I23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12.230713" calcext:value-type="float">
            <text:p>2312.23071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537] / [.E237]" office:value-type="float" office:value="0.963568814942906" calcext:value-type="float">
            <text:p>0.9635688149</text:p>
          </table:table-cell>
          <table:table-cell table:formula="of:= [.I23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351.974976" calcext:value-type="float">
            <text:p>1351.97497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538] / [.E238]" office:value-type="float" office:value="1.65123938359048" calcext:value-type="float">
            <text:p>1.6512393836</text:p>
          </table:table-cell>
          <table:table-cell table:formula="of:= [.I23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952.262329" calcext:value-type="float">
            <text:p>952.26232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539] / [.E239]" office:value-type="float" office:value="2.33941709354335" calcext:value-type="float">
            <text:p>2.3394170935</text:p>
          </table:table-cell>
          <table:table-cell table:formula="of:= [.I23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696.771729" calcext:value-type="float">
            <text:p>696.77172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540] / [.E240]" office:value-type="float" office:value="3.19034175538428" calcext:value-type="float">
            <text:p>3.1903417554</text:p>
          </table:table-cell>
          <table:table-cell table:formula="of:= [.I24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333.479675" calcext:value-type="float">
            <text:p>333.47967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541] / [.E241]" office:value-type="float" office:value="6.67300348964296" calcext:value-type="float">
            <text:p>6.6730034896</text:p>
          </table:table-cell>
          <table:table-cell table:formula="of:= [.I24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20.63623" calcext:value-type="float">
            <text:p>2320.6362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542] / [.E242]" office:value-type="float" office:value="0.961091497739825" calcext:value-type="float">
            <text:p>0.9610914977</text:p>
          </table:table-cell>
          <table:table-cell table:formula="of:= [.I24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348.78064" calcext:value-type="float">
            <text:p>1348.7806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543] / [.E243]" office:value-type="float" office:value="1.65428680826854" calcext:value-type="float">
            <text:p>1.6542868083</text:p>
          </table:table-cell>
          <table:table-cell table:formula="of:= [.I24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983.563599" calcext:value-type="float">
            <text:p>983.56359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544] / [.E244]" office:value-type="float" office:value="2.27657916811539" calcext:value-type="float">
            <text:p>2.2765791681</text:p>
          </table:table-cell>
          <table:table-cell table:formula="of:= [.I24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694.866699" calcext:value-type="float">
            <text:p>694.86669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545] / [.E245]" office:value-type="float" office:value="3.20298232049828" calcext:value-type="float">
            <text:p>3.2029823205</text:p>
          </table:table-cell>
          <table:table-cell table:formula="of:= [.I24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327.028656" calcext:value-type="float">
            <text:p>327.02865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546] / [.E246]" office:value-type="float" office:value="6.79863177494758" calcext:value-type="float">
            <text:p>6.7986317749</text:p>
          </table:table-cell>
          <table:table-cell table:formula="of:= [.I24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65.265137" calcext:value-type="float">
            <text:p>2365.26513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547] / [.E247]" office:value-type="float" office:value="0.943387503199816" calcext:value-type="float">
            <text:p>0.9433875032</text:p>
          </table:table-cell>
          <table:table-cell table:formula="of:= [.I24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268.097656" calcext:value-type="float">
            <text:p>1268.09765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548] / [.E248]" office:value-type="float" office:value="1.75736947580952" calcext:value-type="float">
            <text:p>1.7573694758</text:p>
          </table:table-cell>
          <table:table-cell table:formula="of:= [.I24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57.302979" calcext:value-type="float">
            <text:p>857.30297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549] / [.E249]" office:value-type="float" office:value="2.59870972873407" calcext:value-type="float">
            <text:p>2.5987097287</text:p>
          </table:table-cell>
          <table:table-cell table:formula="of:= [.I24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420.198975" calcext:value-type="float">
            <text:p>420.19897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550] / [.E250]" office:value-type="float" office:value="5.3041777624517" calcext:value-type="float">
            <text:p>5.3041777625</text:p>
          </table:table-cell>
          <table:table-cell table:formula="of:= [.I25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82.529999" calcext:value-type="float">
            <text:p>282.52999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551] / [.E251]" office:value-type="float" office:value="7.93266840665653" calcext:value-type="float">
            <text:p>7.9326684067</text:p>
          </table:table-cell>
          <table:table-cell table:formula="of:= [.I25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11.162842" calcext:value-type="float">
            <text:p>2311.16284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552] / [.E252]" office:value-type="float" office:value="0.973156353212086" calcext:value-type="float">
            <text:p>0.9731563532</text:p>
          </table:table-cell>
          <table:table-cell table:formula="of:= [.I25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360.447388" calcext:value-type="float">
            <text:p>1360.44738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553] / [.E253]" office:value-type="float" office:value="1.6404368494403" calcext:value-type="float">
            <text:p>1.6404368494</text:p>
          </table:table-cell>
          <table:table-cell table:formula="of:= [.I25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001.740967" calcext:value-type="float">
            <text:p>1001.74096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554] / [.E254]" office:value-type="float" office:value="2.22755134960952" calcext:value-type="float">
            <text:p>2.2275513496</text:p>
          </table:table-cell>
          <table:table-cell table:formula="of:= [.I25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700.502319" calcext:value-type="float">
            <text:p>700.50231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555] / [.E255]" office:value-type="float" office:value="3.18024785296963" calcext:value-type="float">
            <text:p>3.180247853</text:p>
          </table:table-cell>
          <table:table-cell table:formula="of:= [.I25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328.32132" calcext:value-type="float">
            <text:p>328.3213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556] / [.E256]" office:value-type="float" office:value="6.78074733617664" calcext:value-type="float">
            <text:p>6.7807473362</text:p>
          </table:table-cell>
          <table:table-cell table:formula="of:= [.I25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31.95459" calcext:value-type="float">
            <text:p>2331.9545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557] / [.E257]" office:value-type="float" office:value="0.958400119189285" calcext:value-type="float">
            <text:p>0.9584001192</text:p>
          </table:table-cell>
          <table:table-cell table:formula="of:= [.I25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339.045044" calcext:value-type="float">
            <text:p>1339.04504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558] / [.E258]" office:value-type="float" office:value="1.67557993067782" calcext:value-type="float">
            <text:p>1.6755799307</text:p>
          </table:table-cell>
          <table:table-cell table:formula="of:= [.I25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988.595032" calcext:value-type="float">
            <text:p>988.59503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559] / [.E259]" office:value-type="float" office:value="2.25993463823112" calcext:value-type="float">
            <text:p>2.2599346382</text:p>
          </table:table-cell>
          <table:table-cell table:formula="of:= [.I25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694.836365" calcext:value-type="float">
            <text:p>694.83636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560] / [.E260]" office:value-type="float" office:value="3.21547857530456" calcext:value-type="float">
            <text:p>3.2154785753</text:p>
          </table:table-cell>
          <table:table-cell table:formula="of:= [.I26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321.390991" calcext:value-type="float">
            <text:p>321.39099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561] / [.E261]" office:value-type="float" office:value="6.9737290831528" calcext:value-type="float">
            <text:p>6.9737290832</text:p>
          </table:table-cell>
          <table:table-cell table:formula="of:= [.I26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44.207764" calcext:value-type="float">
            <text:p>2344.20776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562] / [.E262]" office:value-type="float" office:value="0.952896178958308" calcext:value-type="float">
            <text:p>0.952896179</text:p>
          </table:table-cell>
          <table:table-cell table:formula="of:= [.I26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213.177002" calcext:value-type="float">
            <text:p>1213.17700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563] / [.E263]" office:value-type="float" office:value="1.84908092331279" calcext:value-type="float">
            <text:p>1.8490809233</text:p>
          </table:table-cell>
          <table:table-cell table:formula="of:= [.I26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51.396606" calcext:value-type="float">
            <text:p>851.39660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564] / [.E264]" office:value-type="float" office:value="2.63114589160108" calcext:value-type="float">
            <text:p>2.6311458916</text:p>
          </table:table-cell>
          <table:table-cell table:formula="of:= [.I26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425.018005" calcext:value-type="float">
            <text:p>425.01800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565] / [.E265]" office:value-type="float" office:value="5.24414249226924" calcext:value-type="float">
            <text:p>5.2441424923</text:p>
          </table:table-cell>
          <table:table-cell table:formula="of:= [.I26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53.843338" calcext:value-type="float">
            <text:p>253.84333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566] / [.E266]" office:value-type="float" office:value="8.83827453056893" calcext:value-type="float">
            <text:p>8.8382745306</text:p>
          </table:table-cell>
          <table:table-cell table:formula="of:= [.I26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18.219727" calcext:value-type="float">
            <text:p>2318.21972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567] / [.E267]" office:value-type="float" office:value="0.968068000570508" calcext:value-type="float">
            <text:p>0.9680680006</text:p>
          </table:table-cell>
          <table:table-cell table:formula="of:= [.I26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363.791382" calcext:value-type="float">
            <text:p>1363.79138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568] / [.E268]" office:value-type="float" office:value="1.63791593383159" calcext:value-type="float">
            <text:p>1.6379159338</text:p>
          </table:table-cell>
          <table:table-cell table:formula="of:= [.I26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995.070679" calcext:value-type="float">
            <text:p>995.07067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569] / [.E269]" office:value-type="float" office:value="2.26191803105074" calcext:value-type="float">
            <text:p>2.2619180311</text:p>
          </table:table-cell>
          <table:table-cell table:formula="of:= [.I26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703.044312" calcext:value-type="float">
            <text:p>703.04431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570] / [.E270]" office:value-type="float" office:value="3.17622664444514" calcext:value-type="float">
            <text:p>3.1762266444</text:p>
          </table:table-cell>
          <table:table-cell table:formula="of:= [.I27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333.848999" calcext:value-type="float">
            <text:p>333.84899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571] / [.E271]" office:value-type="float" office:value="6.69864503023416" calcext:value-type="float">
            <text:p>6.6986450302</text:p>
          </table:table-cell>
          <table:table-cell table:formula="of:= [.I27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31.300781" calcext:value-type="float">
            <text:p>2331.30078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572] / [.E272]" office:value-type="float" office:value="0.958253045770331" calcext:value-type="float">
            <text:p>0.9582530458</text:p>
          </table:table-cell>
          <table:table-cell table:formula="of:= [.I27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370.840088" calcext:value-type="float">
            <text:p>1370.84008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573] / [.E273]" office:value-type="float" office:value="1.63031818048204" calcext:value-type="float">
            <text:p>1.6303181805</text:p>
          </table:table-cell>
          <table:table-cell table:formula="of:= [.I27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982.144653" calcext:value-type="float">
            <text:p>982.14465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574] / [.E274]" office:value-type="float" office:value="2.28843427404985" calcext:value-type="float">
            <text:p>2.288434274</text:p>
          </table:table-cell>
          <table:table-cell table:formula="of:= [.I27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690.008301" calcext:value-type="float">
            <text:p>690.00830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575] / [.E275]" office:value-type="float" office:value="3.24071232876371" calcext:value-type="float">
            <text:p>3.2407123288</text:p>
          </table:table-cell>
          <table:table-cell table:formula="of:= [.I27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330.082001" calcext:value-type="float">
            <text:p>330.08200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576] / [.E276]" office:value-type="float" office:value="6.73738686224215" calcext:value-type="float">
            <text:p>6.7373868622</text:p>
          </table:table-cell>
          <table:table-cell table:formula="of:= [.I27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12.065674" calcext:value-type="float">
            <text:p>2312.06567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577] / [.E277]" office:value-type="float" office:value="0.978177277761877" calcext:value-type="float">
            <text:p>0.9781772778</text:p>
          </table:table-cell>
          <table:table-cell table:formula="of:= [.I27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233.216675" calcext:value-type="float">
            <text:p>1233.21667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578] / [.E278]" office:value-type="float" office:value="1.82445176229879" calcext:value-type="float">
            <text:p>1.8244517623</text:p>
          </table:table-cell>
          <table:table-cell table:formula="of:= [.I27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48.191711" calcext:value-type="float">
            <text:p>848.19171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579] / [.E279]" office:value-type="float" office:value="2.65309881812792" calcext:value-type="float">
            <text:p>2.6530988181</text:p>
          </table:table-cell>
          <table:table-cell table:formula="of:= [.I27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415.622314" calcext:value-type="float">
            <text:p>415.62231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580] / [.E280]" office:value-type="float" office:value="5.37184980159655" calcext:value-type="float">
            <text:p>5.3718498016</text:p>
          </table:table-cell>
          <table:table-cell table:formula="of:= [.I28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350.703674" calcext:value-type="float">
            <text:p>350.70367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581] / [.E281]" office:value-type="float" office:value="6.39709610512948" calcext:value-type="float">
            <text:p>6.3970961051</text:p>
          </table:table-cell>
          <table:table-cell table:formula="of:= [.I28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21.684814" calcext:value-type="float">
            <text:p>2321.68481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582] / [.E282]" office:value-type="float" office:value="0.972567571353378" calcext:value-type="float">
            <text:p>0.9725675714</text:p>
          </table:table-cell>
          <table:table-cell table:formula="of:= [.I28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410.852905" calcext:value-type="float">
            <text:p>1410.85290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583] / [.E283]" office:value-type="float" office:value="1.59191369067635" calcext:value-type="float">
            <text:p>1.5919136907</text:p>
          </table:table-cell>
          <table:table-cell table:formula="of:= [.I28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030.042236" calcext:value-type="float">
            <text:p>1030.04223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584] / [.E284]" office:value-type="float" office:value="2.17323295177966" calcext:value-type="float">
            <text:p>2.1732329518</text:p>
          </table:table-cell>
          <table:table-cell table:formula="of:= [.I28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707.897339" calcext:value-type="float">
            <text:p>707.89733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585] / [.E285]" office:value-type="float" office:value="3.20714766664775" calcext:value-type="float">
            <text:p>3.2071476666</text:p>
          </table:table-cell>
          <table:table-cell table:formula="of:= [.I28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327.933655" calcext:value-type="float">
            <text:p>327.93365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586] / [.E286]" office:value-type="float" office:value="6.85537268811278" calcext:value-type="float">
            <text:p>6.8553726881</text:p>
          </table:table-cell>
          <table:table-cell table:formula="of:= [.I28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97.773682" calcext:value-type="float">
            <text:p>2297.77368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587] / [.E287]" office:value-type="float" office:value="0.97426623367514" calcext:value-type="float">
            <text:p>0.9742662337</text:p>
          </table:table-cell>
          <table:table-cell table:formula="of:= [.I28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367.070068" calcext:value-type="float">
            <text:p>1367.07006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588] / [.E288]" office:value-type="float" office:value="1.64128686782132" calcext:value-type="float">
            <text:p>1.6412868678</text:p>
          </table:table-cell>
          <table:table-cell table:formula="of:= [.I28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002.944946" calcext:value-type="float">
            <text:p>1002.94494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589] / [.E289]" office:value-type="float" office:value="2.2219937025337" calcext:value-type="float">
            <text:p>2.2219937025</text:p>
          </table:table-cell>
          <table:table-cell table:formula="of:= [.I28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678.366333" calcext:value-type="float">
            <text:p>678.36633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590] / [.E290]" office:value-type="float" office:value="3.29043253389168" calcext:value-type="float">
            <text:p>3.2904325339</text:p>
          </table:table-cell>
          <table:table-cell table:formula="of:= [.I29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328.119354" calcext:value-type="float">
            <text:p>328.11935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591] / [.E291]" office:value-type="float" office:value="6.8490546065137" calcext:value-type="float">
            <text:p>6.8490546065</text:p>
          </table:table-cell>
          <table:table-cell table:formula="of:= [.I29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04.546631" calcext:value-type="float">
            <text:p>2304.54663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592] / [.E292]" office:value-type="float" office:value="0.981507767980591" calcext:value-type="float">
            <text:p>0.981507768</text:p>
          </table:table-cell>
          <table:table-cell table:formula="of:= [.I29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208.152954" calcext:value-type="float">
            <text:p>1208.15295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593] / [.E293]" office:value-type="float" office:value="1.85957224833305" calcext:value-type="float">
            <text:p>1.8595722483</text:p>
          </table:table-cell>
          <table:table-cell table:formula="of:= [.I29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62.157654" calcext:value-type="float">
            <text:p>862.15765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594] / [.E294]" office:value-type="float" office:value="2.60787729085103" calcext:value-type="float">
            <text:p>2.6078772909</text:p>
          </table:table-cell>
          <table:table-cell table:formula="of:= [.I29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436.416687" calcext:value-type="float">
            <text:p>436.41668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595] / [.E295]" office:value-type="float" office:value="5.17459317269415" calcext:value-type="float">
            <text:p>5.1745931727</text:p>
          </table:table-cell>
          <table:table-cell table:formula="of:= [.I29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310.837006" calcext:value-type="float">
            <text:p>310.83700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596] / [.E296]" office:value-type="float" office:value="7.19274395533201" calcext:value-type="float">
            <text:p>7.1927439553</text:p>
          </table:table-cell>
          <table:table-cell table:formula="of:= [.I29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78.682129" calcext:value-type="float">
            <text:p>2278.68212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597] / [.E297]" office:value-type="float" office:value="0.982942164461939" calcext:value-type="float">
            <text:p>0.9829421645</text:p>
          </table:table-cell>
          <table:table-cell table:formula="of:= [.I29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351.872314" calcext:value-type="float">
            <text:p>1351.87231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598] / [.E298]" office:value-type="float" office:value="1.6577229682063" calcext:value-type="float">
            <text:p>1.6577229682</text:p>
          </table:table-cell>
          <table:table-cell table:formula="of:= [.I29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995.812988" calcext:value-type="float">
            <text:p>995.81298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599] / [.E299]" office:value-type="float" office:value="2.24791742824708" calcext:value-type="float">
            <text:p>2.2479174282</text:p>
          </table:table-cell>
          <table:table-cell table:formula="of:= [.I29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701.447021" calcext:value-type="float">
            <text:p>701.44702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600] / [.E300]" office:value-type="float" office:value="3.19170680746251" calcext:value-type="float">
            <text:p>3.1917068075</text:p>
          </table:table-cell>
          <table:table-cell table:formula="of:= [.I30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326.35968" calcext:value-type="float">
            <text:p>326.3596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601] / [.E301]" office:value-type="float" office:value="6.87999219450148" calcext:value-type="float">
            <text:p>6.8799921945</text:p>
          </table:table-cell>
          <table:table-cell table:formula="of:= [.I301] + 1"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.209656" calcext:value-type="float">
            <text:p>291.20965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2.766998" calcext:value-type="float">
            <text:p>292.76699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708008" calcext:value-type="float">
            <text:p>290.7080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7.728668" calcext:value-type="float">
            <text:p>297.72866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3.957001" calcext:value-type="float">
            <text:p>293.957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2.842987" calcext:value-type="float">
            <text:p>292.84298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865021" calcext:value-type="float">
            <text:p>289.86502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3.495972" calcext:value-type="float">
            <text:p>293.4959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5.09433" calcext:value-type="float">
            <text:p>295.0943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8.139648" calcext:value-type="float">
            <text:p>298.13964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4.795319" calcext:value-type="float">
            <text:p>294.79531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667664" calcext:value-type="float">
            <text:p>289.6676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447327" calcext:value-type="float">
            <text:p>288.44732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2.912018" calcext:value-type="float">
            <text:p>292.91201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8.964325" calcext:value-type="float">
            <text:p>298.9643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06366" calcext:value-type="float">
            <text:p>288.0636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447662" calcext:value-type="float">
            <text:p>289.44766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243011" calcext:value-type="float">
            <text:p>289.24301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264008" calcext:value-type="float">
            <text:p>288.264008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6.899994" calcext:value-type="float">
            <text:p>286.89999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440338" calcext:value-type="float">
            <text:p>289.440338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839996" calcext:value-type="float">
            <text:p>288.83999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046021" calcext:value-type="float">
            <text:p>290.04602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014648" calcext:value-type="float">
            <text:p>289.014648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708313" calcext:value-type="float">
            <text:p>290.708313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213013" calcext:value-type="float">
            <text:p>289.213013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419342" calcext:value-type="float">
            <text:p>289.41934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7.529663" calcext:value-type="float">
            <text:p>287.529663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944" calcext:value-type="float">
            <text:p>289.94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358673" calcext:value-type="float">
            <text:p>289.358673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734009" calcext:value-type="float">
            <text:p>290.734009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397339" calcext:value-type="float">
            <text:p>289.397339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389343" calcext:value-type="float">
            <text:p>289.389343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194336" calcext:value-type="float">
            <text:p>288.19433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193359" calcext:value-type="float">
            <text:p>290.193359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956329" calcext:value-type="float">
            <text:p>288.95632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5.95401" calcext:value-type="float">
            <text:p>295.954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.263336" calcext:value-type="float">
            <text:p>291.26333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656982" calcext:value-type="float">
            <text:p>290.65698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885681" calcext:value-type="float">
            <text:p>290.8856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934998" calcext:value-type="float">
            <text:p>290.934998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.652344" calcext:value-type="float">
            <text:p>291.65234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2.302002" calcext:value-type="float">
            <text:p>292.30200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388" calcext:value-type="float">
            <text:p>290.388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346344" calcext:value-type="float">
            <text:p>290.34634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2.207336" calcext:value-type="float">
            <text:p>292.20733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.652985" calcext:value-type="float">
            <text:p>291.652985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2.618988" calcext:value-type="float">
            <text:p>292.618988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.452667" calcext:value-type="float">
            <text:p>291.452667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2.293671" calcext:value-type="float">
            <text:p>292.293671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609344" calcext:value-type="float">
            <text:p>288.60934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032654" calcext:value-type="float">
            <text:p>289.03265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444" calcext:value-type="float">
            <text:p>290.44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.263672" calcext:value-type="float">
            <text:p>291.263672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2.043671" calcext:value-type="float">
            <text:p>292.043671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7.610657" calcext:value-type="float">
            <text:p>287.61065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6.365662" calcext:value-type="float">
            <text:p>286.36566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683014" calcext:value-type="float">
            <text:p>288.68301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674011" calcext:value-type="float">
            <text:p>288.67401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391663" calcext:value-type="float">
            <text:p>289.39166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3.560333" calcext:value-type="float">
            <text:p>293.560333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3.787323" calcext:value-type="float">
            <text:p>293.787323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2.774017" calcext:value-type="float">
            <text:p>292.774017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184021" calcext:value-type="float">
            <text:p>289.184021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4.650665" calcext:value-type="float">
            <text:p>294.650665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102661" calcext:value-type="float">
            <text:p>290.102661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170685" calcext:value-type="float">
            <text:p>289.170685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601318" calcext:value-type="float">
            <text:p>290.601318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5.483337" calcext:value-type="float">
            <text:p>295.483337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8.834656" calcext:value-type="float">
            <text:p>298.834656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3.003693" calcext:value-type="float">
            <text:p>293.003693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052002" calcext:value-type="float">
            <text:p>289.052002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331665" calcext:value-type="float">
            <text:p>289.331665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602325" calcext:value-type="float">
            <text:p>289.602325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564331" calcext:value-type="float">
            <text:p>288.564331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9.552002" calcext:value-type="float">
            <text:p>579.552002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8.02301" calcext:value-type="float">
            <text:p>578.0230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5.979004" calcext:value-type="float">
            <text:p>575.979004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.102661" calcext:value-type="float">
            <text:p>571.10266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.92865" calcext:value-type="float">
            <text:p>571.92865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3.386658" calcext:value-type="float">
            <text:p>573.38665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3.108643" calcext:value-type="float">
            <text:p>573.108643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3.334961" calcext:value-type="float">
            <text:p>573.33496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980713" calcext:value-type="float">
            <text:p>567.980713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847656" calcext:value-type="float">
            <text:p>566.84765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654663" calcext:value-type="float">
            <text:p>566.654663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.974976" calcext:value-type="float">
            <text:p>571.97497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8.548706" calcext:value-type="float">
            <text:p>568.54870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.584961" calcext:value-type="float">
            <text:p>571.58496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0.763367" calcext:value-type="float">
            <text:p>570.76336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3.470642" calcext:value-type="float">
            <text:p>563.47064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4.743713" calcext:value-type="float">
            <text:p>564.743713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492676" calcext:value-type="float">
            <text:p>566.492676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0.018677" calcext:value-type="float">
            <text:p>570.018677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1.62561" calcext:value-type="float">
            <text:p>561.6256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633972" calcext:value-type="float">
            <text:p>566.63397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517639" calcext:value-type="float">
            <text:p>565.517639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2.052002" calcext:value-type="float">
            <text:p>572.05200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9.374329" calcext:value-type="float">
            <text:p>569.374329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097351" calcext:value-type="float">
            <text:p>565.09735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072327" calcext:value-type="float">
            <text:p>565.072327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3.962341" calcext:value-type="float">
            <text:p>563.96234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8.419006" calcext:value-type="float">
            <text:p>568.419006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4.521973" calcext:value-type="float">
            <text:p>564.521973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001343" calcext:value-type="float">
            <text:p>566.001343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3.374023" calcext:value-type="float">
            <text:p>563.374023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820007" calcext:value-type="float">
            <text:p>566.820007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736694" calcext:value-type="float">
            <text:p>565.736694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086365" calcext:value-type="float">
            <text:p>565.086365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4.786316" calcext:value-type="float">
            <text:p>564.786316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4.364319" calcext:value-type="float">
            <text:p>564.364319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956665" calcext:value-type="float">
            <text:p>565.956665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169006" calcext:value-type="float">
            <text:p>566.169006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3.898376" calcext:value-type="float">
            <text:p>573.898376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0.126038" calcext:value-type="float">
            <text:p>570.126038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637329" calcext:value-type="float">
            <text:p>565.637329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3.728027" calcext:value-type="float">
            <text:p>573.728027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53064" calcext:value-type="float">
            <text:p>567.53064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901001" calcext:value-type="float">
            <text:p>565.901001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3.080994" calcext:value-type="float">
            <text:p>563.080994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3.945374" calcext:value-type="float">
            <text:p>563.945374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153687" calcext:value-type="float">
            <text:p>565.153687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9.636353" calcext:value-type="float">
            <text:p>569.636353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639343" calcext:value-type="float">
            <text:p>567.639343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623962" calcext:value-type="float">
            <text:p>565.623962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4.326355" calcext:value-type="float">
            <text:p>564.326355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8.141296" calcext:value-type="float">
            <text:p>568.141296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.002319" calcext:value-type="float">
            <text:p>571.002319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744019" calcext:value-type="float">
            <text:p>565.744019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2.932312" calcext:value-type="float">
            <text:p>572.932312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396667" calcext:value-type="float">
            <text:p>565.39666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2.458313" calcext:value-type="float">
            <text:p>572.45831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192322" calcext:value-type="float">
            <text:p>566.19232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450684" calcext:value-type="float">
            <text:p>567.450684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598999" calcext:value-type="float">
            <text:p>567.598999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430664" calcext:value-type="float">
            <text:p>565.430664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27063" calcext:value-type="float">
            <text:p>567.27063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3.488708" calcext:value-type="float">
            <text:p>573.488708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5.612976" calcext:value-type="float">
            <text:p>575.612976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.10968" calcext:value-type="float">
            <text:p>571.10968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81.929321" calcext:value-type="float">
            <text:p>581.929321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7.372314" calcext:value-type="float">
            <text:p>577.372314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6.909668" calcext:value-type="float">
            <text:p>576.909668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4.156677" calcext:value-type="float">
            <text:p>574.156677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176025" calcext:value-type="float">
            <text:p>566.176025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513367" calcext:value-type="float">
            <text:p>565.513367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9.531006" calcext:value-type="float">
            <text:p>569.531006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0.584656" calcext:value-type="float">
            <text:p>570.584656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.250977" calcext:value-type="float">
            <text:p>571.250977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426697" calcext:value-type="float">
            <text:p>565.426697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9.763672" calcext:value-type="float">
            <text:p>1139.763672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3.289673" calcext:value-type="float">
            <text:p>1123.289673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4.455322" calcext:value-type="float">
            <text:p>1134.455322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6.915039" calcext:value-type="float">
            <text:p>1126.915039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9.455688" calcext:value-type="float">
            <text:p>1129.455688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7.010986" calcext:value-type="float">
            <text:p>1137.010986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2.819702" calcext:value-type="float">
            <text:p>1122.819702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7.488647" calcext:value-type="float">
            <text:p>1127.488647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2.810669" calcext:value-type="float">
            <text:p>1122.810669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1.506958" calcext:value-type="float">
            <text:p>1121.506958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6.602661" calcext:value-type="float">
            <text:p>1126.60266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3.487671" calcext:value-type="float">
            <text:p>1123.48767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1.029053" calcext:value-type="float">
            <text:p>1121.029053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2.037354" calcext:value-type="float">
            <text:p>1132.037354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9.737305" calcext:value-type="float">
            <text:p>1119.737305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3.27832" calcext:value-type="float">
            <text:p>1123.27832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9.21167" calcext:value-type="float">
            <text:p>1119.21167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1.562012" calcext:value-type="float">
            <text:p>1121.562012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.786011" calcext:value-type="float">
            <text:p>1124.786011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1.716064" calcext:value-type="float">
            <text:p>1121.71606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9.53064" calcext:value-type="float">
            <text:p>1119.5306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9.243286" calcext:value-type="float">
            <text:p>1119.243286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0.503662" calcext:value-type="float">
            <text:p>1120.503662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0.148682" calcext:value-type="float">
            <text:p>1120.148682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0.717041" calcext:value-type="float">
            <text:p>1120.717041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9.65332" calcext:value-type="float">
            <text:p>1119.65332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71.276367" calcext:value-type="float">
            <text:p>1171.276367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0.978638" calcext:value-type="float">
            <text:p>1150.978638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0.558716" calcext:value-type="float">
            <text:p>1130.558716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6.240723" calcext:value-type="float">
            <text:p>1126.240723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.915649" calcext:value-type="float">
            <text:p>1124.915649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1.315308" calcext:value-type="float">
            <text:p>1121.315308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2.063721" calcext:value-type="float">
            <text:p>1122.063721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1.57666" calcext:value-type="float">
            <text:p>1131.57666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3.24292" calcext:value-type="float">
            <text:p>1123.24292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3.57666" calcext:value-type="float">
            <text:p>1123.57666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8.956055" calcext:value-type="float">
            <text:p>1118.956055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0.627319" calcext:value-type="float">
            <text:p>1120.627319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7.774536" calcext:value-type="float">
            <text:p>1137.774536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8.539307" calcext:value-type="float">
            <text:p>1128.539307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.974243" calcext:value-type="float">
            <text:p>1124.974243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2.716309" calcext:value-type="float">
            <text:p>1122.716309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3.001587" calcext:value-type="float">
            <text:p>1123.001587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6.735596" calcext:value-type="float">
            <text:p>1126.735596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2.210938" calcext:value-type="float">
            <text:p>1132.210938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2.265991" calcext:value-type="float">
            <text:p>1132.265991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.012939" calcext:value-type="float">
            <text:p>1124.012939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1.83667" calcext:value-type="float">
            <text:p>1121.83667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9.184326" calcext:value-type="float">
            <text:p>1129.184326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.880737" calcext:value-type="float">
            <text:p>1124.880737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5.236694" calcext:value-type="float">
            <text:p>1125.236694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0.567383" calcext:value-type="float">
            <text:p>1120.567383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7.994629" calcext:value-type="float">
            <text:p>1127.994629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0.621094" calcext:value-type="float">
            <text:p>1120.621094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.37793" calcext:value-type="float">
            <text:p>1124.37793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6.042358" calcext:value-type="float">
            <text:p>1126.042358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9.742432" calcext:value-type="float">
            <text:p>1119.742432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.089355" calcext:value-type="float">
            <text:p>1124.089355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1.589966" calcext:value-type="float">
            <text:p>1121.589966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5.524658" calcext:value-type="float">
            <text:p>1125.524658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6.866699" calcext:value-type="float">
            <text:p>1126.866699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7.412598" calcext:value-type="float">
            <text:p>1127.412598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1.450928" calcext:value-type="float">
            <text:p>1121.450928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6.417969" calcext:value-type="float">
            <text:p>1126.417969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7.897949" calcext:value-type="float">
            <text:p>1137.897949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1.315674" calcext:value-type="float">
            <text:p>1141.315674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3.659302" calcext:value-type="float">
            <text:p>1123.659302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2.871338" calcext:value-type="float">
            <text:p>1132.871338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.866943" calcext:value-type="float">
            <text:p>1124.866943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.84729" calcext:value-type="float">
            <text:p>1124.84729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2.049316" calcext:value-type="float">
            <text:p>1122.049316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2.551025" calcext:value-type="float">
            <text:p>1122.551025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9.751343" calcext:value-type="float">
            <text:p>1119.751343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4.008667" calcext:value-type="float">
            <text:p>1134.008667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6.589355" calcext:value-type="float">
            <text:p>1136.589355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54.691895" calcext:value-type="float">
            <text:p>2254.691895</text:p>
          </table:table-cell>
          <table:table-cell office:value-type="float" office:value="8000" calcext:value-type="float">
            <text:p>8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8.972656" calcext:value-type="float">
            <text:p>2238.972656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6.197266" calcext:value-type="float">
            <text:p>2236.197266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59.98999" calcext:value-type="float">
            <text:p>2259.98999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8.446777" calcext:value-type="float">
            <text:p>2228.446777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53.239258" calcext:value-type="float">
            <text:p>2253.239258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8.110352" calcext:value-type="float">
            <text:p>2238.110352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8.691162" calcext:value-type="float">
            <text:p>2248.691162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8.698975" calcext:value-type="float">
            <text:p>2228.698975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5.785645" calcext:value-type="float">
            <text:p>2225.785645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7.993408" calcext:value-type="float">
            <text:p>2227.993408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2.434326" calcext:value-type="float">
            <text:p>2232.434326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7.73877" calcext:value-type="float">
            <text:p>2227.73877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2.939941" calcext:value-type="float">
            <text:p>2222.93994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5.311035" calcext:value-type="float">
            <text:p>2225.311035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0.34375" calcext:value-type="float">
            <text:p>2230.34375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1.27002" calcext:value-type="float">
            <text:p>2231.27002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9.1604" calcext:value-type="float">
            <text:p>2239.1604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5.645752" calcext:value-type="float">
            <text:p>2225.645752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3.347412" calcext:value-type="float">
            <text:p>2223.347412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1.361572" calcext:value-type="float">
            <text:p>2231.361572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8.516113" calcext:value-type="float">
            <text:p>2228.516113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7.881592" calcext:value-type="float">
            <text:p>2227.881592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8.810059" calcext:value-type="float">
            <text:p>2228.810059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1.216797" calcext:value-type="float">
            <text:p>2241.216797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9.122803" calcext:value-type="float">
            <text:p>2249.122803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1.728027" calcext:value-type="float">
            <text:p>2231.728027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1.429443" calcext:value-type="float">
            <text:p>2231.429443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7.770996" calcext:value-type="float">
            <text:p>2227.770996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6.263916" calcext:value-type="float">
            <text:p>2226.263916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4.945557" calcext:value-type="float">
            <text:p>2234.945557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3.677002" calcext:value-type="float">
            <text:p>2243.677002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4.160156" calcext:value-type="float">
            <text:p>2234.160156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4.231445" calcext:value-type="float">
            <text:p>2234.231445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1.293701" calcext:value-type="float">
            <text:p>2241.293701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3.786621" calcext:value-type="float">
            <text:p>2233.786621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3.262451" calcext:value-type="float">
            <text:p>2243.262451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0.148682" calcext:value-type="float">
            <text:p>2240.14868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8.85498" calcext:value-type="float">
            <text:p>2228.85498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3.537109" calcext:value-type="float">
            <text:p>2243.537109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4.194336" calcext:value-type="float">
            <text:p>2244.194336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3.775635" calcext:value-type="float">
            <text:p>2233.775635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50.768311" calcext:value-type="float">
            <text:p>2250.768311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3.028076" calcext:value-type="float">
            <text:p>2233.028076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6.335938" calcext:value-type="float">
            <text:p>2236.335938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3.976074" calcext:value-type="float">
            <text:p>2233.976074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4.905518" calcext:value-type="float">
            <text:p>2234.905518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7.573486" calcext:value-type="float">
            <text:p>2247.573486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6.118408" calcext:value-type="float">
            <text:p>2236.118408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3.890137" calcext:value-type="float">
            <text:p>2223.890137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61.610107" calcext:value-type="float">
            <text:p>2261.610107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9.944336" calcext:value-type="float">
            <text:p>2249.944336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50.336426" calcext:value-type="float">
            <text:p>2250.336426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2.660645" calcext:value-type="float">
            <text:p>2232.660645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3.485107" calcext:value-type="float">
            <text:p>2243.485107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57.995361" calcext:value-type="float">
            <text:p>2257.995361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5.956055" calcext:value-type="float">
            <text:p>2245.956055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8.521729" calcext:value-type="float">
            <text:p>2238.521729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70.331299" calcext:value-type="float">
            <text:p>2270.331299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8.107422" calcext:value-type="float">
            <text:p>2248.10742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8.643311" calcext:value-type="float">
            <text:p>2238.643311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3.75415" calcext:value-type="float">
            <text:p>2243.75415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8.537354" calcext:value-type="float">
            <text:p>2228.537354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2.118652" calcext:value-type="float">
            <text:p>2232.118652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7.307373" calcext:value-type="float">
            <text:p>2247.307373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61.93042" calcext:value-type="float">
            <text:p>2261.93042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6.647705" calcext:value-type="float">
            <text:p>2246.647705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8.401367" calcext:value-type="float">
            <text:p>2248.401367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58.278809" calcext:value-type="float">
            <text:p>2258.278809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5.770996" calcext:value-type="float">
            <text:p>2235.770996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9.812744" calcext:value-type="float">
            <text:p>2239.812744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1.029785" calcext:value-type="float">
            <text:p>2241.029785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8.505371" calcext:value-type="float">
            <text:p>2238.505371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8.813232" calcext:value-type="float">
            <text:p>2238.813232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3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5.352051" calcext:value-type="float">
            <text:p>2245.352051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number-rows-repeated="104797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K1048576">
          <table:sort>
            <table:sort-by table:field-number="2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22:20:58.150233114</dc:date>
    <dc:creator>Minke Zhang</dc:creator>
    <meta:generator>LibreOffice/4.1.3.2$Linux_X86_64 LibreOffice_project/410m0$Build-2</meta:generator>
    <meta:editing-duration>PT28M10S</meta:editing-duration>
    <meta:editing-cycles>15</meta:editing-cycles>
    <meta:document-statistic meta:table-count="1" meta:cell-count="601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5.367cm" svg:y="0.39cm" chart:style-name="ch2">
          <text:p>Speedup vs. Threads (exponential)</text:p>
        </chart:title>
        <chart:subtitle svg:x="7.986cm" svg:y="1.449cm" chart:style-name="ch3">
          <text:p>W = 1000</text:p>
        </chart:subtitle>
        <chart:legend chart:legend-position="end" svg:x="13.659cm" svg:y="2.565cm" style:legend-expansion="high" chart:style-name="ch4"/>
        <chart:plot-area chart:style-name="ch5" table:cell-range-address="Sheet1.J2:Sheet1.K6 Sheet1.G2:Sheet1.H2 Sheet1.G7:Sheet1.H7 Sheet1.J7:Sheet1.J76 Sheet1.G12:Sheet1.H12 Sheet1.G17:Sheet1.H17 Sheet1.G22:Sheet1.H22 Sheet1.G27:Sheet1.H27 Sheet1.G32:Sheet1.H32 Sheet1.G37:Sheet1.H37 Sheet1.G42:Sheet1.H42 Sheet1.G47:Sheet1.H47 Sheet1.G52:Sheet1.H52 Sheet1.G57:Sheet1.H57 Sheet1.G62:Sheet1.H62 Sheet1.G67:Sheet1.H67 Sheet1.G72:Sheet1.H72" chart:data-source-has-labels="row" svg:x="1.366cm" svg:y="2.666cm" svg:width="11.583cm" svg:height="8.8cm">
          <chartooo:coordinate-region svg:x="2.093cm" svg:y="2.866cm" svg:width="10.669cm" svg:height="7.953cm"/>
          <chart:axis chart:dimension="x" chart:name="primary-x" chart:style-name="ch6">
            <chart:title svg:x="6.028cm" svg:y="11.72cm" chart:style-name="ch7">
              <text:p>threads (N + 1)</text:p>
            </chart:title>
            <chart:grid chart:style-name="ch8" chart:class="major"/>
          </chart:axis>
          <chart:axis chart:dimension="y" chart:name="primary-y" chart:style-name="ch6">
            <chart:title svg:x="0.451cm" svg:y="7.758cm" chart:style-name="ch9">
              <text:p>speedup</text:p>
            </chart:title>
            <chart:grid chart:style-name="ch8" chart:class="major"/>
          </chart:axis>
          <chart:series chart:style-name="ch10" chart:values-cell-range-address="Sheet1.J2:Sheet1.J6" chart:label-cell-address="Sheet1.G2:Sheet1.H2" chart:class="chart:scatter">
            <chart:domain table:cell-range-address="Sheet1.K2:Sheet1.K6"/>
            <chart:data-point chart:repeated="5"/>
          </chart:series>
          <chart:series chart:style-name="ch11" chart:values-cell-range-address="Sheet1.J7:Sheet1.J11" chart:label-cell-address="Sheet1.G7:Sheet1.H7" chart:class="chart:scatter">
            <chart:data-point chart:repeated="5"/>
          </chart:series>
          <chart:series chart:style-name="ch12" chart:values-cell-range-address="Sheet1.J12:Sheet1.J16" chart:label-cell-address="Sheet1.G12:Sheet1.H12" chart:class="chart:scatter">
            <chart:data-point chart:repeated="5"/>
          </chart:series>
          <chart:series chart:style-name="ch13" chart:values-cell-range-address="Sheet1.J17:Sheet1.J21" chart:label-cell-address="Sheet1.G17:Sheet1.H17" chart:class="chart:scatter">
            <chart:data-point chart:repeated="5"/>
          </chart:series>
          <chart:series chart:style-name="ch14" chart:values-cell-range-address="Sheet1.J22:Sheet1.J26" chart:label-cell-address="Sheet1.G22:Sheet1.H22" chart:class="chart:scatter">
            <chart:data-point chart:repeated="5"/>
          </chart:series>
          <chart:series chart:style-name="ch15" chart:values-cell-range-address="Sheet1.J27:Sheet1.J31" chart:label-cell-address="Sheet1.G27:Sheet1.H27" chart:class="chart:scatter">
            <chart:data-point chart:repeated="5"/>
          </chart:series>
          <chart:series chart:style-name="ch16" chart:values-cell-range-address="Sheet1.J32:Sheet1.J36" chart:label-cell-address="Sheet1.G32:Sheet1.H32" chart:class="chart:scatter">
            <chart:data-point chart:repeated="5"/>
          </chart:series>
          <chart:series chart:style-name="ch17" chart:values-cell-range-address="Sheet1.J37:Sheet1.J41" chart:label-cell-address="Sheet1.G37:Sheet1.H37" chart:class="chart:scatter">
            <chart:data-point chart:repeated="5"/>
          </chart:series>
          <chart:series chart:style-name="ch18" chart:values-cell-range-address="Sheet1.J42:Sheet1.J46" chart:label-cell-address="Sheet1.G42:Sheet1.H42" chart:class="chart:scatter">
            <chart:data-point chart:repeated="5"/>
          </chart:series>
          <chart:series chart:style-name="ch19" chart:values-cell-range-address="Sheet1.J47:Sheet1.J51" chart:label-cell-address="Sheet1.G47:Sheet1.H47" chart:class="chart:scatter">
            <chart:data-point chart:repeated="5"/>
          </chart:series>
          <chart:series chart:style-name="ch20" chart:values-cell-range-address="Sheet1.J52:Sheet1.J56" chart:label-cell-address="Sheet1.G52:Sheet1.H52" chart:class="chart:scatter">
            <chart:data-point chart:repeated="5"/>
          </chart:series>
          <chart:series chart:style-name="ch21" chart:values-cell-range-address="Sheet1.J57:Sheet1.J61" chart:label-cell-address="Sheet1.G57:Sheet1.H57" chart:class="chart:scatter">
            <chart:data-point chart:repeated="5"/>
          </chart:series>
          <chart:series chart:style-name="ch10" chart:values-cell-range-address="Sheet1.J62:Sheet1.J66" chart:label-cell-address="Sheet1.G62:Sheet1.H62" chart:class="chart:scatter">
            <chart:data-point chart:repeated="5"/>
          </chart:series>
          <chart:series chart:style-name="ch11" chart:values-cell-range-address="Sheet1.J67:Sheet1.J71" chart:label-cell-address="Sheet1.G67:Sheet1.H67" chart:class="chart:scatter">
            <chart:data-point chart:repeated="5"/>
          </chart:series>
          <chart:series chart:style-name="ch12" chart:values-cell-range-address="Sheet1.J72:Sheet1.J76" chart:label-cell-address="Sheet1.G72:Sheet1.H72" chart:class="chart:scatte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AS lockfree</text:p>
                <text:list>
                  <text:list-item>
                    <text:p>TAS</text:p>
                  </text:list-item>
                  <text:list-item>
                    <text:p>lockfree</text:p>
                  </text:list-item>
                </text:list>
                <draw:g>
                  <svg:desc>Sheet1.G2:Sheet1.H2</svg:desc>
                </draw:g>
              </table:table-cell>
              <table:table-cell office:value-type="string">
                <text:p>TAS random</text:p>
                <text:list>
                  <text:list-item>
                    <text:p>TAS</text:p>
                  </text:list-item>
                  <text:list-item>
                    <text:p>random</text:p>
                  </text:list-item>
                </text:list>
                <draw:g>
                  <svg:desc>Sheet1.G7:Sheet1.H7</svg:desc>
                </draw:g>
              </table:table-cell>
              <table:table-cell office:value-type="string">
                <text:p>TAS last</text:p>
                <text:list>
                  <text:list-item>
                    <text:p>TAS</text:p>
                  </text:list-item>
                  <text:list-item>
                    <text:p>last</text:p>
                  </text:list-item>
                </text:list>
                <draw:g>
                  <svg:desc>Sheet1.G12:Sheet1.H12</svg:desc>
                </draw:g>
              </table:table-cell>
              <table:table-cell office:value-type="string">
                <text:p>backoff lockfree</text:p>
                <text:list>
                  <text:list-item>
                    <text:p>backoff</text:p>
                  </text:list-item>
                  <text:list-item>
                    <text:p>lockfree</text:p>
                  </text:list-item>
                </text:list>
                <draw:g>
                  <svg:desc>Sheet1.G17:Sheet1.H17</svg:desc>
                </draw:g>
              </table:table-cell>
              <table:table-cell office:value-type="string">
                <text:p>backoff random</text:p>
                <text:list>
                  <text:list-item>
                    <text:p>backoff</text:p>
                  </text:list-item>
                  <text:list-item>
                    <text:p>random</text:p>
                  </text:list-item>
                </text:list>
                <draw:g>
                  <svg:desc>Sheet1.G22:Sheet1.H22</svg:desc>
                </draw:g>
              </table:table-cell>
              <table:table-cell office:value-type="string">
                <text:p>backoff last</text:p>
                <text:list>
                  <text:list-item>
                    <text:p>backoff</text:p>
                  </text:list-item>
                  <text:list-item>
                    <text:p>last</text:p>
                  </text:list-item>
                </text:list>
                <draw:g>
                  <svg:desc>Sheet1.G27:Sheet1.H27</svg:desc>
                </draw:g>
              </table:table-cell>
              <table:table-cell office:value-type="string">
                <text:p>mutex lockfree</text:p>
                <text:list>
                  <text:list-item>
                    <text:p>mutex</text:p>
                  </text:list-item>
                  <text:list-item>
                    <text:p>lockfree</text:p>
                  </text:list-item>
                </text:list>
                <draw:g>
                  <svg:desc>Sheet1.G32:Sheet1.H32</svg:desc>
                </draw:g>
              </table:table-cell>
              <table:table-cell office:value-type="string">
                <text:p>mutex random</text:p>
                <text:list>
                  <text:list-item>
                    <text:p>mutex</text:p>
                  </text:list-item>
                  <text:list-item>
                    <text:p>random</text:p>
                  </text:list-item>
                </text:list>
                <draw:g>
                  <svg:desc>Sheet1.G37:Sheet1.H37</svg:desc>
                </draw:g>
              </table:table-cell>
              <table:table-cell office:value-type="string">
                <text:p>mutex last</text:p>
                <text:list>
                  <text:list-item>
                    <text:p>mutex</text:p>
                  </text:list-item>
                  <text:list-item>
                    <text:p>last</text:p>
                  </text:list-item>
                </text:list>
                <draw:g>
                  <svg:desc>Sheet1.G42:Sheet1.H42</svg:desc>
                </draw:g>
              </table:table-cell>
              <table:table-cell office:value-type="string">
                <text:p>Anderson lockfree</text:p>
                <text:list>
                  <text:list-item>
                    <text:p>Anderson</text:p>
                  </text:list-item>
                  <text:list-item>
                    <text:p>lockfree</text:p>
                  </text:list-item>
                </text:list>
                <draw:g>
                  <svg:desc>Sheet1.G47:Sheet1.H47</svg:desc>
                </draw:g>
              </table:table-cell>
              <table:table-cell office:value-type="string">
                <text:p>Anderson random</text:p>
                <text:list>
                  <text:list-item>
                    <text:p>Anderson</text:p>
                  </text:list-item>
                  <text:list-item>
                    <text:p>random</text:p>
                  </text:list-item>
                </text:list>
                <draw:g>
                  <svg:desc>Sheet1.G52:Sheet1.H52</svg:desc>
                </draw:g>
              </table:table-cell>
              <table:table-cell office:value-type="string">
                <text:p>Anderson last</text:p>
                <text:list>
                  <text:list-item>
                    <text:p>Anderson</text:p>
                  </text:list-item>
                  <text:list-item>
                    <text:p>last</text:p>
                  </text:list-item>
                </text:list>
                <draw:g>
                  <svg:desc>Sheet1.G57:Sheet1.H57</svg:desc>
                </draw:g>
              </table:table-cell>
              <table:table-cell office:value-type="string">
                <text:p>CLH lockfree</text:p>
                <text:list>
                  <text:list-item>
                    <text:p>CLH</text:p>
                  </text:list-item>
                  <text:list-item>
                    <text:p>lockfree</text:p>
                  </text:list-item>
                </text:list>
                <draw:g>
                  <svg:desc>Sheet1.G62:Sheet1.H62</svg:desc>
                </draw:g>
              </table:table-cell>
              <table:table-cell office:value-type="string">
                <text:p>CLH random</text:p>
                <text:list>
                  <text:list-item>
                    <text:p>CLH</text:p>
                  </text:list-item>
                  <text:list-item>
                    <text:p>random</text:p>
                  </text:list-item>
                </text:list>
                <draw:g>
                  <svg:desc>Sheet1.G67:Sheet1.H67</svg:desc>
                </draw:g>
              </table:table-cell>
              <table:table-cell office:value-type="string">
                <text:p>CLH last</text:p>
                <text:list>
                  <text:list-item>
                    <text:p>CLH</text:p>
                  </text:list-item>
                  <text:list-item>
                    <text:p>last</text:p>
                  </text:list-item>
                </text:list>
                <draw:g>
                  <svg:desc>Sheet1.G72:Sheet1.H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K2:Sheet1.K6</svg:desc>
                </draw:g>
              </table:table-cell>
              <table:table-cell office:value-type="float" office:value="0.854040687378132">
                <text:p>0.854040687378132</text:p>
                <draw:g>
                  <svg:desc>Sheet1.J2:Sheet1.J6</svg:desc>
                </draw:g>
              </table:table-cell>
              <table:table-cell office:value-type="float" office:value="0.759154189743729">
                <text:p>0.759154189743729</text:p>
                <draw:g>
                  <svg:desc>Sheet1.J7:Sheet1.J11</svg:desc>
                </draw:g>
              </table:table-cell>
              <table:table-cell office:value-type="float" office:value="0.864431384031602">
                <text:p>0.864431384031602</text:p>
                <draw:g>
                  <svg:desc>Sheet1.J12:Sheet1.J16</svg:desc>
                </draw:g>
              </table:table-cell>
              <table:table-cell office:value-type="float" office:value="0.831803835900442">
                <text:p>0.831803835900442</text:p>
                <draw:g>
                  <svg:desc>Sheet1.J17:Sheet1.J21</svg:desc>
                </draw:g>
              </table:table-cell>
              <table:table-cell office:value-type="float" office:value="0.749743776969433">
                <text:p>0.749743776969433</text:p>
                <draw:g>
                  <svg:desc>Sheet1.J22:Sheet1.J26</svg:desc>
                </draw:g>
              </table:table-cell>
              <table:table-cell office:value-type="float" office:value="0.838779970308873">
                <text:p>0.838779970308873</text:p>
                <draw:g>
                  <svg:desc>Sheet1.J27:Sheet1.J31</svg:desc>
                </draw:g>
              </table:table-cell>
              <table:table-cell office:value-type="float" office:value="0.782888494063993">
                <text:p>0.782888494063993</text:p>
                <draw:g>
                  <svg:desc>Sheet1.J32:Sheet1.J36</svg:desc>
                </draw:g>
              </table:table-cell>
              <table:table-cell office:value-type="float" office:value="0.761298892316326">
                <text:p>0.761298892316326</text:p>
                <draw:g>
                  <svg:desc>Sheet1.J37:Sheet1.J41</svg:desc>
                </draw:g>
              </table:table-cell>
              <table:table-cell office:value-type="float" office:value="0.82973434223965">
                <text:p>0.82973434223965</text:p>
                <draw:g>
                  <svg:desc>Sheet1.J42:Sheet1.J46</svg:desc>
                </draw:g>
              </table:table-cell>
              <table:table-cell office:value-type="float" office:value="0.778558661865938">
                <text:p>0.778558661865938</text:p>
                <draw:g>
                  <svg:desc>Sheet1.J47:Sheet1.J51</svg:desc>
                </draw:g>
              </table:table-cell>
              <table:table-cell office:value-type="float" office:value="0.785519673314306">
                <text:p>0.785519673314306</text:p>
                <draw:g>
                  <svg:desc>Sheet1.J52:Sheet1.J56</svg:desc>
                </draw:g>
              </table:table-cell>
              <table:table-cell office:value-type="float" office:value="0.869384485351949">
                <text:p>0.869384485351949</text:p>
                <draw:g>
                  <svg:desc>Sheet1.J57:Sheet1.J61</svg:desc>
                </draw:g>
              </table:table-cell>
              <table:table-cell office:value-type="float" office:value="0.848154276556961">
                <text:p>0.848154276556961</text:p>
                <draw:g>
                  <svg:desc>Sheet1.J62:Sheet1.J66</svg:desc>
                </draw:g>
              </table:table-cell>
              <table:table-cell office:value-type="float" office:value="0.79047907720804">
                <text:p>0.79047907720804</text:p>
                <draw:g>
                  <svg:desc>Sheet1.J67:Sheet1.J71</svg:desc>
                </draw:g>
              </table:table-cell>
              <table:table-cell office:value-type="float" office:value="0.861491782118831">
                <text:p>0.861491782118831</text:p>
                <draw:g>
                  <svg:desc>Sheet1.J72:Sheet1.J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34678997182702">
                <text:p>1.34678997182702</text:p>
              </table:table-cell>
              <table:table-cell office:value-type="float" office:value="1.22406287123267">
                <text:p>1.22406287123267</text:p>
              </table:table-cell>
              <table:table-cell office:value-type="float" office:value="1.41974455811865">
                <text:p>1.41974455811865</text:p>
              </table:table-cell>
              <table:table-cell office:value-type="float" office:value="1.33671629427052">
                <text:p>1.33671629427052</text:p>
              </table:table-cell>
              <table:table-cell office:value-type="float" office:value="0.968019794630998">
                <text:p>0.968019794630998</text:p>
              </table:table-cell>
              <table:table-cell office:value-type="float" office:value="1.43302914296824">
                <text:p>1.43302914296824</text:p>
              </table:table-cell>
              <table:table-cell office:value-type="float" office:value="1.35068717051669">
                <text:p>1.35068717051669</text:p>
              </table:table-cell>
              <table:table-cell office:value-type="float" office:value="1.27643224842045">
                <text:p>1.27643224842045</text:p>
              </table:table-cell>
              <table:table-cell office:value-type="float" office:value="1.40107906673118">
                <text:p>1.40107906673118</text:p>
              </table:table-cell>
              <table:table-cell office:value-type="float" office:value="1.3591194638217">
                <text:p>1.3591194638217</text:p>
              </table:table-cell>
              <table:table-cell office:value-type="float" office:value="1.18815689560026">
                <text:p>1.18815689560026</text:p>
              </table:table-cell>
              <table:table-cell office:value-type="float" office:value="1.4220023519581">
                <text:p>1.4220023519581</text:p>
              </table:table-cell>
              <table:table-cell office:value-type="float" office:value="1.32553780151613">
                <text:p>1.32553780151613</text:p>
              </table:table-cell>
              <table:table-cell office:value-type="float" office:value="1.32989946412496">
                <text:p>1.32989946412496</text:p>
              </table:table-cell>
              <table:table-cell office:value-type="float" office:value="1.41011745755569">
                <text:p>1.41011745755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82761666460094">
                <text:p>1.82761666460094</text:p>
              </table:table-cell>
              <table:table-cell office:value-type="float" office:value="1.56643977084513">
                <text:p>1.56643977084513</text:p>
              </table:table-cell>
              <table:table-cell office:value-type="float" office:value="1.84867359852948">
                <text:p>1.84867359852948</text:p>
              </table:table-cell>
              <table:table-cell office:value-type="float" office:value="1.80289731133801">
                <text:p>1.80289731133801</text:p>
              </table:table-cell>
              <table:table-cell office:value-type="float" office:value="1.11109022465231">
                <text:p>1.11109022465231</text:p>
              </table:table-cell>
              <table:table-cell office:value-type="float" office:value="1.81581623198258">
                <text:p>1.81581623198258</text:p>
              </table:table-cell>
              <table:table-cell office:value-type="float" office:value="1.82264171943846">
                <text:p>1.82264171943846</text:p>
              </table:table-cell>
              <table:table-cell office:value-type="float" office:value="1.59961856514518">
                <text:p>1.59961856514518</text:p>
              </table:table-cell>
              <table:table-cell office:value-type="float" office:value="1.84402932093786">
                <text:p>1.84402932093786</text:p>
              </table:table-cell>
              <table:table-cell office:value-type="float" office:value="1.80485661443379">
                <text:p>1.80485661443379</text:p>
              </table:table-cell>
              <table:table-cell office:value-type="float" office:value="1.644143585332">
                <text:p>1.644143585332</text:p>
              </table:table-cell>
              <table:table-cell office:value-type="float" office:value="1.88820343354711">
                <text:p>1.88820343354711</text:p>
              </table:table-cell>
              <table:table-cell office:value-type="float" office:value="1.83717877744442">
                <text:p>1.83717877744442</text:p>
              </table:table-cell>
              <table:table-cell office:value-type="float" office:value="1.71143647573553">
                <text:p>1.71143647573553</text:p>
              </table:table-cell>
              <table:table-cell office:value-type="float" office:value="1.79563382415467">
                <text:p>1.79563382415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34920375263248">
                <text:p>2.34920375263248</text:p>
              </table:table-cell>
              <table:table-cell office:value-type="float" office:value="1.96057301601214">
                <text:p>1.96057301601214</text:p>
              </table:table-cell>
              <table:table-cell office:value-type="float" office:value="2.18694406004222">
                <text:p>2.18694406004222</text:p>
              </table:table-cell>
              <table:table-cell office:value-type="float" office:value="2.29825501040292">
                <text:p>2.29825501040292</text:p>
              </table:table-cell>
              <table:table-cell office:value-type="float" office:value="1.41226400285542">
                <text:p>1.41226400285542</text:p>
              </table:table-cell>
              <table:table-cell office:value-type="float" office:value="2.44718406252726">
                <text:p>2.44718406252726</text:p>
              </table:table-cell>
              <table:table-cell office:value-type="float" office:value="2.41839376829607">
                <text:p>2.41839376829607</text:p>
              </table:table-cell>
              <table:table-cell office:value-type="float" office:value="1.80258737045529">
                <text:p>1.80258737045529</text:p>
              </table:table-cell>
              <table:table-cell office:value-type="float" office:value="2.39538048611405">
                <text:p>2.39538048611405</text:p>
              </table:table-cell>
              <table:table-cell office:value-type="float" office:value="2.2720866670154">
                <text:p>2.2720866670154</text:p>
              </table:table-cell>
              <table:table-cell office:value-type="float" office:value="1.87230774061826">
                <text:p>1.87230774061826</text:p>
              </table:table-cell>
              <table:table-cell office:value-type="float" office:value="2.45380680433459">
                <text:p>2.45380680433459</text:p>
              </table:table-cell>
              <table:table-cell office:value-type="float" office:value="2.46744758928953">
                <text:p>2.46744758928953</text:p>
              </table:table-cell>
              <table:table-cell office:value-type="float" office:value="2.12056707950802">
                <text:p>2.12056707950802</text:p>
              </table:table-cell>
              <table:table-cell office:value-type="float" office:value="2.26270671117017">
                <text:p>2.26270671117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43186673258828">
                <text:p>1.43186673258828</text:p>
              </table:table-cell>
              <table:table-cell office:value-type="float" office:value="1.12047891822477">
                <text:p>1.12047891822477</text:p>
              </table:table-cell>
              <table:table-cell office:value-type="float" office:value="1.37330481063011">
                <text:p>1.37330481063011</text:p>
              </table:table-cell>
              <table:table-cell office:value-type="float" office:value="1.89556863548596">
                <text:p>1.89556863548596</text:p>
              </table:table-cell>
              <table:table-cell office:value-type="float" office:value="1.09779404839687">
                <text:p>1.09779404839687</text:p>
              </table:table-cell>
              <table:table-cell office:value-type="float" office:value="1.52054743468951">
                <text:p>1.52054743468951</text:p>
              </table:table-cell>
              <table:table-cell office:value-type="float" office:value="1.35869550092382">
                <text:p>1.35869550092382</text:p>
              </table:table-cell>
              <table:table-cell office:value-type="float" office:value="1.13599863760932">
                <text:p>1.13599863760932</text:p>
              </table:table-cell>
              <table:table-cell office:value-type="float" office:value="1.31567364553284">
                <text:p>1.31567364553284</text:p>
              </table:table-cell>
              <table:table-cell office:value-type="float" office:value="1.45718902071692">
                <text:p>1.45718902071692</text:p>
              </table:table-cell>
              <table:table-cell office:value-type="float" office:value="1.27571571211811">
                <text:p>1.27571571211811</text:p>
              </table:table-cell>
              <table:table-cell office:value-type="float" office:value="1.65243288266924">
                <text:p>1.65243288266924</text:p>
              </table:table-cell>
              <table:table-cell office:value-type="float" office:value="1.58398158119302">
                <text:p>1.58398158119302</text:p>
              </table:table-cell>
              <table:table-cell office:value-type="float" office:value="1.74728154988306">
                <text:p>1.74728154988306</text:p>
              </table:table-cell>
              <table:table-cell office:value-type="float" office:value="1.54548854397835">
                <text:p>1.545488543978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5.367cm" svg:y="0.39cm" chart:style-name="ch2">
          <text:p>Speedup vs. Threads (exponential)</text:p>
        </chart:title>
        <chart:subtitle svg:x="7.986cm" svg:y="1.449cm" chart:style-name="ch3">
          <text:p>W = 2000</text:p>
        </chart:subtitle>
        <chart:legend chart:legend-position="end" svg:x="13.659cm" svg:y="2.565cm" style:legend-expansion="high" chart:style-name="ch4"/>
        <chart:plot-area chart:style-name="ch5" table:cell-range-address="Sheet1.K2:Sheet1.K6 Sheet1.G2:Sheet1.H2 Sheet1.J77:Sheet1.J151 Sheet1.G7:Sheet1.H7 Sheet1.G12:Sheet1.H12 Sheet1.G17:Sheet1.H17 Sheet1.G22:Sheet1.H22 Sheet1.G27:Sheet1.H27 Sheet1.G32:Sheet1.H32 Sheet1.G37:Sheet1.H37 Sheet1.G42:Sheet1.H42 Sheet1.G47:Sheet1.H47 Sheet1.G52:Sheet1.H52 Sheet1.G57:Sheet1.H57 Sheet1.G62:Sheet1.H62 Sheet1.G67:Sheet1.H67 Sheet1.G72:Sheet1.H72" chart:data-source-has-labels="row" svg:x="1.366cm" svg:y="2.666cm" svg:width="11.583cm" svg:height="8.8cm">
          <chartooo:coordinate-region svg:x="2.093cm" svg:y="2.865cm" svg:width="10.669cm" svg:height="7.954cm"/>
          <chart:axis chart:dimension="x" chart:name="primary-x" chart:style-name="ch6">
            <chart:title svg:x="6.028cm" svg:y="11.72cm" chart:style-name="ch7">
              <text:p>threads (N + 1)</text:p>
            </chart:title>
            <chart:grid chart:style-name="ch8" chart:class="major"/>
          </chart:axis>
          <chart:axis chart:dimension="y" chart:name="primary-y" chart:style-name="ch6">
            <chart:title svg:x="0.451cm" svg:y="7.758cm" chart:style-name="ch9">
              <text:p>speedup</text:p>
            </chart:title>
            <chart:grid chart:style-name="ch8" chart:class="major"/>
          </chart:axis>
          <chart:series chart:style-name="ch10" chart:values-cell-range-address="Sheet1.J77:Sheet1.J81" chart:label-cell-address="Sheet1.G2:Sheet1.H2" chart:class="chart:scatter">
            <chart:domain table:cell-range-address="Sheet1.K2:Sheet1.K6"/>
            <chart:data-point chart:repeated="5"/>
          </chart:series>
          <chart:series chart:style-name="ch11" chart:values-cell-range-address="Sheet1.J82:Sheet1.J86" chart:label-cell-address="Sheet1.G7:Sheet1.H7" chart:class="chart:scatter">
            <chart:data-point chart:repeated="5"/>
          </chart:series>
          <chart:series chart:style-name="ch12" chart:values-cell-range-address="Sheet1.J87:Sheet1.J91" chart:label-cell-address="Sheet1.G12:Sheet1.H12" chart:class="chart:scatter">
            <chart:data-point chart:repeated="5"/>
          </chart:series>
          <chart:series chart:style-name="ch13" chart:values-cell-range-address="Sheet1.J92:Sheet1.J96" chart:label-cell-address="Sheet1.G17:Sheet1.H17" chart:class="chart:scatter">
            <chart:data-point chart:repeated="5"/>
          </chart:series>
          <chart:series chart:style-name="ch14" chart:values-cell-range-address="Sheet1.J97:Sheet1.J101" chart:label-cell-address="Sheet1.G22:Sheet1.H22" chart:class="chart:scatter">
            <chart:data-point chart:repeated="5"/>
          </chart:series>
          <chart:series chart:style-name="ch15" chart:values-cell-range-address="Sheet1.J102:Sheet1.J106" chart:label-cell-address="Sheet1.G27:Sheet1.H27" chart:class="chart:scatter">
            <chart:data-point chart:repeated="5"/>
          </chart:series>
          <chart:series chart:style-name="ch16" chart:values-cell-range-address="Sheet1.J107:Sheet1.J111" chart:label-cell-address="Sheet1.G32:Sheet1.H32" chart:class="chart:scatter">
            <chart:data-point chart:repeated="5"/>
          </chart:series>
          <chart:series chart:style-name="ch17" chart:values-cell-range-address="Sheet1.J112:Sheet1.J116" chart:label-cell-address="Sheet1.G37:Sheet1.H37" chart:class="chart:scatter">
            <chart:data-point chart:repeated="5"/>
          </chart:series>
          <chart:series chart:style-name="ch18" chart:values-cell-range-address="Sheet1.J117:Sheet1.J121" chart:label-cell-address="Sheet1.G42:Sheet1.H42" chart:class="chart:scatter">
            <chart:data-point chart:repeated="5"/>
          </chart:series>
          <chart:series chart:style-name="ch19" chart:values-cell-range-address="Sheet1.J122:Sheet1.J126" chart:label-cell-address="Sheet1.G47:Sheet1.H47" chart:class="chart:scatter">
            <chart:data-point chart:repeated="5"/>
          </chart:series>
          <chart:series chart:style-name="ch20" chart:values-cell-range-address="Sheet1.J127:Sheet1.J131" chart:label-cell-address="Sheet1.G52:Sheet1.H52" chart:class="chart:scatter">
            <chart:data-point chart:repeated="5"/>
          </chart:series>
          <chart:series chart:style-name="ch21" chart:values-cell-range-address="Sheet1.J132:Sheet1.J136" chart:label-cell-address="Sheet1.G57:Sheet1.H57" chart:class="chart:scatter">
            <chart:data-point chart:repeated="5"/>
          </chart:series>
          <chart:series chart:style-name="ch10" chart:values-cell-range-address="Sheet1.J137:Sheet1.J141" chart:label-cell-address="Sheet1.G62:Sheet1.H62" chart:class="chart:scatter">
            <chart:data-point chart:repeated="5"/>
          </chart:series>
          <chart:series chart:style-name="ch11" chart:values-cell-range-address="Sheet1.J142:Sheet1.J146" chart:label-cell-address="Sheet1.G67:Sheet1.H67" chart:class="chart:scatter">
            <chart:data-point chart:repeated="5"/>
          </chart:series>
          <chart:series chart:style-name="ch12" chart:values-cell-range-address="Sheet1.J147:Sheet1.J151" chart:label-cell-address="Sheet1.G72:Sheet1.H72" chart:class="chart:scatte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AS lockfree</text:p>
                <text:list>
                  <text:list-item>
                    <text:p>TAS</text:p>
                  </text:list-item>
                  <text:list-item>
                    <text:p>lockfree</text:p>
                  </text:list-item>
                </text:list>
                <draw:g>
                  <svg:desc>Sheet1.G2:Sheet1.H2</svg:desc>
                </draw:g>
              </table:table-cell>
              <table:table-cell office:value-type="string">
                <text:p>TAS random</text:p>
                <text:list>
                  <text:list-item>
                    <text:p>TAS</text:p>
                  </text:list-item>
                  <text:list-item>
                    <text:p>random</text:p>
                  </text:list-item>
                </text:list>
                <draw:g>
                  <svg:desc>Sheet1.G7:Sheet1.H7</svg:desc>
                </draw:g>
              </table:table-cell>
              <table:table-cell office:value-type="string">
                <text:p>TAS last</text:p>
                <text:list>
                  <text:list-item>
                    <text:p>TAS</text:p>
                  </text:list-item>
                  <text:list-item>
                    <text:p>last</text:p>
                  </text:list-item>
                </text:list>
                <draw:g>
                  <svg:desc>Sheet1.G12:Sheet1.H12</svg:desc>
                </draw:g>
              </table:table-cell>
              <table:table-cell office:value-type="string">
                <text:p>backoff lockfree</text:p>
                <text:list>
                  <text:list-item>
                    <text:p>backoff</text:p>
                  </text:list-item>
                  <text:list-item>
                    <text:p>lockfree</text:p>
                  </text:list-item>
                </text:list>
                <draw:g>
                  <svg:desc>Sheet1.G17:Sheet1.H17</svg:desc>
                </draw:g>
              </table:table-cell>
              <table:table-cell office:value-type="string">
                <text:p>backoff random</text:p>
                <text:list>
                  <text:list-item>
                    <text:p>backoff</text:p>
                  </text:list-item>
                  <text:list-item>
                    <text:p>random</text:p>
                  </text:list-item>
                </text:list>
                <draw:g>
                  <svg:desc>Sheet1.G22:Sheet1.H22</svg:desc>
                </draw:g>
              </table:table-cell>
              <table:table-cell office:value-type="string">
                <text:p>backoff last</text:p>
                <text:list>
                  <text:list-item>
                    <text:p>backoff</text:p>
                  </text:list-item>
                  <text:list-item>
                    <text:p>last</text:p>
                  </text:list-item>
                </text:list>
                <draw:g>
                  <svg:desc>Sheet1.G27:Sheet1.H27</svg:desc>
                </draw:g>
              </table:table-cell>
              <table:table-cell office:value-type="string">
                <text:p>mutex lockfree</text:p>
                <text:list>
                  <text:list-item>
                    <text:p>mutex</text:p>
                  </text:list-item>
                  <text:list-item>
                    <text:p>lockfree</text:p>
                  </text:list-item>
                </text:list>
                <draw:g>
                  <svg:desc>Sheet1.G32:Sheet1.H32</svg:desc>
                </draw:g>
              </table:table-cell>
              <table:table-cell office:value-type="string">
                <text:p>mutex random</text:p>
                <text:list>
                  <text:list-item>
                    <text:p>mutex</text:p>
                  </text:list-item>
                  <text:list-item>
                    <text:p>random</text:p>
                  </text:list-item>
                </text:list>
                <draw:g>
                  <svg:desc>Sheet1.G37:Sheet1.H37</svg:desc>
                </draw:g>
              </table:table-cell>
              <table:table-cell office:value-type="string">
                <text:p>mutex last</text:p>
                <text:list>
                  <text:list-item>
                    <text:p>mutex</text:p>
                  </text:list-item>
                  <text:list-item>
                    <text:p>last</text:p>
                  </text:list-item>
                </text:list>
                <draw:g>
                  <svg:desc>Sheet1.G42:Sheet1.H42</svg:desc>
                </draw:g>
              </table:table-cell>
              <table:table-cell office:value-type="string">
                <text:p>Anderson lockfree</text:p>
                <text:list>
                  <text:list-item>
                    <text:p>Anderson</text:p>
                  </text:list-item>
                  <text:list-item>
                    <text:p>lockfree</text:p>
                  </text:list-item>
                </text:list>
                <draw:g>
                  <svg:desc>Sheet1.G47:Sheet1.H47</svg:desc>
                </draw:g>
              </table:table-cell>
              <table:table-cell office:value-type="string">
                <text:p>Anderson random</text:p>
                <text:list>
                  <text:list-item>
                    <text:p>Anderson</text:p>
                  </text:list-item>
                  <text:list-item>
                    <text:p>random</text:p>
                  </text:list-item>
                </text:list>
                <draw:g>
                  <svg:desc>Sheet1.G52:Sheet1.H52</svg:desc>
                </draw:g>
              </table:table-cell>
              <table:table-cell office:value-type="string">
                <text:p>Anderson last</text:p>
                <text:list>
                  <text:list-item>
                    <text:p>Anderson</text:p>
                  </text:list-item>
                  <text:list-item>
                    <text:p>last</text:p>
                  </text:list-item>
                </text:list>
                <draw:g>
                  <svg:desc>Sheet1.G57:Sheet1.H57</svg:desc>
                </draw:g>
              </table:table-cell>
              <table:table-cell office:value-type="string">
                <text:p>CLH lockfree</text:p>
                <text:list>
                  <text:list-item>
                    <text:p>CLH</text:p>
                  </text:list-item>
                  <text:list-item>
                    <text:p>lockfree</text:p>
                  </text:list-item>
                </text:list>
                <draw:g>
                  <svg:desc>Sheet1.G62:Sheet1.H62</svg:desc>
                </draw:g>
              </table:table-cell>
              <table:table-cell office:value-type="string">
                <text:p>CLH random</text:p>
                <text:list>
                  <text:list-item>
                    <text:p>CLH</text:p>
                  </text:list-item>
                  <text:list-item>
                    <text:p>random</text:p>
                  </text:list-item>
                </text:list>
                <draw:g>
                  <svg:desc>Sheet1.G67:Sheet1.H67</svg:desc>
                </draw:g>
              </table:table-cell>
              <table:table-cell office:value-type="string">
                <text:p>CLH last</text:p>
                <text:list>
                  <text:list-item>
                    <text:p>CLH</text:p>
                  </text:list-item>
                  <text:list-item>
                    <text:p>last</text:p>
                  </text:list-item>
                </text:list>
                <draw:g>
                  <svg:desc>Sheet1.G72:Sheet1.H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K2:Sheet1.K6</svg:desc>
                </draw:g>
              </table:table-cell>
              <table:table-cell office:value-type="float" office:value="0.904838869050652">
                <text:p>0.904838869050652</text:p>
                <draw:g>
                  <svg:desc>Sheet1.J77:Sheet1.J81</svg:desc>
                </draw:g>
              </table:table-cell>
              <table:table-cell office:value-type="float" office:value="0.864745278698754">
                <text:p>0.864745278698754</text:p>
                <draw:g>
                  <svg:desc>Sheet1.J82:Sheet1.J86</svg:desc>
                </draw:g>
              </table:table-cell>
              <table:table-cell office:value-type="float" office:value="0.903323248588999">
                <text:p>0.903323248588999</text:p>
                <draw:g>
                  <svg:desc>Sheet1.J87:Sheet1.J91</svg:desc>
                </draw:g>
              </table:table-cell>
              <table:table-cell office:value-type="float" office:value="0.872691813165803">
                <text:p>0.872691813165803</text:p>
                <draw:g>
                  <svg:desc>Sheet1.J92:Sheet1.J96</svg:desc>
                </draw:g>
              </table:table-cell>
              <table:table-cell office:value-type="float" office:value="0.833918038533266">
                <text:p>0.833918038533266</text:p>
                <draw:g>
                  <svg:desc>Sheet1.J97:Sheet1.J101</svg:desc>
                </draw:g>
              </table:table-cell>
              <table:table-cell office:value-type="float" office:value="0.901871349248168">
                <text:p>0.901871349248168</text:p>
                <draw:g>
                  <svg:desc>Sheet1.J102:Sheet1.J106</svg:desc>
                </draw:g>
              </table:table-cell>
              <table:table-cell office:value-type="float" office:value="0.854314526488845">
                <text:p>0.854314526488845</text:p>
                <draw:g>
                  <svg:desc>Sheet1.J107:Sheet1.J111</svg:desc>
                </draw:g>
              </table:table-cell>
              <table:table-cell office:value-type="float" office:value="0.852287060982251">
                <text:p>0.852287060982251</text:p>
                <draw:g>
                  <svg:desc>Sheet1.J112:Sheet1.J116</svg:desc>
                </draw:g>
              </table:table-cell>
              <table:table-cell office:value-type="float" office:value="0.900293536806363">
                <text:p>0.900293536806363</text:p>
                <draw:g>
                  <svg:desc>Sheet1.J117:Sheet1.J121</svg:desc>
                </draw:g>
              </table:table-cell>
              <table:table-cell office:value-type="float" office:value="0.87070711968948">
                <text:p>0.87070711968948</text:p>
                <draw:g>
                  <svg:desc>Sheet1.J122:Sheet1.J126</svg:desc>
                </draw:g>
              </table:table-cell>
              <table:table-cell office:value-type="float" office:value="0.863792131523643">
                <text:p>0.863792131523643</text:p>
                <draw:g>
                  <svg:desc>Sheet1.J127:Sheet1.J131</svg:desc>
                </draw:g>
              </table:table-cell>
              <table:table-cell office:value-type="float" office:value="0.916793007373879">
                <text:p>0.916793007373879</text:p>
                <draw:g>
                  <svg:desc>Sheet1.J132:Sheet1.J136</svg:desc>
                </draw:g>
              </table:table-cell>
              <table:table-cell office:value-type="float" office:value="0.881157258718452">
                <text:p>0.881157258718452</text:p>
                <draw:g>
                  <svg:desc>Sheet1.J137:Sheet1.J141</svg:desc>
                </draw:g>
              </table:table-cell>
              <table:table-cell office:value-type="float" office:value="0.906396202467588">
                <text:p>0.906396202467588</text:p>
                <draw:g>
                  <svg:desc>Sheet1.J142:Sheet1.J146</svg:desc>
                </draw:g>
              </table:table-cell>
              <table:table-cell office:value-type="float" office:value="0.926204592605404">
                <text:p>0.926204592605404</text:p>
                <draw:g>
                  <svg:desc>Sheet1.J147:Sheet1.J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45978669981177">
                <text:p>1.45978669981177</text:p>
              </table:table-cell>
              <table:table-cell office:value-type="float" office:value="1.56936524265435">
                <text:p>1.56936524265435</text:p>
              </table:table-cell>
              <table:table-cell office:value-type="float" office:value="1.52115201626763">
                <text:p>1.52115201626763</text:p>
              </table:table-cell>
              <table:table-cell office:value-type="float" office:value="1.51078015908035">
                <text:p>1.51078015908035</text:p>
              </table:table-cell>
              <table:table-cell office:value-type="float" office:value="1.33300094991564">
                <text:p>1.33300094991564</text:p>
              </table:table-cell>
              <table:table-cell office:value-type="float" office:value="1.51566385571529">
                <text:p>1.51566385571529</text:p>
              </table:table-cell>
              <table:table-cell office:value-type="float" office:value="1.47032600096121">
                <text:p>1.47032600096121</text:p>
              </table:table-cell>
              <table:table-cell office:value-type="float" office:value="1.51021389027918">
                <text:p>1.51021389027918</text:p>
              </table:table-cell>
              <table:table-cell office:value-type="float" office:value="1.56105995750631">
                <text:p>1.56105995750631</text:p>
              </table:table-cell>
              <table:table-cell office:value-type="float" office:value="1.54069096967071">
                <text:p>1.54069096967071</text:p>
              </table:table-cell>
              <table:table-cell office:value-type="float" office:value="1.55222510855183">
                <text:p>1.55222510855183</text:p>
              </table:table-cell>
              <table:table-cell office:value-type="float" office:value="1.59882232142401">
                <text:p>1.59882232142401</text:p>
              </table:table-cell>
              <table:table-cell office:value-type="float" office:value="1.50972900659236">
                <text:p>1.50972900659236</text:p>
              </table:table-cell>
              <table:table-cell office:value-type="float" office:value="1.59578427969597">
                <text:p>1.59578427969597</text:p>
              </table:table-cell>
              <table:table-cell office:value-type="float" office:value="1.51853061613397">
                <text:p>1.51853061613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04841322314014">
                <text:p>2.04841322314014</text:p>
              </table:table-cell>
              <table:table-cell office:value-type="float" office:value="2.04438060392847">
                <text:p>2.04438060392847</text:p>
              </table:table-cell>
              <table:table-cell office:value-type="float" office:value="2.05347870269202">
                <text:p>2.05347870269202</text:p>
              </table:table-cell>
              <table:table-cell office:value-type="float" office:value="2.11032184798636">
                <text:p>2.11032184798636</text:p>
              </table:table-cell>
              <table:table-cell office:value-type="float" office:value="1.92550469386619">
                <text:p>1.92550469386619</text:p>
              </table:table-cell>
              <table:table-cell office:value-type="float" office:value="2.06560605533463">
                <text:p>2.06560605533463</text:p>
              </table:table-cell>
              <table:table-cell office:value-type="float" office:value="1.98978854836621">
                <text:p>1.98978854836621</text:p>
              </table:table-cell>
              <table:table-cell office:value-type="float" office:value="2.07088543900674">
                <text:p>2.07088543900674</text:p>
              </table:table-cell>
              <table:table-cell office:value-type="float" office:value="2.01854226357978">
                <text:p>2.01854226357978</text:p>
              </table:table-cell>
              <table:table-cell office:value-type="float" office:value="2.07130930083064">
                <text:p>2.07130930083064</text:p>
              </table:table-cell>
              <table:table-cell office:value-type="float" office:value="2.11499050362009">
                <text:p>2.11499050362009</text:p>
              </table:table-cell>
              <table:table-cell office:value-type="float" office:value="2.0541379050506">
                <text:p>2.0541379050506</text:p>
              </table:table-cell>
              <table:table-cell office:value-type="float" office:value="2.10260894838786">
                <text:p>2.10260894838786</text:p>
              </table:table-cell>
              <table:table-cell office:value-type="float" office:value="2.09947957979539">
                <text:p>2.09947957979539</text:p>
              </table:table-cell>
              <table:table-cell office:value-type="float" office:value="2.08443161406037">
                <text:p>2.08443161406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96038995955481">
                <text:p>2.96038995955481</text:p>
              </table:table-cell>
              <table:table-cell office:value-type="float" office:value="3.24384311234562">
                <text:p>3.24384311234562</text:p>
              </table:table-cell>
              <table:table-cell office:value-type="float" office:value="2.9598575637225">
                <text:p>2.9598575637225</text:p>
              </table:table-cell>
              <table:table-cell office:value-type="float" office:value="3.02059577677952">
                <text:p>3.02059577677952</text:p>
              </table:table-cell>
              <table:table-cell office:value-type="float" office:value="3.07910273042579">
                <text:p>3.07910273042579</text:p>
              </table:table-cell>
              <table:table-cell office:value-type="float" office:value="3.02994391236603">
                <text:p>3.02994391236603</text:p>
              </table:table-cell>
              <table:table-cell office:value-type="float" office:value="2.98733531692039">
                <text:p>2.98733531692039</text:p>
              </table:table-cell>
              <table:table-cell office:value-type="float" office:value="3.78990060282307">
                <text:p>3.78990060282307</text:p>
              </table:table-cell>
              <table:table-cell office:value-type="float" office:value="2.92448748938351">
                <text:p>2.92448748938351</text:p>
              </table:table-cell>
              <table:table-cell office:value-type="float" office:value="3.03027019429802">
                <text:p>3.03027019429802</text:p>
              </table:table-cell>
              <table:table-cell office:value-type="float" office:value="3.27301591915158">
                <text:p>3.27301591915158</text:p>
              </table:table-cell>
              <table:table-cell office:value-type="float" office:value="3.00041615555357">
                <text:p>3.00041615555357</text:p>
              </table:table-cell>
              <table:table-cell office:value-type="float" office:value="3.07333985404891">
                <text:p>3.07333985404891</text:p>
              </table:table-cell>
              <table:table-cell office:value-type="float" office:value="3.2767947349361">
                <text:p>3.2767947349361</text:p>
              </table:table-cell>
              <table:table-cell office:value-type="float" office:value="3.04202615987852">
                <text:p>3.04202615987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71201494475095">
                <text:p>4.71201494475095</text:p>
              </table:table-cell>
              <table:table-cell office:value-type="float" office:value="3.03454356991691">
                <text:p>3.03454356991691</text:p>
              </table:table-cell>
              <table:table-cell office:value-type="float" office:value="4.08565540047895">
                <text:p>4.08565540047895</text:p>
              </table:table-cell>
              <table:table-cell office:value-type="float" office:value="4.12290011831362">
                <text:p>4.12290011831362</text:p>
              </table:table-cell>
              <table:table-cell office:value-type="float" office:value="2.9257523464271">
                <text:p>2.9257523464271</text:p>
              </table:table-cell>
              <table:table-cell office:value-type="float" office:value="4.13686215364825">
                <text:p>4.13686215364825</text:p>
              </table:table-cell>
              <table:table-cell office:value-type="float" office:value="4.33816965453307">
                <text:p>4.33816965453307</text:p>
              </table:table-cell>
              <table:table-cell office:value-type="float" office:value="3.42431754564201">
                <text:p>3.42431754564201</text:p>
              </table:table-cell>
              <table:table-cell office:value-type="float" office:value="3.80810932568335">
                <text:p>3.80810932568335</text:p>
              </table:table-cell>
              <table:table-cell office:value-type="float" office:value="3.91979612213312">
                <text:p>3.91979612213312</text:p>
              </table:table-cell>
              <table:table-cell office:value-type="float" office:value="2.49636106724401">
                <text:p>2.49636106724401</text:p>
              </table:table-cell>
              <table:table-cell office:value-type="float" office:value="3.88559737197884">
                <text:p>3.88559737197884</text:p>
              </table:table-cell>
              <table:table-cell office:value-type="float" office:value="3.95255319569929">
                <text:p>3.95255319569929</text:p>
              </table:table-cell>
              <table:table-cell office:value-type="float" office:value="2.55468097068235">
                <text:p>2.55468097068235</text:p>
              </table:table-cell>
              <table:table-cell office:value-type="float" office:value="4.2115142547254">
                <text:p>4.21151425472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5.367cm" svg:y="0.39cm" chart:style-name="ch2">
          <text:p>Speedup vs. Threads (exponential)</text:p>
        </chart:title>
        <chart:subtitle svg:x="7.986cm" svg:y="1.449cm" chart:style-name="ch3">
          <text:p>W = 4000</text:p>
        </chart:subtitle>
        <chart:legend chart:legend-position="end" svg:x="13.659cm" svg:y="2.565cm" style:legend-expansion="high" chart:style-name="ch4"/>
        <chart:plot-area chart:style-name="ch5" table:cell-range-address="Sheet1.K2:Sheet1.K6 Sheet1.G2:Sheet1.H2 Sheet1.J152:Sheet1.J226 Sheet1.G7:Sheet1.H7 Sheet1.G12:Sheet1.H12 Sheet1.G17:Sheet1.H17 Sheet1.G22:Sheet1.H22 Sheet1.G27:Sheet1.H27 Sheet1.G32:Sheet1.H32 Sheet1.G37:Sheet1.H37 Sheet1.G42:Sheet1.H42 Sheet1.G47:Sheet1.H47 Sheet1.G52:Sheet1.H52 Sheet1.G57:Sheet1.H57 Sheet1.G62:Sheet1.H62 Sheet1.G67:Sheet1.H67 Sheet1.G72:Sheet1.H72" chart:data-source-has-labels="row" svg:x="1.366cm" svg:y="2.666cm" svg:width="11.583cm" svg:height="8.8cm">
          <chartooo:coordinate-region svg:x="1.802cm" svg:y="2.866cm" svg:width="10.96cm" svg:height="7.953cm"/>
          <chart:axis chart:dimension="x" chart:name="primary-x" chart:style-name="ch6">
            <chart:title svg:x="6.028cm" svg:y="11.72cm" chart:style-name="ch7">
              <text:p>threads (N + 1)</text:p>
            </chart:title>
            <chart:grid chart:style-name="ch8" chart:class="major"/>
          </chart:axis>
          <chart:axis chart:dimension="y" chart:name="primary-y" chart:style-name="ch6">
            <chart:title svg:x="0.451cm" svg:y="7.758cm" chart:style-name="ch9">
              <text:p>speedup</text:p>
            </chart:title>
            <chart:grid chart:style-name="ch8" chart:class="major"/>
          </chart:axis>
          <chart:series chart:style-name="ch10" chart:values-cell-range-address="Sheet1.J152:Sheet1.J156" chart:label-cell-address="Sheet1.G2:Sheet1.H2" chart:class="chart:scatter">
            <chart:domain table:cell-range-address="Sheet1.K2:Sheet1.K6"/>
            <chart:data-point chart:repeated="5"/>
          </chart:series>
          <chart:series chart:style-name="ch11" chart:values-cell-range-address="Sheet1.J157:Sheet1.J161" chart:label-cell-address="Sheet1.G7:Sheet1.H7" chart:class="chart:scatter">
            <chart:data-point chart:repeated="5"/>
          </chart:series>
          <chart:series chart:style-name="ch12" chart:values-cell-range-address="Sheet1.J162:Sheet1.J166" chart:label-cell-address="Sheet1.G12:Sheet1.H12" chart:class="chart:scatter">
            <chart:data-point chart:repeated="5"/>
          </chart:series>
          <chart:series chart:style-name="ch13" chart:values-cell-range-address="Sheet1.J167:Sheet1.J171" chart:label-cell-address="Sheet1.G17:Sheet1.H17" chart:class="chart:scatter">
            <chart:data-point chart:repeated="5"/>
          </chart:series>
          <chart:series chart:style-name="ch14" chart:values-cell-range-address="Sheet1.J172:Sheet1.J176" chart:label-cell-address="Sheet1.G22:Sheet1.H22" chart:class="chart:scatter">
            <chart:data-point chart:repeated="5"/>
          </chart:series>
          <chart:series chart:style-name="ch15" chart:values-cell-range-address="Sheet1.J177:Sheet1.J181" chart:label-cell-address="Sheet1.G27:Sheet1.H27" chart:class="chart:scatter">
            <chart:data-point chart:repeated="5"/>
          </chart:series>
          <chart:series chart:style-name="ch16" chart:values-cell-range-address="Sheet1.J182:Sheet1.J186" chart:label-cell-address="Sheet1.G32:Sheet1.H32" chart:class="chart:scatter">
            <chart:data-point chart:repeated="5"/>
          </chart:series>
          <chart:series chart:style-name="ch17" chart:values-cell-range-address="Sheet1.J187:Sheet1.J191" chart:label-cell-address="Sheet1.G37:Sheet1.H37" chart:class="chart:scatter">
            <chart:data-point chart:repeated="5"/>
          </chart:series>
          <chart:series chart:style-name="ch18" chart:values-cell-range-address="Sheet1.J192:Sheet1.J196" chart:label-cell-address="Sheet1.G42:Sheet1.H42" chart:class="chart:scatter">
            <chart:data-point chart:repeated="5"/>
          </chart:series>
          <chart:series chart:style-name="ch19" chart:values-cell-range-address="Sheet1.J197:Sheet1.J201" chart:label-cell-address="Sheet1.G47:Sheet1.H47" chart:class="chart:scatter">
            <chart:data-point chart:repeated="5"/>
          </chart:series>
          <chart:series chart:style-name="ch20" chart:values-cell-range-address="Sheet1.J202:Sheet1.J206" chart:label-cell-address="Sheet1.G52:Sheet1.H52" chart:class="chart:scatter">
            <chart:data-point chart:repeated="5"/>
          </chart:series>
          <chart:series chart:style-name="ch21" chart:values-cell-range-address="Sheet1.J207:Sheet1.J211" chart:label-cell-address="Sheet1.G57:Sheet1.H57" chart:class="chart:scatter">
            <chart:data-point chart:repeated="5"/>
          </chart:series>
          <chart:series chart:style-name="ch10" chart:values-cell-range-address="Sheet1.J212:Sheet1.J216" chart:label-cell-address="Sheet1.G62:Sheet1.H62" chart:class="chart:scatter">
            <chart:data-point chart:repeated="5"/>
          </chart:series>
          <chart:series chart:style-name="ch11" chart:values-cell-range-address="Sheet1.J217:Sheet1.J221" chart:label-cell-address="Sheet1.G67:Sheet1.H67" chart:class="chart:scatter">
            <chart:data-point chart:repeated="5"/>
          </chart:series>
          <chart:series chart:style-name="ch12" chart:values-cell-range-address="Sheet1.J222:Sheet1.J226" chart:label-cell-address="Sheet1.G72:Sheet1.H72" chart:class="chart:scatte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AS lockfree</text:p>
                <text:list>
                  <text:list-item>
                    <text:p>TAS</text:p>
                  </text:list-item>
                  <text:list-item>
                    <text:p>lockfree</text:p>
                  </text:list-item>
                </text:list>
                <draw:g>
                  <svg:desc>Sheet1.G2:Sheet1.H2</svg:desc>
                </draw:g>
              </table:table-cell>
              <table:table-cell office:value-type="string">
                <text:p>TAS random</text:p>
                <text:list>
                  <text:list-item>
                    <text:p>TAS</text:p>
                  </text:list-item>
                  <text:list-item>
                    <text:p>random</text:p>
                  </text:list-item>
                </text:list>
                <draw:g>
                  <svg:desc>Sheet1.G7:Sheet1.H7</svg:desc>
                </draw:g>
              </table:table-cell>
              <table:table-cell office:value-type="string">
                <text:p>TAS last</text:p>
                <text:list>
                  <text:list-item>
                    <text:p>TAS</text:p>
                  </text:list-item>
                  <text:list-item>
                    <text:p>last</text:p>
                  </text:list-item>
                </text:list>
                <draw:g>
                  <svg:desc>Sheet1.G12:Sheet1.H12</svg:desc>
                </draw:g>
              </table:table-cell>
              <table:table-cell office:value-type="string">
                <text:p>backoff lockfree</text:p>
                <text:list>
                  <text:list-item>
                    <text:p>backoff</text:p>
                  </text:list-item>
                  <text:list-item>
                    <text:p>lockfree</text:p>
                  </text:list-item>
                </text:list>
                <draw:g>
                  <svg:desc>Sheet1.G17:Sheet1.H17</svg:desc>
                </draw:g>
              </table:table-cell>
              <table:table-cell office:value-type="string">
                <text:p>backoff random</text:p>
                <text:list>
                  <text:list-item>
                    <text:p>backoff</text:p>
                  </text:list-item>
                  <text:list-item>
                    <text:p>random</text:p>
                  </text:list-item>
                </text:list>
                <draw:g>
                  <svg:desc>Sheet1.G22:Sheet1.H22</svg:desc>
                </draw:g>
              </table:table-cell>
              <table:table-cell office:value-type="string">
                <text:p>backoff last</text:p>
                <text:list>
                  <text:list-item>
                    <text:p>backoff</text:p>
                  </text:list-item>
                  <text:list-item>
                    <text:p>last</text:p>
                  </text:list-item>
                </text:list>
                <draw:g>
                  <svg:desc>Sheet1.G27:Sheet1.H27</svg:desc>
                </draw:g>
              </table:table-cell>
              <table:table-cell office:value-type="string">
                <text:p>mutex lockfree</text:p>
                <text:list>
                  <text:list-item>
                    <text:p>mutex</text:p>
                  </text:list-item>
                  <text:list-item>
                    <text:p>lockfree</text:p>
                  </text:list-item>
                </text:list>
                <draw:g>
                  <svg:desc>Sheet1.G32:Sheet1.H32</svg:desc>
                </draw:g>
              </table:table-cell>
              <table:table-cell office:value-type="string">
                <text:p>mutex random</text:p>
                <text:list>
                  <text:list-item>
                    <text:p>mutex</text:p>
                  </text:list-item>
                  <text:list-item>
                    <text:p>random</text:p>
                  </text:list-item>
                </text:list>
                <draw:g>
                  <svg:desc>Sheet1.G37:Sheet1.H37</svg:desc>
                </draw:g>
              </table:table-cell>
              <table:table-cell office:value-type="string">
                <text:p>mutex last</text:p>
                <text:list>
                  <text:list-item>
                    <text:p>mutex</text:p>
                  </text:list-item>
                  <text:list-item>
                    <text:p>last</text:p>
                  </text:list-item>
                </text:list>
                <draw:g>
                  <svg:desc>Sheet1.G42:Sheet1.H42</svg:desc>
                </draw:g>
              </table:table-cell>
              <table:table-cell office:value-type="string">
                <text:p>Anderson lockfree</text:p>
                <text:list>
                  <text:list-item>
                    <text:p>Anderson</text:p>
                  </text:list-item>
                  <text:list-item>
                    <text:p>lockfree</text:p>
                  </text:list-item>
                </text:list>
                <draw:g>
                  <svg:desc>Sheet1.G47:Sheet1.H47</svg:desc>
                </draw:g>
              </table:table-cell>
              <table:table-cell office:value-type="string">
                <text:p>Anderson random</text:p>
                <text:list>
                  <text:list-item>
                    <text:p>Anderson</text:p>
                  </text:list-item>
                  <text:list-item>
                    <text:p>random</text:p>
                  </text:list-item>
                </text:list>
                <draw:g>
                  <svg:desc>Sheet1.G52:Sheet1.H52</svg:desc>
                </draw:g>
              </table:table-cell>
              <table:table-cell office:value-type="string">
                <text:p>Anderson last</text:p>
                <text:list>
                  <text:list-item>
                    <text:p>Anderson</text:p>
                  </text:list-item>
                  <text:list-item>
                    <text:p>last</text:p>
                  </text:list-item>
                </text:list>
                <draw:g>
                  <svg:desc>Sheet1.G57:Sheet1.H57</svg:desc>
                </draw:g>
              </table:table-cell>
              <table:table-cell office:value-type="string">
                <text:p>CLH lockfree</text:p>
                <text:list>
                  <text:list-item>
                    <text:p>CLH</text:p>
                  </text:list-item>
                  <text:list-item>
                    <text:p>lockfree</text:p>
                  </text:list-item>
                </text:list>
                <draw:g>
                  <svg:desc>Sheet1.G62:Sheet1.H62</svg:desc>
                </draw:g>
              </table:table-cell>
              <table:table-cell office:value-type="string">
                <text:p>CLH random</text:p>
                <text:list>
                  <text:list-item>
                    <text:p>CLH</text:p>
                  </text:list-item>
                  <text:list-item>
                    <text:p>random</text:p>
                  </text:list-item>
                </text:list>
                <draw:g>
                  <svg:desc>Sheet1.G67:Sheet1.H67</svg:desc>
                </draw:g>
              </table:table-cell>
              <table:table-cell office:value-type="string">
                <text:p>CLH last</text:p>
                <text:list>
                  <text:list-item>
                    <text:p>CLH</text:p>
                  </text:list-item>
                  <text:list-item>
                    <text:p>last</text:p>
                  </text:list-item>
                </text:list>
                <draw:g>
                  <svg:desc>Sheet1.G72:Sheet1.H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K2:Sheet1.K6</svg:desc>
                </draw:g>
              </table:table-cell>
              <table:table-cell office:value-type="float" office:value="0.960319943035895">
                <text:p>0.960319943035895</text:p>
                <draw:g>
                  <svg:desc>Sheet1.J152:Sheet1.J156</svg:desc>
                </draw:g>
              </table:table-cell>
              <table:table-cell office:value-type="float" office:value="0.92326078605313">
                <text:p>0.92326078605313</text:p>
                <draw:g>
                  <svg:desc>Sheet1.J157:Sheet1.J161</svg:desc>
                </draw:g>
              </table:table-cell>
              <table:table-cell office:value-type="float" office:value="0.958510842185182">
                <text:p>0.958510842185182</text:p>
                <draw:g>
                  <svg:desc>Sheet1.J162:Sheet1.J166</svg:desc>
                </draw:g>
              </table:table-cell>
              <table:table-cell office:value-type="float" office:value="0.921933252239669">
                <text:p>0.921933252239669</text:p>
                <draw:g>
                  <svg:desc>Sheet1.J167:Sheet1.J171</svg:desc>
                </draw:g>
              </table:table-cell>
              <table:table-cell office:value-type="float" office:value="0.906632303249116">
                <text:p>0.906632303249116</text:p>
                <draw:g>
                  <svg:desc>Sheet1.J172:Sheet1.J176</svg:desc>
                </draw:g>
              </table:table-cell>
              <table:table-cell office:value-type="float" office:value="0.929481722918274">
                <text:p>0.929481722918274</text:p>
                <draw:g>
                  <svg:desc>Sheet1.J177:Sheet1.J181</svg:desc>
                </draw:g>
              </table:table-cell>
              <table:table-cell office:value-type="float" office:value="0.92562772796106">
                <text:p>0.92562772796106</text:p>
                <draw:g>
                  <svg:desc>Sheet1.J182:Sheet1.J186</svg:desc>
                </draw:g>
              </table:table-cell>
              <table:table-cell office:value-type="float" office:value="0.913751552091421">
                <text:p>0.913751552091421</text:p>
                <draw:g>
                  <svg:desc>Sheet1.J187:Sheet1.J191</svg:desc>
                </draw:g>
              </table:table-cell>
              <table:table-cell office:value-type="float" office:value="0.945604633378487">
                <text:p>0.945604633378487</text:p>
                <draw:g>
                  <svg:desc>Sheet1.J192:Sheet1.J196</svg:desc>
                </draw:g>
              </table:table-cell>
              <table:table-cell office:value-type="float" office:value="0.946974075543844">
                <text:p>0.946974075543844</text:p>
                <draw:g>
                  <svg:desc>Sheet1.J197:Sheet1.J201</svg:desc>
                </draw:g>
              </table:table-cell>
              <table:table-cell office:value-type="float" office:value="0.923125230897352">
                <text:p>0.923125230897352</text:p>
                <draw:g>
                  <svg:desc>Sheet1.J202:Sheet1.J206</svg:desc>
                </draw:g>
              </table:table-cell>
              <table:table-cell office:value-type="float" office:value="0.934469590008791">
                <text:p>0.934469590008791</text:p>
                <draw:g>
                  <svg:desc>Sheet1.J207:Sheet1.J211</svg:desc>
                </draw:g>
              </table:table-cell>
              <table:table-cell office:value-type="float" office:value="0.939557742445851">
                <text:p>0.939557742445851</text:p>
                <draw:g>
                  <svg:desc>Sheet1.J212:Sheet1.J216</svg:desc>
                </draw:g>
              </table:table-cell>
              <table:table-cell office:value-type="float" office:value="0.951181253050189">
                <text:p>0.951181253050189</text:p>
                <draw:g>
                  <svg:desc>Sheet1.J217:Sheet1.J221</svg:desc>
                </draw:g>
              </table:table-cell>
              <table:table-cell office:value-type="float" office:value="0.951762486476173">
                <text:p>0.951762486476173</text:p>
                <draw:g>
                  <svg:desc>Sheet1.J222:Sheet1.J2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63440361612615">
                <text:p>1.63440361612615</text:p>
              </table:table-cell>
              <table:table-cell office:value-type="float" office:value="1.69737660641961">
                <text:p>1.69737660641961</text:p>
              </table:table-cell>
              <table:table-cell office:value-type="float" office:value="1.56241327459465">
                <text:p>1.56241327459465</text:p>
              </table:table-cell>
              <table:table-cell office:value-type="float" office:value="1.57638265095458">
                <text:p>1.57638265095458</text:p>
              </table:table-cell>
              <table:table-cell office:value-type="float" office:value="1.67104105212989">
                <text:p>1.67104105212989</text:p>
              </table:table-cell>
              <table:table-cell office:value-type="float" office:value="1.59817794568613">
                <text:p>1.59817794568613</text:p>
              </table:table-cell>
              <table:table-cell office:value-type="float" office:value="1.58876939200431">
                <text:p>1.58876939200431</text:p>
              </table:table-cell>
              <table:table-cell office:value-type="float" office:value="1.71106493871395">
                <text:p>1.71106493871395</text:p>
              </table:table-cell>
              <table:table-cell office:value-type="float" office:value="1.61752463840569">
                <text:p>1.61752463840569</text:p>
              </table:table-cell>
              <table:table-cell office:value-type="float" office:value="1.59632363485434">
                <text:p>1.59632363485434</text:p>
              </table:table-cell>
              <table:table-cell office:value-type="float" office:value="1.68900808584684">
                <text:p>1.68900808584684</text:p>
              </table:table-cell>
              <table:table-cell office:value-type="float" office:value="1.62551098876663">
                <text:p>1.62551098876663</text:p>
              </table:table-cell>
              <table:table-cell office:value-type="float" office:value="1.58322153705692">
                <text:p>1.58322153705692</text:p>
              </table:table-cell>
              <table:table-cell office:value-type="float" office:value="1.62668274351259">
                <text:p>1.62668274351259</text:p>
              </table:table-cell>
              <table:table-cell office:value-type="float" office:value="1.56460877418781">
                <text:p>1.56460877418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16074519583858">
                <text:p>2.16074519583858</text:p>
              </table:table-cell>
              <table:table-cell office:value-type="float" office:value="2.37433517050815">
                <text:p>2.37433517050815</text:p>
              </table:table-cell>
              <table:table-cell office:value-type="float" office:value="2.19505192079629">
                <text:p>2.19505192079629</text:p>
              </table:table-cell>
              <table:table-cell office:value-type="float" office:value="2.11050413955274">
                <text:p>2.11050413955274</text:p>
              </table:table-cell>
              <table:table-cell office:value-type="float" office:value="2.24814309204044">
                <text:p>2.24814309204044</text:p>
              </table:table-cell>
              <table:table-cell office:value-type="float" office:value="2.1942279676264">
                <text:p>2.1942279676264</text:p>
              </table:table-cell>
              <table:table-cell office:value-type="float" office:value="2.17697215700725">
                <text:p>2.17697215700725</text:p>
              </table:table-cell>
              <table:table-cell office:value-type="float" office:value="2.29518074034995">
                <text:p>2.29518074034995</text:p>
              </table:table-cell>
              <table:table-cell office:value-type="float" office:value="2.14234375887585">
                <text:p>2.14234375887585</text:p>
              </table:table-cell>
              <table:table-cell office:value-type="float" office:value="2.17462192628653">
                <text:p>2.17462192628653</text:p>
              </table:table-cell>
              <table:table-cell office:value-type="float" office:value="2.47006838557033">
                <text:p>2.47006838557033</text:p>
              </table:table-cell>
              <table:table-cell office:value-type="float" office:value="2.19810881147608">
                <text:p>2.19810881147608</text:p>
              </table:table-cell>
              <table:table-cell office:value-type="float" office:value="2.18581842956066">
                <text:p>2.18581842956066</text:p>
              </table:table-cell>
              <table:table-cell office:value-type="float" office:value="2.3904491575379">
                <text:p>2.3904491575379</text:p>
              </table:table-cell>
              <table:table-cell office:value-type="float" office:value="2.17656225603301">
                <text:p>2.17656225603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1507556250771">
                <text:p>3.1507556250771</text:p>
              </table:table-cell>
              <table:table-cell office:value-type="float" office:value="4.60364535463715">
                <text:p>4.60364535463715</text:p>
              </table:table-cell>
              <table:table-cell office:value-type="float" office:value="3.19827629783776">
                <text:p>3.19827629783776</text:p>
              </table:table-cell>
              <table:table-cell office:value-type="float" office:value="3.16899155433525">
                <text:p>3.16899155433525</text:p>
              </table:table-cell>
              <table:table-cell office:value-type="float" office:value="4.1161256635995">
                <text:p>4.1161256635995</text:p>
              </table:table-cell>
              <table:table-cell office:value-type="float" office:value="3.11812902756779">
                <text:p>3.11812902756779</text:p>
              </table:table-cell>
              <table:table-cell office:value-type="float" office:value="3.07315771047994">
                <text:p>3.07315771047994</text:p>
              </table:table-cell>
              <table:table-cell office:value-type="float" office:value="4.5106705912467">
                <text:p>4.5106705912467</text:p>
              </table:table-cell>
              <table:table-cell office:value-type="float" office:value="3.10347603675466">
                <text:p>3.10347603675466</text:p>
              </table:table-cell>
              <table:table-cell office:value-type="float" office:value="3.17878040489571">
                <text:p>3.17878040489571</text:p>
              </table:table-cell>
              <table:table-cell office:value-type="float" office:value="4.53700709656579">
                <text:p>4.53700709656579</text:p>
              </table:table-cell>
              <table:table-cell office:value-type="float" office:value="3.12289833062384">
                <text:p>3.12289833062384</text:p>
              </table:table-cell>
              <table:table-cell office:value-type="float" office:value="3.16240759896456">
                <text:p>3.16240759896456</text:p>
              </table:table-cell>
              <table:table-cell office:value-type="float" office:value="4.65293394762029">
                <text:p>4.65293394762029</text:p>
              </table:table-cell>
              <table:table-cell office:value-type="float" office:value="3.18915916846893">
                <text:p>3.18915916846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33702128777892">
                <text:p>6.33702128777892</text:p>
              </table:table-cell>
              <table:table-cell office:value-type="float" office:value="7.14774199260131">
                <text:p>7.14774199260131</text:p>
              </table:table-cell>
              <table:table-cell office:value-type="float" office:value="6.28182437198884">
                <text:p>6.28182437198884</text:p>
              </table:table-cell>
              <table:table-cell office:value-type="float" office:value="6.4189513984756">
                <text:p>6.4189513984756</text:p>
              </table:table-cell>
              <table:table-cell office:value-type="float" office:value="5.90986405752799">
                <text:p>5.90986405752799</text:p>
              </table:table-cell>
              <table:table-cell office:value-type="float" office:value="6.41642454019195">
                <text:p>6.41642454019195</text:p>
              </table:table-cell>
              <table:table-cell office:value-type="float" office:value="6.52071391193866">
                <text:p>6.52071391193866</text:p>
              </table:table-cell>
              <table:table-cell office:value-type="float" office:value="5.28287975347707">
                <text:p>5.28287975347707</text:p>
              </table:table-cell>
              <table:table-cell office:value-type="float" office:value="6.50307237046656">
                <text:p>6.50307237046656</text:p>
              </table:table-cell>
              <table:table-cell office:value-type="float" office:value="6.39940318356674">
                <text:p>6.39940318356674</text:p>
              </table:table-cell>
              <table:table-cell office:value-type="float" office:value="5.24979325498422">
                <text:p>5.24979325498422</text:p>
              </table:table-cell>
              <table:table-cell office:value-type="float" office:value="6.17268153196797">
                <text:p>6.17268153196797</text:p>
              </table:table-cell>
              <table:table-cell office:value-type="float" office:value="6.70309867744838">
                <text:p>6.70309867744838</text:p>
              </table:table-cell>
              <table:table-cell office:value-type="float" office:value="4.55742680543626">
                <text:p>4.55742680543626</text:p>
              </table:table-cell>
              <table:table-cell office:value-type="float" office:value="6.28010063129471">
                <text:p>6.280100631294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5.367cm" svg:y="0.39cm" chart:style-name="ch2">
          <text:p>Speedup vs. Threads (exponential)</text:p>
        </chart:title>
        <chart:subtitle svg:x="7.986cm" svg:y="1.449cm" chart:style-name="ch3">
          <text:p>W = 8000</text:p>
        </chart:subtitle>
        <chart:legend chart:legend-position="end" svg:x="13.659cm" svg:y="2.565cm" style:legend-expansion="high" chart:style-name="ch4"/>
        <chart:plot-area chart:style-name="ch5" table:cell-range-address="Sheet1.K2:Sheet1.K6 Sheet1.G2:Sheet1.H2 Sheet1.J227:Sheet1.J301 Sheet1.G7:Sheet1.H7 Sheet1.G12:Sheet1.H12 Sheet1.G17:Sheet1.H17 Sheet1.G22:Sheet1.H22 Sheet1.G27:Sheet1.H27 Sheet1.G32:Sheet1.H32 Sheet1.G37:Sheet1.H37 Sheet1.G42:Sheet1.H42 Sheet1.G47:Sheet1.H47 Sheet1.G52:Sheet1.H52 Sheet1.G57:Sheet1.H57 Sheet1.G62:Sheet1.H62 Sheet1.G67:Sheet1.H67 Sheet1.G72:Sheet1.H72" chart:data-source-has-labels="row" svg:x="1.366cm" svg:y="2.666cm" svg:width="11.583cm" svg:height="8.8cm">
          <chartooo:coordinate-region svg:x="1.987cm" svg:y="2.865cm" svg:width="10.775cm" svg:height="7.954cm"/>
          <chart:axis chart:dimension="x" chart:name="primary-x" chart:style-name="ch6">
            <chart:title svg:x="6.028cm" svg:y="11.72cm" chart:style-name="ch7">
              <text:p>threads (N + 1)</text:p>
            </chart:title>
            <chart:grid chart:style-name="ch8" chart:class="major"/>
          </chart:axis>
          <chart:axis chart:dimension="y" chart:name="primary-y" chart:style-name="ch6">
            <chart:title svg:x="0.451cm" svg:y="7.758cm" chart:style-name="ch9">
              <text:p>speedup</text:p>
            </chart:title>
            <chart:grid chart:style-name="ch8" chart:class="major"/>
          </chart:axis>
          <chart:series chart:style-name="ch10" chart:values-cell-range-address="Sheet1.J227:Sheet1.J231" chart:label-cell-address="Sheet1.G2:Sheet1.H2" chart:class="chart:scatter">
            <chart:domain table:cell-range-address="Sheet1.K2:Sheet1.K6"/>
            <chart:data-point chart:repeated="5"/>
          </chart:series>
          <chart:series chart:style-name="ch11" chart:values-cell-range-address="Sheet1.J232:Sheet1.J236" chart:label-cell-address="Sheet1.G7:Sheet1.H7" chart:class="chart:scatter">
            <chart:data-point chart:repeated="5"/>
          </chart:series>
          <chart:series chart:style-name="ch12" chart:values-cell-range-address="Sheet1.J237:Sheet1.J241" chart:label-cell-address="Sheet1.G12:Sheet1.H12" chart:class="chart:scatter">
            <chart:data-point chart:repeated="5"/>
          </chart:series>
          <chart:series chart:style-name="ch13" chart:values-cell-range-address="Sheet1.J242:Sheet1.J246" chart:label-cell-address="Sheet1.G17:Sheet1.H17" chart:class="chart:scatter">
            <chart:data-point chart:repeated="5"/>
          </chart:series>
          <chart:series chart:style-name="ch14" chart:values-cell-range-address="Sheet1.J247:Sheet1.J251" chart:label-cell-address="Sheet1.G22:Sheet1.H22" chart:class="chart:scatter">
            <chart:data-point chart:repeated="5"/>
          </chart:series>
          <chart:series chart:style-name="ch15" chart:values-cell-range-address="Sheet1.J252:Sheet1.J256" chart:label-cell-address="Sheet1.G27:Sheet1.H27" chart:class="chart:scatter">
            <chart:data-point chart:repeated="5"/>
          </chart:series>
          <chart:series chart:style-name="ch16" chart:values-cell-range-address="Sheet1.J257:Sheet1.J261" chart:label-cell-address="Sheet1.G32:Sheet1.H32" chart:class="chart:scatter">
            <chart:data-point chart:repeated="5"/>
          </chart:series>
          <chart:series chart:style-name="ch17" chart:values-cell-range-address="Sheet1.J262:Sheet1.J266" chart:label-cell-address="Sheet1.G37:Sheet1.H37" chart:class="chart:scatter">
            <chart:data-point chart:repeated="5"/>
          </chart:series>
          <chart:series chart:style-name="ch18" chart:values-cell-range-address="Sheet1.J267:Sheet1.J271" chart:label-cell-address="Sheet1.G42:Sheet1.H42" chart:class="chart:scatter">
            <chart:data-point chart:repeated="5"/>
          </chart:series>
          <chart:series chart:style-name="ch19" chart:values-cell-range-address="Sheet1.J272:Sheet1.J276" chart:label-cell-address="Sheet1.G47:Sheet1.H47" chart:class="chart:scatter">
            <chart:data-point chart:repeated="5"/>
          </chart:series>
          <chart:series chart:style-name="ch20" chart:values-cell-range-address="Sheet1.J277:Sheet1.J281" chart:label-cell-address="Sheet1.G52:Sheet1.H52" chart:class="chart:scatter">
            <chart:data-point chart:repeated="5"/>
          </chart:series>
          <chart:series chart:style-name="ch21" chart:values-cell-range-address="Sheet1.J282:Sheet1.J286" chart:label-cell-address="Sheet1.G57:Sheet1.H57" chart:class="chart:scatter">
            <chart:data-point chart:repeated="5"/>
          </chart:series>
          <chart:series chart:style-name="ch10" chart:values-cell-range-address="Sheet1.J287:Sheet1.J291" chart:label-cell-address="Sheet1.G62:Sheet1.H62" chart:class="chart:scatter">
            <chart:data-point chart:repeated="5"/>
          </chart:series>
          <chart:series chart:style-name="ch11" chart:values-cell-range-address="Sheet1.J292:Sheet1.J296" chart:label-cell-address="Sheet1.G67:Sheet1.H67" chart:class="chart:scatter">
            <chart:data-point chart:repeated="5"/>
          </chart:series>
          <chart:series chart:style-name="ch12" chart:values-cell-range-address="Sheet1.J297:Sheet1.J301" chart:label-cell-address="Sheet1.G72:Sheet1.H72" chart:class="chart:scatte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AS lockfree</text:p>
                <text:list>
                  <text:list-item>
                    <text:p>TAS</text:p>
                  </text:list-item>
                  <text:list-item>
                    <text:p>lockfree</text:p>
                  </text:list-item>
                </text:list>
                <draw:g>
                  <svg:desc>Sheet1.G2:Sheet1.H2</svg:desc>
                </draw:g>
              </table:table-cell>
              <table:table-cell office:value-type="string">
                <text:p>TAS random</text:p>
                <text:list>
                  <text:list-item>
                    <text:p>TAS</text:p>
                  </text:list-item>
                  <text:list-item>
                    <text:p>random</text:p>
                  </text:list-item>
                </text:list>
                <draw:g>
                  <svg:desc>Sheet1.G7:Sheet1.H7</svg:desc>
                </draw:g>
              </table:table-cell>
              <table:table-cell office:value-type="string">
                <text:p>TAS last</text:p>
                <text:list>
                  <text:list-item>
                    <text:p>TAS</text:p>
                  </text:list-item>
                  <text:list-item>
                    <text:p>last</text:p>
                  </text:list-item>
                </text:list>
                <draw:g>
                  <svg:desc>Sheet1.G12:Sheet1.H12</svg:desc>
                </draw:g>
              </table:table-cell>
              <table:table-cell office:value-type="string">
                <text:p>backoff lockfree</text:p>
                <text:list>
                  <text:list-item>
                    <text:p>backoff</text:p>
                  </text:list-item>
                  <text:list-item>
                    <text:p>lockfree</text:p>
                  </text:list-item>
                </text:list>
                <draw:g>
                  <svg:desc>Sheet1.G17:Sheet1.H17</svg:desc>
                </draw:g>
              </table:table-cell>
              <table:table-cell office:value-type="string">
                <text:p>backoff random</text:p>
                <text:list>
                  <text:list-item>
                    <text:p>backoff</text:p>
                  </text:list-item>
                  <text:list-item>
                    <text:p>random</text:p>
                  </text:list-item>
                </text:list>
                <draw:g>
                  <svg:desc>Sheet1.G22:Sheet1.H22</svg:desc>
                </draw:g>
              </table:table-cell>
              <table:table-cell office:value-type="string">
                <text:p>backoff last</text:p>
                <text:list>
                  <text:list-item>
                    <text:p>backoff</text:p>
                  </text:list-item>
                  <text:list-item>
                    <text:p>last</text:p>
                  </text:list-item>
                </text:list>
                <draw:g>
                  <svg:desc>Sheet1.G27:Sheet1.H27</svg:desc>
                </draw:g>
              </table:table-cell>
              <table:table-cell office:value-type="string">
                <text:p>mutex lockfree</text:p>
                <text:list>
                  <text:list-item>
                    <text:p>mutex</text:p>
                  </text:list-item>
                  <text:list-item>
                    <text:p>lockfree</text:p>
                  </text:list-item>
                </text:list>
                <draw:g>
                  <svg:desc>Sheet1.G32:Sheet1.H32</svg:desc>
                </draw:g>
              </table:table-cell>
              <table:table-cell office:value-type="string">
                <text:p>mutex random</text:p>
                <text:list>
                  <text:list-item>
                    <text:p>mutex</text:p>
                  </text:list-item>
                  <text:list-item>
                    <text:p>random</text:p>
                  </text:list-item>
                </text:list>
                <draw:g>
                  <svg:desc>Sheet1.G37:Sheet1.H37</svg:desc>
                </draw:g>
              </table:table-cell>
              <table:table-cell office:value-type="string">
                <text:p>mutex last</text:p>
                <text:list>
                  <text:list-item>
                    <text:p>mutex</text:p>
                  </text:list-item>
                  <text:list-item>
                    <text:p>last</text:p>
                  </text:list-item>
                </text:list>
                <draw:g>
                  <svg:desc>Sheet1.G42:Sheet1.H42</svg:desc>
                </draw:g>
              </table:table-cell>
              <table:table-cell office:value-type="string">
                <text:p>Anderson lockfree</text:p>
                <text:list>
                  <text:list-item>
                    <text:p>Anderson</text:p>
                  </text:list-item>
                  <text:list-item>
                    <text:p>lockfree</text:p>
                  </text:list-item>
                </text:list>
                <draw:g>
                  <svg:desc>Sheet1.G47:Sheet1.H47</svg:desc>
                </draw:g>
              </table:table-cell>
              <table:table-cell office:value-type="string">
                <text:p>Anderson random</text:p>
                <text:list>
                  <text:list-item>
                    <text:p>Anderson</text:p>
                  </text:list-item>
                  <text:list-item>
                    <text:p>random</text:p>
                  </text:list-item>
                </text:list>
                <draw:g>
                  <svg:desc>Sheet1.G52:Sheet1.H52</svg:desc>
                </draw:g>
              </table:table-cell>
              <table:table-cell office:value-type="string">
                <text:p>Anderson last</text:p>
                <text:list>
                  <text:list-item>
                    <text:p>Anderson</text:p>
                  </text:list-item>
                  <text:list-item>
                    <text:p>last</text:p>
                  </text:list-item>
                </text:list>
                <draw:g>
                  <svg:desc>Sheet1.G57:Sheet1.H57</svg:desc>
                </draw:g>
              </table:table-cell>
              <table:table-cell office:value-type="string">
                <text:p>CLH lockfree</text:p>
                <text:list>
                  <text:list-item>
                    <text:p>CLH</text:p>
                  </text:list-item>
                  <text:list-item>
                    <text:p>lockfree</text:p>
                  </text:list-item>
                </text:list>
                <draw:g>
                  <svg:desc>Sheet1.G62:Sheet1.H62</svg:desc>
                </draw:g>
              </table:table-cell>
              <table:table-cell office:value-type="string">
                <text:p>CLH random</text:p>
                <text:list>
                  <text:list-item>
                    <text:p>CLH</text:p>
                  </text:list-item>
                  <text:list-item>
                    <text:p>random</text:p>
                  </text:list-item>
                </text:list>
                <draw:g>
                  <svg:desc>Sheet1.G67:Sheet1.H67</svg:desc>
                </draw:g>
              </table:table-cell>
              <table:table-cell office:value-type="string">
                <text:p>CLH last</text:p>
                <text:list>
                  <text:list-item>
                    <text:p>CLH</text:p>
                  </text:list-item>
                  <text:list-item>
                    <text:p>last</text:p>
                  </text:list-item>
                </text:list>
                <draw:g>
                  <svg:desc>Sheet1.G72:Sheet1.H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K2:Sheet1.K6</svg:desc>
                </draw:g>
              </table:table-cell>
              <table:table-cell office:value-type="float" office:value="0.977990595394005">
                <text:p>0.977990595394005</text:p>
                <draw:g>
                  <svg:desc>Sheet1.J227:Sheet1.J231</svg:desc>
                </draw:g>
              </table:table-cell>
              <table:table-cell office:value-type="float" office:value="0.963081923110352">
                <text:p>0.963081923110352</text:p>
                <draw:g>
                  <svg:desc>Sheet1.J232:Sheet1.J236</svg:desc>
                </draw:g>
              </table:table-cell>
              <table:table-cell office:value-type="float" office:value="0.963568814942906">
                <text:p>0.963568814942906</text:p>
                <draw:g>
                  <svg:desc>Sheet1.J237:Sheet1.J241</svg:desc>
                </draw:g>
              </table:table-cell>
              <table:table-cell office:value-type="float" office:value="0.961091497739825">
                <text:p>0.961091497739825</text:p>
                <draw:g>
                  <svg:desc>Sheet1.J242:Sheet1.J246</svg:desc>
                </draw:g>
              </table:table-cell>
              <table:table-cell office:value-type="float" office:value="0.943387503199816">
                <text:p>0.943387503199816</text:p>
                <draw:g>
                  <svg:desc>Sheet1.J247:Sheet1.J251</svg:desc>
                </draw:g>
              </table:table-cell>
              <table:table-cell office:value-type="float" office:value="0.973156353212086">
                <text:p>0.973156353212086</text:p>
                <draw:g>
                  <svg:desc>Sheet1.J252:Sheet1.J256</svg:desc>
                </draw:g>
              </table:table-cell>
              <table:table-cell office:value-type="float" office:value="0.958400119189285">
                <text:p>0.958400119189285</text:p>
                <draw:g>
                  <svg:desc>Sheet1.J257:Sheet1.J261</svg:desc>
                </draw:g>
              </table:table-cell>
              <table:table-cell office:value-type="float" office:value="0.952896178958308">
                <text:p>0.952896178958308</text:p>
                <draw:g>
                  <svg:desc>Sheet1.J262:Sheet1.J266</svg:desc>
                </draw:g>
              </table:table-cell>
              <table:table-cell office:value-type="float" office:value="0.968068000570508">
                <text:p>0.968068000570508</text:p>
                <draw:g>
                  <svg:desc>Sheet1.J267:Sheet1.J271</svg:desc>
                </draw:g>
              </table:table-cell>
              <table:table-cell office:value-type="float" office:value="0.958253045770331">
                <text:p>0.958253045770331</text:p>
                <draw:g>
                  <svg:desc>Sheet1.J272:Sheet1.J276</svg:desc>
                </draw:g>
              </table:table-cell>
              <table:table-cell office:value-type="float" office:value="0.978177277761877">
                <text:p>0.978177277761877</text:p>
                <draw:g>
                  <svg:desc>Sheet1.J277:Sheet1.J281</svg:desc>
                </draw:g>
              </table:table-cell>
              <table:table-cell office:value-type="float" office:value="0.972567571353378">
                <text:p>0.972567571353378</text:p>
                <draw:g>
                  <svg:desc>Sheet1.J282:Sheet1.J286</svg:desc>
                </draw:g>
              </table:table-cell>
              <table:table-cell office:value-type="float" office:value="0.97426623367514">
                <text:p>0.97426623367514</text:p>
                <draw:g>
                  <svg:desc>Sheet1.J287:Sheet1.J291</svg:desc>
                </draw:g>
              </table:table-cell>
              <table:table-cell office:value-type="float" office:value="0.981507767980591">
                <text:p>0.981507767980591</text:p>
                <draw:g>
                  <svg:desc>Sheet1.J292:Sheet1.J296</svg:desc>
                </draw:g>
              </table:table-cell>
              <table:table-cell office:value-type="float" office:value="0.982942164461939">
                <text:p>0.982942164461939</text:p>
                <draw:g>
                  <svg:desc>Sheet1.J297:Sheet1.J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63465088441293">
                <text:p>1.63465088441293</text:p>
              </table:table-cell>
              <table:table-cell office:value-type="float" office:value="1.80379745247014">
                <text:p>1.80379745247014</text:p>
              </table:table-cell>
              <table:table-cell office:value-type="float" office:value="1.65123938359048">
                <text:p>1.65123938359048</text:p>
              </table:table-cell>
              <table:table-cell office:value-type="float" office:value="1.65428680826854">
                <text:p>1.65428680826854</text:p>
              </table:table-cell>
              <table:table-cell office:value-type="float" office:value="1.75736947580952">
                <text:p>1.75736947580952</text:p>
              </table:table-cell>
              <table:table-cell office:value-type="float" office:value="1.6404368494403">
                <text:p>1.6404368494403</text:p>
              </table:table-cell>
              <table:table-cell office:value-type="float" office:value="1.67557993067782">
                <text:p>1.67557993067782</text:p>
              </table:table-cell>
              <table:table-cell office:value-type="float" office:value="1.84908092331279">
                <text:p>1.84908092331279</text:p>
              </table:table-cell>
              <table:table-cell office:value-type="float" office:value="1.63791593383159">
                <text:p>1.63791593383159</text:p>
              </table:table-cell>
              <table:table-cell office:value-type="float" office:value="1.63031818048204">
                <text:p>1.63031818048204</text:p>
              </table:table-cell>
              <table:table-cell office:value-type="float" office:value="1.82445176229879">
                <text:p>1.82445176229879</text:p>
              </table:table-cell>
              <table:table-cell office:value-type="float" office:value="1.59191369067635">
                <text:p>1.59191369067635</text:p>
              </table:table-cell>
              <table:table-cell office:value-type="float" office:value="1.64128686782132">
                <text:p>1.64128686782132</text:p>
              </table:table-cell>
              <table:table-cell office:value-type="float" office:value="1.85957224833305">
                <text:p>1.85957224833305</text:p>
              </table:table-cell>
              <table:table-cell office:value-type="float" office:value="1.6577229682063">
                <text:p>1.6577229682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31331316342893">
                <text:p>2.31331316342893</text:p>
              </table:table-cell>
              <table:table-cell office:value-type="float" office:value="2.65968410994431">
                <text:p>2.65968410994431</text:p>
              </table:table-cell>
              <table:table-cell office:value-type="float" office:value="2.33941709354335">
                <text:p>2.33941709354335</text:p>
              </table:table-cell>
              <table:table-cell office:value-type="float" office:value="2.27657916811539">
                <text:p>2.27657916811539</text:p>
              </table:table-cell>
              <table:table-cell office:value-type="float" office:value="2.59870972873407">
                <text:p>2.59870972873407</text:p>
              </table:table-cell>
              <table:table-cell office:value-type="float" office:value="2.22755134960952">
                <text:p>2.22755134960952</text:p>
              </table:table-cell>
              <table:table-cell office:value-type="float" office:value="2.25993463823112">
                <text:p>2.25993463823112</text:p>
              </table:table-cell>
              <table:table-cell office:value-type="float" office:value="2.63114589160108">
                <text:p>2.63114589160108</text:p>
              </table:table-cell>
              <table:table-cell office:value-type="float" office:value="2.26191803105074">
                <text:p>2.26191803105074</text:p>
              </table:table-cell>
              <table:table-cell office:value-type="float" office:value="2.28843427404985">
                <text:p>2.28843427404985</text:p>
              </table:table-cell>
              <table:table-cell office:value-type="float" office:value="2.65309881812792">
                <text:p>2.65309881812792</text:p>
              </table:table-cell>
              <table:table-cell office:value-type="float" office:value="2.17323295177966">
                <text:p>2.17323295177966</text:p>
              </table:table-cell>
              <table:table-cell office:value-type="float" office:value="2.2219937025337">
                <text:p>2.2219937025337</text:p>
              </table:table-cell>
              <table:table-cell office:value-type="float" office:value="2.60787729085103">
                <text:p>2.60787729085103</text:p>
              </table:table-cell>
              <table:table-cell office:value-type="float" office:value="2.24791742824708">
                <text:p>2.24791742824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28161759407396">
                <text:p>3.28161759407396</text:p>
              </table:table-cell>
              <table:table-cell office:value-type="float" office:value="5.50155674725095">
                <text:p>5.50155674725095</text:p>
              </table:table-cell>
              <table:table-cell office:value-type="float" office:value="3.19034175538428">
                <text:p>3.19034175538428</text:p>
              </table:table-cell>
              <table:table-cell office:value-type="float" office:value="3.20298232049828">
                <text:p>3.20298232049828</text:p>
              </table:table-cell>
              <table:table-cell office:value-type="float" office:value="5.3041777624517">
                <text:p>5.3041777624517</text:p>
              </table:table-cell>
              <table:table-cell office:value-type="float" office:value="3.18024785296963">
                <text:p>3.18024785296963</text:p>
              </table:table-cell>
              <table:table-cell office:value-type="float" office:value="3.21547857530456">
                <text:p>3.21547857530456</text:p>
              </table:table-cell>
              <table:table-cell office:value-type="float" office:value="5.24414249226924">
                <text:p>5.24414249226924</text:p>
              </table:table-cell>
              <table:table-cell office:value-type="float" office:value="3.17622664444514">
                <text:p>3.17622664444514</text:p>
              </table:table-cell>
              <table:table-cell office:value-type="float" office:value="3.24071232876371">
                <text:p>3.24071232876371</text:p>
              </table:table-cell>
              <table:table-cell office:value-type="float" office:value="5.37184980159655">
                <text:p>5.37184980159655</text:p>
              </table:table-cell>
              <table:table-cell office:value-type="float" office:value="3.20714766664775">
                <text:p>3.20714766664775</text:p>
              </table:table-cell>
              <table:table-cell office:value-type="float" office:value="3.29043253389168">
                <text:p>3.29043253389168</text:p>
              </table:table-cell>
              <table:table-cell office:value-type="float" office:value="5.17459317269415">
                <text:p>5.17459317269415</text:p>
              </table:table-cell>
              <table:table-cell office:value-type="float" office:value="3.19170680746251">
                <text:p>3.19170680746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76703899580756">
                <text:p>6.76703899580756</text:p>
              </table:table-cell>
              <table:table-cell office:value-type="float" office:value="8.61006712267178">
                <text:p>8.61006712267178</text:p>
              </table:table-cell>
              <table:table-cell office:value-type="float" office:value="6.67300348964296">
                <text:p>6.67300348964296</text:p>
              </table:table-cell>
              <table:table-cell office:value-type="float" office:value="6.79863177494758">
                <text:p>6.79863177494758</text:p>
              </table:table-cell>
              <table:table-cell office:value-type="float" office:value="7.93266840665653">
                <text:p>7.93266840665653</text:p>
              </table:table-cell>
              <table:table-cell office:value-type="float" office:value="6.78074733617664">
                <text:p>6.78074733617664</text:p>
              </table:table-cell>
              <table:table-cell office:value-type="float" office:value="6.9737290831528">
                <text:p>6.9737290831528</text:p>
              </table:table-cell>
              <table:table-cell office:value-type="float" office:value="8.83827453056893">
                <text:p>8.83827453056893</text:p>
              </table:table-cell>
              <table:table-cell office:value-type="float" office:value="6.69864503023416">
                <text:p>6.69864503023416</text:p>
              </table:table-cell>
              <table:table-cell office:value-type="float" office:value="6.73738686224215">
                <text:p>6.73738686224215</text:p>
              </table:table-cell>
              <table:table-cell office:value-type="float" office:value="6.39709610512948">
                <text:p>6.39709610512948</text:p>
              </table:table-cell>
              <table:table-cell office:value-type="float" office:value="6.85537268811278">
                <text:p>6.85537268811278</text:p>
              </table:table-cell>
              <table:table-cell office:value-type="float" office:value="6.8490546065137">
                <text:p>6.8490546065137</text:p>
              </table:table-cell>
              <table:table-cell office:value-type="float" office:value="7.19274395533201">
                <text:p>7.19274395533201</text:p>
              </table:table-cell>
              <table:table-cell office:value-type="float" office:value="6.87999219450148">
                <text:p>6.879992194501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